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paragraph-properties fo:margin-left="0in" fo:margin-right="0in" fo:text-indent="0in" style:auto-text-indent="false"/>
    </style:style>
    <style:style style:name="P2" style:family="paragraph" style:parent-style-name="Plain_20_Text">
      <style:paragraph-properties fo:margin-left="0in" fo:margin-right="0in" fo:text-indent="0in" style:auto-text-indent="false"/>
      <style:text-properties officeooo:paragraph-rsid="00211772"/>
    </style:style>
    <style:style style:name="P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24766c"/>
    </style:style>
    <style:style style:name="P5" style:family="paragraph" style:parent-style-name="Plain_20_Text">
      <style:paragraph-properties fo:margin-left="0in" fo:margin-right="0in" fo:text-indent="0in" style:auto-text-indent="false"/>
      <style:text-properties style:font-name-asian="Courier New"/>
    </style:style>
    <style:style style:name="P6" style:family="paragraph" style:parent-style-name="Plain_20_Text">
      <style:paragraph-properties fo:margin-left="0in" fo:margin-right="0in" fo:text-indent="0in" style:auto-text-indent="false">
        <style:tab-stops>
          <style:tab-stop style:position="1.1252in"/>
        </style:tab-stops>
      </style:paragraph-properties>
      <style:text-properties style:font-name-asian="Courier New"/>
    </style:style>
    <style:style style:name="P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asian="Courier New"/>
    </style:style>
    <style:style style:name="P8" style:family="paragraph" style:parent-style-name="Plain_20_Text">
      <style:paragraph-properties fo:margin-left="0in" fo:margin-right="0in" fo:text-indent="0in" style:auto-text-indent="false"/>
      <style:text-properties officeooo:paragraph-rsid="0020b9ac"/>
    </style:style>
    <style:style style:name="P9"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211772" officeooo:paragraph-rsid="00211772" style:font-name-asian="Times New Roman" style:font-size-asian="10pt" style:font-name-complex="Courier New" style:font-size-complex="10pt" style:language-complex="ar" style:country-complex="SA"/>
    </style:style>
    <style:style style:name="P10" style:family="paragraph" style:parent-style-name="Plain_20_Text">
      <style:paragraph-properties fo:margin-left="0in" fo:margin-right="0in" fo:text-indent="0in" style:auto-text-indent="false"/>
      <style:text-properties officeooo:rsid="00211772" officeooo:paragraph-rsid="00211772"/>
    </style:style>
    <style:style style:name="P11" style:family="paragraph" style:parent-style-name="Plain_20_Text">
      <style:paragraph-properties fo:margin-left="0in" fo:margin-right="0in" fo:text-indent="0in" style:auto-text-indent="false">
        <style:tab-stops>
          <style:tab-stop style:position="1in"/>
          <style:tab-stop style:position="3.3752in"/>
        </style:tab-stops>
      </style:paragraph-properties>
      <style:text-properties officeooo:paragraph-rsid="00211772"/>
    </style:style>
    <style:style style:name="P12"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style>
    <style:style style:name="P13" style:family="paragraph" style:parent-style-name="Plain_20_Text">
      <style:paragraph-properties fo:margin-left="0in" fo:margin-right="0in" fo:text-indent="0in" style:auto-text-indent="false">
        <style:tab-stops>
          <style:tab-stop style:position="1.75in"/>
          <style:tab-stop style:position="3.6252in"/>
          <style:tab-stop style:position="4.3752in"/>
        </style:tab-stops>
      </style:paragraph-properties>
    </style:style>
    <style:style style:name="P14" style:family="paragraph" style:parent-style-name="Plain_20_Text">
      <style:paragraph-properties fo:margin-left="0in" fo:margin-right="0in" fo:text-indent="0in" style:auto-text-indent="false">
        <style:tab-stops>
          <style:tab-stop style:position="1.6252in"/>
        </style:tab-stops>
      </style:paragraph-properties>
      <style:text-properties fo:font-style="italic" style:font-style-asian="italic"/>
    </style:style>
    <style:style style:name="P1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style>
    <style:style style:name="P16"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text-properties fo:font-style="italic" style:font-style-asian="italic"/>
    </style:style>
    <style:style style:name="P1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font-style-complex="italic"/>
    </style:style>
    <style:style style:name="P18"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fo:background-color="#ffff00" style:font-style-asian="italic"/>
    </style:style>
    <style:style style:name="P19" style:family="paragraph" style:parent-style-name="Plain_20_Text">
      <style:paragraph-properties fo:margin-left="0in" fo:margin-right="0in" fo:text-indent="0in" style:auto-text-indent="false">
        <style:tab-stops>
          <style:tab-stop style:position="1.6252in"/>
        </style:tab-stops>
      </style:paragraph-properties>
    </style:style>
    <style:style style:name="P20"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style>
    <style:style style:name="P21"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font-weight-complex="bold"/>
    </style:style>
    <style:style style:name="P2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font-weight-complex="bold"/>
    </style:style>
    <style:style style:name="P2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24" style:family="paragraph" style:parent-style-name="Plain_20_Text">
      <style:paragraph-properties fo:margin-left="0in" fo:margin-right="0in" fo:text-indent="0in" style:auto-text-indent="false">
        <style:tab-stops>
          <style:tab-stop style:position="1.6252in"/>
        </style:tab-stops>
      </style:paragraph-properties>
      <style:text-properties style:font-name="Arial" fo:font-size="13pt" fo:font-weight="bold" style:font-size-asian="13pt" style:font-weight-asian="bold" style:font-name-complex="Arial" style:font-size-complex="13pt" style:font-weight-complex="bold"/>
    </style:style>
    <style:style style:name="P25" style:family="paragraph" style:parent-style-name="Plain_20_Text">
      <style:paragraph-properties fo:margin-left="0in" fo:margin-right="0in" fo:text-indent="0in" style:auto-text-indent="false">
        <style:tab-stops>
          <style:tab-stop style:position="1.6252in"/>
        </style:tab-stops>
      </style:paragraph-properties>
      <style:text-properties style:text-underline-style="solid" style:text-underline-width="auto" style:text-underline-color="font-color" fo:font-weight="bold" style:font-weight-asian="bold"/>
    </style:style>
    <style:style style:name="P26" style:family="paragraph" style:parent-style-name="Plain_20_Text">
      <style:paragraph-properties fo:margin-left="0in" fo:margin-right="0in" fo:text-indent="0in" style:auto-text-indent="false">
        <style:tab-stops>
          <style:tab-stop style:position="1.1252in"/>
        </style:tab-stops>
      </style:paragraph-properties>
      <style:text-properties style:text-underline-style="solid" style:text-underline-width="auto" style:text-underline-color="font-color" fo:font-weight="bold" style:font-weight-asian="bold"/>
    </style:style>
    <style:style style:name="P2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text-underline-style="solid" style:text-underline-width="auto" style:text-underline-color="font-color" fo:font-weight="bold" style:font-weight-asian="bold"/>
    </style:style>
    <style:style style:name="P28" style:family="paragraph" style:parent-style-name="Plain_20_Text">
      <style:paragraph-properties fo:margin-left="0in" fo:margin-right="0in" fo:text-indent="0in" style:auto-text-indent="false">
        <style:tab-stops>
          <style:tab-stop style:position="1.75in"/>
        </style:tab-stops>
      </style:paragraph-properties>
      <style:text-properties style:text-underline-style="solid" style:text-underline-width="auto" style:text-underline-color="font-color" fo:font-weight="bold" style:font-weight-asian="bold"/>
    </style:style>
    <style:style style:name="P29" style:family="paragraph" style:parent-style-name="Plain_20_Text">
      <style:paragraph-properties fo:margin-left="0in" fo:margin-right="0in" fo:text-indent="0in" style:auto-text-indent="false">
        <style:tab-stops>
          <style:tab-stop style:position="1.6252in"/>
          <style:tab-stop style:position="2.4917in"/>
        </style:tab-stops>
      </style:paragraph-properties>
    </style:style>
    <style:style style:name="P30" style:family="paragraph" style:parent-style-name="Plain_20_Text">
      <style:paragraph-properties fo:margin-left="0in" fo:margin-right="0in" fo:text-indent="0in" style:auto-text-indent="false">
        <style:tab-stops>
          <style:tab-stop style:position="1.6252in"/>
          <style:tab-stop style:position="2.5in"/>
        </style:tab-stops>
      </style:paragraph-properties>
    </style:style>
    <style:style style:name="P31" style:family="paragraph" style:parent-style-name="Plain_20_Text">
      <style:paragraph-properties fo:margin-left="0in" fo:margin-right="0in" fo:text-indent="0in" style:auto-text-indent="false">
        <style:tab-stops>
          <style:tab-stop style:position="1.6252in"/>
          <style:tab-stop style:position="2.4744in"/>
        </style:tab-stops>
      </style:paragraph-properties>
    </style:style>
    <style:style style:name="P32" style:family="paragraph" style:parent-style-name="Plain_20_Text">
      <style:paragraph-properties fo:margin-left="0in" fo:margin-right="0in" fo:text-indent="0in" style:auto-text-indent="false">
        <style:tab-stops>
          <style:tab-stop style:position="1.6252in"/>
          <style:tab-stop style:position="2.5091in"/>
        </style:tab-stops>
      </style:paragraph-properties>
    </style:style>
    <style:style style:name="P33" style:family="paragraph" style:parent-style-name="Plain_20_Text">
      <style:paragraph-properties fo:margin-left="0in" fo:margin-right="0in" fo:text-indent="0in" style:auto-text-indent="false">
        <style:tab-stops>
          <style:tab-stop style:position="1.6252in"/>
          <style:tab-stop style:position="2.4827in"/>
        </style:tab-stops>
      </style:paragraph-properties>
    </style:style>
    <style:style style:name="P34" style:family="paragraph" style:parent-style-name="Plain_20_Text">
      <style:paragraph-properties fo:margin-left="0in" fo:margin-right="0in" fo:text-indent="0in" style:auto-text-indent="false">
        <style:tab-stops>
          <style:tab-stop style:position="1.1252in"/>
        </style:tab-stops>
      </style:paragraph-properties>
    </style:style>
    <style:style style:name="P3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4766c" officeooo:paragraph-rsid="0024766c"/>
    </style:style>
    <style:style style:name="P3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37"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style>
    <style:style style:name="P38" style:family="paragraph" style:parent-style-name="Plain_20_Text">
      <style:paragraph-properties fo:margin-left="0in" fo:margin-right="0in" fo:text-indent="0in" style:auto-text-indent="false">
        <style:tab-stops>
          <style:tab-stop style:position="1in"/>
          <style:tab-stop style:position="2.5626in"/>
        </style:tab-stops>
      </style:paragraph-properties>
    </style:style>
    <style:style style:name="P39" style:family="paragraph" style:parent-style-name="Plain_20_Text">
      <style:paragraph-properties fo:margin-left="0in" fo:margin-right="0in" fo:text-indent="0in" style:auto-text-indent="false">
        <style:tab-stops>
          <style:tab-stop style:position="1.75in"/>
        </style:tab-stops>
      </style:paragraph-properties>
    </style:style>
    <style:style style:name="P4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background-color="#ffff00"/>
    </style:style>
    <style:style style:name="P4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80db7" officeooo:paragraph-rsid="00280db7"/>
    </style:style>
    <style:style style:name="P4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a3927" officeooo:paragraph-rsid="002a3927"/>
    </style:style>
    <style:style style:name="P43"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style>
    <style:style style:name="P44" style:family="paragraph" style:parent-style-name="Plain_20_Text">
      <style:paragraph-properties fo:margin-left="0in" fo:margin-right="0in" fo:text-indent="0in" style:auto-text-indent="false" fo:break-before="page"/>
    </style:style>
    <style:style style:name="P45" style:family="paragraph" style:parent-style-name="Plain_20_Text">
      <style:paragraph-properties fo:margin-left="0in" fo:margin-right="0in" fo:text-indent="0in" style:auto-text-indent="false" fo:break-before="page"/>
      <style:text-properties officeooo:paragraph-rsid="00211772"/>
    </style:style>
    <style:style style:name="P46" style:family="paragraph" style:parent-style-name="Plain_20_Text">
      <style:paragraph-properties fo:margin-left="0in" fo:margin-right="0in" fo:text-indent="0in" style:auto-text-indent="false" fo:break-before="page">
        <style:tab-stops>
          <style:tab-stop style:position="1.6252in"/>
        </style:tab-stops>
      </style:paragraph-properties>
    </style:style>
    <style:style style:name="P47" style:family="paragraph" style:parent-style-name="Plain_20_Text">
      <style:paragraph-properties fo:margin-left="0in" fo:margin-right="0in" fo:text-indent="0in" style:auto-text-indent="false" fo:break-before="page">
        <style:tab-stops>
          <style:tab-stop style:position="1.1252in"/>
        </style:tab-stops>
      </style:paragraph-properties>
    </style:style>
    <style:style style:name="P48"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49"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font-name="Consolas" style:font-name-complex="Consolas"/>
    </style:style>
    <style:style style:name="P50" style:family="paragraph" style:parent-style-name="Plain_20_Text">
      <style:paragraph-properties fo:margin-left="0in" fo:margin-right="0in" fo:text-indent="0in" style:auto-text-indent="false" fo:break-before="page">
        <style:tab-stops>
          <style:tab-stop style:position="1in"/>
          <style:tab-stop style:position="1.6874in"/>
          <style:tab-stop style:position="3.1252in"/>
        </style:tab-stops>
      </style:paragraph-properties>
    </style:style>
    <style:style style:name="P51" style:family="paragraph" style:parent-style-name="Plain_20_Text">
      <style:paragraph-properties fo:margin-left="0in" fo:margin-right="0in" fo:text-indent="0in" style:auto-text-indent="false" fo:break-before="page">
        <style:tab-stops>
          <style:tab-stop style:position="1in"/>
          <style:tab-stop style:position="2.5626in"/>
        </style:tab-stops>
      </style:paragraph-properties>
      <style:text-properties style:text-underline-style="solid" style:text-underline-width="auto" style:text-underline-color="font-color" fo:font-weight="bold" style:font-weight-asian="bold"/>
    </style:style>
    <style:style style:name="P52"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style:text-underline-style="solid" style:text-underline-width="auto" style:text-underline-color="font-color" fo:font-weight="bold" officeooo:paragraph-rsid="00211772" style:font-weight-asian="bold"/>
    </style:style>
    <style:style style:name="P53"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officeooo:paragraph-rsid="00211772"/>
    </style:style>
    <style:style style:name="P54"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55" style:family="paragraph" style:parent-style-name="Plain_20_Text" style:master-page-name="">
      <loext:graphic-properties draw:fill="none"/>
      <style:paragraph-properties fo:margin-left="1.6071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text-properties style:text-underline-style="solid" style:text-underline-width="auto" style:text-underline-color="font-color" fo:font-weight="bold" style:font-weight-asian="bold"/>
    </style:style>
    <style:style style:name="P56" style:family="paragraph" style:parent-style-name="Plain_20_Text">
      <loext:graphic-properties draw:fill="none"/>
      <style:paragraph-properties fo:margin-left="1.6071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57" style:family="paragraph" style:parent-style-name="Plain_20_Text" style:master-page-name="Standard">
      <style:paragraph-properties fo:margin-left="0in" fo:margin-right="0in" fo:text-indent="0in" style:auto-text-indent="false" style:page-number="auto"/>
    </style:style>
    <style:style style:name="P58" style:family="paragraph" style:parent-style-name="Plain_20_Text">
      <style:paragraph-properties fo:margin-left="0in" fo:margin-right="0in" fo:margin-top="0.0201in" fo:margin-bottom="0in" style:contextual-spacing="false" fo:text-indent="0in" style:auto-text-indent="false">
        <style:tab-stops>
          <style:tab-stop style:position="2in"/>
          <style:tab-stop style:position="3.6252in" style:type="right"/>
        </style:tab-stops>
      </style:paragraph-properties>
    </style:style>
    <style:style style:name="P5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60"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text-properties officeooo:paragraph-rsid="00244e40"/>
    </style:style>
    <style:style style:name="P61"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1.0591in"/>
        </style:tab-stops>
      </style:paragraph-properties>
    </style:style>
    <style:style style:name="P62"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1.0591in"/>
        </style:tab-stops>
      </style:paragraph-properties>
      <style:text-properties style:text-underline-style="solid" style:text-underline-width="auto" style:text-underline-color="font-color" fo:font-weight="bold" style:font-weight-asian="bold"/>
    </style:style>
    <style:style style:name="P63" style:family="paragraph" style:parent-style-name="Plain_20_Text">
      <style:paragraph-properties fo:margin-left="0in" fo:margin-right="0in" fo:text-indent="0in" style:auto-text-indent="false" fo:break-before="page">
        <style:tab-stops>
          <style:tab-stop style:position="1.1252in"/>
          <style:tab-stop style:position="2.75in"/>
          <style:tab-stop style:position="3.3752in"/>
        </style:tab-stops>
      </style:paragraph-properties>
      <style:text-properties officeooo:paragraph-rsid="00244e40"/>
    </style:style>
    <style:style style:name="T1" style:family="text">
      <style:text-properties style:font-name-asian="Courier New"/>
    </style:style>
    <style:style style:name="T2" style:family="text">
      <style:text-properties fo:background-color="#ffff00" loext:char-shading-value="0"/>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style-complex="italic" style:font-weight-complex="bold"/>
    </style:style>
    <style:style style:name="T6" style:family="text">
      <style:text-properties fo:font-weight="bold" fo:background-color="#ffff00" loext:char-shading-value="0"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fo:background-color="#ffff00" loext:char-shading-value="0" style:font-style-asian="italic"/>
    </style:style>
    <style:style style:name="T11" style:family="text">
      <style:text-properties fo:font-style="italic" fo:font-weight="bold" style:font-style-asian="italic" style:font-weight-asian="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style:font-name-asian="Courier New" style:font-weight-asian="bold"/>
    </style:style>
    <style:style style:name="T16" style:family="text">
      <style:text-properties style:font-weight-complex="bold"/>
    </style:style>
    <style:style style:name="T17" style:family="text">
      <style:text-properties style:font-style-complex="italic"/>
    </style:style>
    <style:style style:name="T18" style:family="text">
      <style:text-properties style:text-position="super 58%"/>
    </style:style>
    <style:style style:name="T19" style:family="text">
      <style:text-properties style:font-name="Consolas" style:font-name-complex="Consolas"/>
    </style:style>
    <style:style style:name="T20" style:family="text">
      <style:text-properties officeooo:rsid="001df728"/>
    </style:style>
    <style:style style:name="T21" style:family="text">
      <style:text-properties style:use-window-font-color="true" loext:opacity="0%" style:font-name="Courier New" fo:font-size="10pt" fo:language="en" fo:country="US" style:font-name-asian="Times New Roman" style:font-size-asian="10pt" style:font-name-complex="Courier New" style:font-size-complex="10pt" style:language-complex="ar" style:country-complex="SA"/>
    </style:style>
    <style:style style:name="T22" style:family="text">
      <style:text-properties style:use-window-font-color="true" loext:opacity="0%" style:font-name="Courier New" fo:font-size="10pt" fo:language="en" fo:country="US" officeooo:rsid="001df728" style:font-name-asian="Times New Roman" style:font-size-asian="10pt" style:font-name-complex="Courier New" style:font-size-complex="10pt" style:language-complex="ar" style:country-complex="SA"/>
    </style:style>
    <style:style style:name="T23" style:family="text">
      <style:text-properties style:use-window-font-color="true" loext:opacity="0%" style:font-name="Courier New" fo:font-size="10pt" fo:language="en" fo:country="US" officeooo:rsid="001e06bf" style:font-name-asian="Times New Roman" style:font-size-asian="10pt" style:font-name-complex="Courier New" style:font-size-complex="10pt" style:language-complex="ar" style:country-complex="SA"/>
    </style:style>
    <style:style style:name="T24" style:family="text">
      <style:text-properties style:use-window-font-color="true" loext:opacity="0%" style:font-name="Courier New" fo:font-size="10pt" fo:language="en" fo:country="US" officeooo:rsid="0020b9ac" style:font-name-asian="Times New Roman" style:font-size-asian="10pt" style:font-name-complex="Courier New" style:font-size-complex="10pt" style:language-complex="ar" style:country-complex="SA"/>
    </style:style>
    <style:style style:name="T25" style:family="text">
      <style:text-properties style:use-window-font-color="true" loext:opacity="0%" style:font-name="Courier New" fo:font-size="10pt" fo:language="en" fo:country="US" officeooo:rsid="00211772" style:font-name-asian="Times New Roman" style:font-size-asian="10pt" style:font-name-complex="Courier New" style:font-size-complex="10pt" style:language-complex="ar" style:country-complex="SA"/>
    </style:style>
    <style:style style:name="T26" style:family="text">
      <style:text-properties style:use-window-font-color="true" loext:opacity="0%" style:font-name="Courier New" fo:font-size="10pt" fo:language="en" fo:country="US" officeooo:rsid="0023ab46" style:font-name-asian="Times New Roman" style:font-size-asian="10pt" style:font-name-complex="Courier New" style:font-size-complex="10pt" style:language-complex="ar" style:country-complex="SA"/>
    </style:style>
    <style:style style:name="T27" style:family="text">
      <style:text-properties style:use-window-font-color="true" loext:opacity="0%" style:font-name="Courier New" fo:font-size="10pt" fo:language="en" fo:country="US" officeooo:rsid="002656bb" style:font-name-asian="Times New Roman" style:font-size-asian="10pt" style:font-name-complex="Courier New" style:font-size-complex="10pt" style:language-complex="ar" style:country-complex="SA"/>
    </style:style>
    <style:style style:name="T28" style:family="text">
      <style:text-properties style:use-window-font-color="true" loext:opacity="0%" style:font-name="Courier New" fo:font-size="10pt" fo:language="en" fo:country="US" officeooo:rsid="00280db7" style:font-name-asian="Times New Roman" style:font-size-asian="10pt" style:font-name-complex="Courier New" style:font-size-complex="10pt" style:language-complex="ar" style:country-complex="SA"/>
    </style:style>
    <style:style style:name="T29" style:family="text">
      <style:text-properties style:use-window-font-color="true" loext:opacity="0%" style:font-name="Courier New" fo:font-size="10pt" fo:language="en" fo:country="US" officeooo:rsid="00293b26" style:font-name-asian="Times New Roman" style:font-size-asian="10pt" style:font-name-complex="Courier New" style:font-size-complex="10pt" style:language-complex="ar" style:country-complex="SA"/>
    </style:style>
    <style:style style:name="T30" style:family="text">
      <style:text-properties style:use-window-font-color="true" loext:opacity="0%" style:font-name="Courier New" fo:font-size="10pt" fo:language="en" fo:country="US" officeooo:rsid="002a3927" style:font-name-asian="Times New Roman" style:font-size-asian="10pt" style:font-name-complex="Courier New" style:font-size-complex="10pt" style:language-complex="ar" style:country-complex="SA"/>
    </style:style>
    <style:style style:name="T31" style:family="text">
      <style:text-properties style:use-window-font-color="true" loext:opacity="0%" style:font-name="Courier New" fo:font-size="10pt" fo:language="en" fo:country="US" officeooo:rsid="002db4fe" style:font-name-asian="Times New Roman" style:font-size-asian="10pt" style:font-name-complex="Courier New" style:font-size-complex="10pt" style:language-complex="ar" style:country-complex="SA"/>
    </style:style>
    <style:style style:name="T32" style:family="text">
      <style:text-properties style:use-window-font-color="true" loext:opacity="0%" style:font-name="Courier New" fo:font-size="10pt" fo:language="en" fo:country="US" fo:font-style="normal" fo:font-weight="bold" officeooo:rsid="0024766c" style:font-name-asian="Times New Roman" style:font-size-asian="10pt" style:font-style-asian="normal" style:font-weight-asian="bold" style:font-name-complex="Courier New" style:font-size-complex="10pt" style:language-complex="ar" style:country-complex="SA" style:font-style-complex="normal"/>
    </style:style>
    <style:style style:name="T33" style:family="text">
      <style:text-properties officeooo:rsid="001e06bf"/>
    </style:style>
    <style:style style:name="T34" style:family="text">
      <style:text-properties officeooo:rsid="00211772"/>
    </style:style>
    <style:style style:name="T35" style:family="text">
      <style:text-properties officeooo:rsid="0024766c"/>
    </style:style>
    <style:style style:name="T36" style:family="text">
      <style:text-properties fo:font-style="normal" fo:font-weight="bold" style:font-style-asian="normal" style:font-weight-asian="bold" style:font-style-complex="normal"/>
    </style:style>
    <style:style style:name="T37" style:family="text">
      <style:text-properties officeooo:rsid="002656bb"/>
    </style:style>
    <style:style style:name="T38" style:family="text">
      <style:text-properties officeooo:rsid="00280db7"/>
    </style:style>
    <style:style style:name="T39" style:family="text">
      <style:text-properties officeooo:rsid="00293b26"/>
    </style:style>
    <style:style style:name="T40" style:family="text">
      <style:text-properties officeooo:rsid="002db4fe"/>
    </style:style>
    <style:style style:name="Sect1" style:family="section">
      <style:section-properties text:dont-balance-text-columns="false" style:editable="false">
        <style:columns fo:column-count="2" fo:column-gap="0in">
          <style:column style:rel-width="4290*" fo:start-indent="0in" fo:end-indent="0in"/>
          <style:column style:rel-width="4291*"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itle page (on dood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blication date: February 14, 1990</text:p>
      <text:p text:style-name="P1">Printed in United States of America</text:p>
      <text:p text:style-name="P1"/>
      <text:p text:style-name="P1">I Mark Bowren do not accept any responsibility for any damage done to the reader's files while using the program MDBASIC, utility programs or the information presented in this manual.</text:p>
      <text:p text:style-name="P1"/>
      <text:p text:style-name="P1">If you have any questions about the program MDBASIC or this book, you may write to:</text:p>
      <text:p text:style-name="P1"/>
      <text:p text:style-name="P1">Mark Bowren</text:p>
      <text:p text:style-name="P1"><text:a xlink:type="simple" xlink:href="mailto:mark@bowren.com" text:style-name="Internet_20_link" text:visited-style-name="Visited_20_Internet_20_Link"><text:span text:style-name="Internet_20_link">mark@bowren.com</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The program MDBASIC is dedicated to Kevin Dean Earley.</text:p>
      <text:p text:style-name="P44">TABLE OF CONTENTS</text:p>
      <text:p text:style-name="P1"/>
      <text:p text:style-name="P1"/>
      <text:p text:style-name="P1">PREFACE <text:s text:c="29"/>v</text:p>
      <text:p text:style-name="P1"/>
      <text:p text:style-name="P1">INSTALLING MDBASIC <text:s text:c="17"/>vi</text:p>
      <text:p text:style-name="P1"/>
      <text:p text:style-name="P1">MDBASIC COMMANDS <text:s text:c="20"/>1</text:p>
      <text:p text:style-name="P1"/>
      <text:p text:style-name="P1">APPENDIX A: SAVING SCREENS <text:s text:c="9"/>59</text:p>
      <text:p text:style-name="P1"/>
      <text:p text:style-name="P1">APPENDIX B: ERROR CODES &amp; MESSAGES <text:s/>61</text:p>
      <text:p text:style-name="P1"/>
      <text:p text:style-name="P1">APPENDIX C: DEC/HEX/BIN/ASCII <text:s text:c="6"/>63</text:p>
      <text:p text:style-name="P1"/>
      <text:p text:style-name="P1">APPENDIX D: GLOSSARY <text:s text:c="15"/>69</text:p>
      <text:p text:style-name="P1"/>
      <text:p text:style-name="P1">APPENDIX E: SAMPLE PROGRAMS:</text:p>
      <text:p text:style-name="P1"><text:span text:style-name="T1"><text:s text:c="12"/></text:span>Sprite Demo <text:s text:c="12"/>79</text:p>
      <text:p text:style-name="P1"><text:span text:style-name="T1"><text:s text:c="12"/></text:span>Bitmap Demo <text:s text:c="12"/>81</text:p>
      <text:p text:style-name="P1"><text:span text:style-name="T1"><text:s text:c="12"/></text:span>Sound Demo <text:s text:c="13"/>83</text:p>
      <text:p text:style-name="P1"/>
      <text:p text:style-name="P1">APPENDIX F: BIBLIOGRAPHY <text:s text:c="11"/>85</text:p>
      <text:p text:style-name="P44"><text:span text:style-name="Heading_20_1_20_Char">PREFACE</text:span></text:p>
      <text:p text:style-name="P1"><text:span text:style-name="Heading_20_1_20_Char"/></text:p>
      <text:p text:style-name="P1"/>
      <text:p text:style-name="P1">This book is written for the experienced BASIC programmer and is not considered an instructional guide for learning programming.</text:p>
      <text:p text:style-name="P1"/>
      <text:p text:style-name="P1">There are many different programs on the market that aid the programmer in certain areas of programming such as debugging, graphics, and sound, but there is no program on the market that puts all the features of the Commodore 64 together like MDBASIC. <text:s/>Finally, the full power of the C64 is available to the BASIC programmer.</text:p>
      <text:p text:style-name="P1"/>
      <text:p text:style-name="P1">MDBASIC stands for "Mark Daniel Bowren's All Purpose Symbolic Instruction Code." <text:s/>It is a program written to coexist with the Commodore 64's BASIC interpreter. <text:s/>All CBM BASIC commands can be used. MDBASIC extends the existing vocabulary of the computer.</text:p>
      <text:p text:style-name="P1"/>
      <text:p text:style-name="P1">MDBASIC is located at memory address $8000 (32768) to $BFFF (43008). <text:s/>Half of the program is written underneath ROM, but there were needs to use 8K of BASIC's RAM area. <text:s/>This leaves the user with 30719 bytes of memory for BASIC programs, but, as you will see when using MDBASIC, your programs will become much shorter and more efficient, which more than makes up for the loss of memory.</text:p>
      <text:p text:style-name="P1"/>
      <text:p text:style-name="P1">MDBASIC comes with 50+ commands, aiding the programmer with I/O, sound, text, sprites, redefined characters, bitmap screens, and programming-debugging. <text:s/>Many of the commands have multiple functions and do more than just one task, otherwise there would be over 100 commands to remember along with the syntax. <text:s/>Also, certain operands in a command can be omitted by using commas or truncating the remainder of the syntax. <text:s/>This feature is very helpful and allows one command to perform several separate tasks.</text:p>
      <text:p text:style-name="P1"/>
      <text:p text:style-name="P1">Along with the commands offered by MDBASIC is the aid of the eight function keys that can be individually assigned to a string of 15 characters, repeating keys, hexadecimal ($) and binary (%) number representation, and much more.</text:p>
      <text:p text:style-name="P1"/>
      <text:p text:style-name="P1">I feel once you have used MDBASIC and understand most of the commands, you will not go back to regular BASIC programming again.</text:p>
      <text:p text:style-name="P1"/>
      <text:p text:style-name="P1"/>
      <text:p text:style-name="P1"><text:span text:style-name="T1"><text:s text:c="47"/></text:span>Sincerely,</text:p>
      <text:p text:style-name="P1"/>
      <text:p text:style-name="P1"/>
      <text:p text:style-name="P1"/>
      <text:p text:style-name="P1"><text:span text:style-name="T1"><text:s text:c="47"/></text:span>Mark Bowren</text:p>
      <text:p text:style-name="P44"><text:span text:style-name="Heading_20_1_20_Char">INSTALLATION</text:span></text:p>
      <text:p text:style-name="P1"><text:span text:style-name="Heading_20_1_20_Char"/></text:p>
      <text:p text:style-name="P1"/>
      <text:p text:style-name="P1">To run MDBASIC from Commodore 64 <text:span text:style-name="T24">BASIC</text:span>, type the following:</text:p>
      <text:p text:style-name="P1"/>
      <text:p text:style-name="P1">LOAD"MDBASIC",8,1</text:p>
      <text:p text:style-name="P1"/>
      <text:p text:style-name="P1">SYS64738</text:p>
      <text:p text:style-name="P1"/>
      <text:p text:style-name="P1">MDBASIC will automatically initialize as if a cartridge is plugged in.</text:p>
      <text:p text:style-name="P1"/>
      <text:p text:style-name="P1">The following is a summary of the commands offered by MDBASIC, grouped together according to the tasks they perform:</text:p>
      <text:p text:style-name="P1"/>
      <text:p text:style-name="P1"><text:span text:style-name="T1"><text:s text:c="24"/></text:span>DEBUGGING/PROGRAMMING</text:p>
      <text:p text:style-name="P1"><text:span text:style-name="T1"><text:s text:c="15"/></text:span>VARS <text:s text:c="8"/>AUTO <text:s text:c="6"/>OLD <text:s text:c="6"/>KEY</text:p>
      <text:p text:style-name="P1"><text:span text:style-name="T1"><text:s text:c="15"/></text:span>TRACE <text:s text:c="7"/>FIND <text:s text:c="6"/>DELETE <text:s text:c="3"/>RENUM</text:p>
      <text:p text:style-name="P1"><text:span text:style-name="T1"><text:s text:c="15"/></text:span>ON ERROR <text:s text:c="4"/>MERGE</text:p>
      <text:p text:style-name="P1"/>
      <text:p text:style-name="P1"><text:span text:style-name="T1"><text:s text:c="28"/></text:span>GRAPHICS/TEXT</text:p>
      <text:p text:style-name="P1"><text:span text:style-name="T1"><text:s text:c="15"/></text:span>TEXT <text:s text:c="8"/>CIRCLE <text:s text:c="4"/>SCREEN <text:s text:c="3"/>DRAW</text:p>
      <text:p text:style-name="P1"><text:span text:style-name="T1"><text:s text:c="15"/></text:span>PAINT <text:s text:c="7"/>LINE <text:s text:c="6"/>PLOT <text:s text:c="5"/>MAPCOL</text:p>
      <text:p text:style-name="P1"><text:span text:style-name="T1"><text:s text:c="15"/></text:span>BITMAP <text:s text:c="6"/>MULTI <text:s text:c="5"/>DESIGN <text:s text:c="3"/>ON COLLISION</text:p>
      <text:p text:style-name="P1"><text:span text:style-name="T1"><text:s text:c="15"/></text:span>SCROLL <text:s text:c="6"/>EXPAND <text:s text:c="4"/>SPRITE <text:s text:c="3"/>MOVE</text:p>
      <text:p text:style-name="P1"><text:span text:style-name="T1"><text:s text:c="15"/></text:span>COLOR <text:s text:c="7"/>LOCATE <text:s text:c="4"/>FILL</text:p>
      <text:p text:style-name="P1"/>
      <text:p text:style-name="P1"><text:span text:style-name="T1"><text:s text:c="32"/></text:span>SOUND</text:p>
      <text:p text:style-name="P1"><text:span text:style-name="T1"><text:s text:c="15"/></text:span>VOL <text:s text:c="9"/>PLAY <text:s text:c="6"/>SOUND <text:s text:c="4"/>ENVELOPE</text:p>
      <text:p text:style-name="P1"><text:span text:style-name="T1"><text:s text:c="15"/></text:span>PULSE <text:s text:c="7"/>FILTER</text:p>
      <text:p text:style-name="P1"/>
      <text:p text:style-name="P1"><text:span text:style-name="T1"><text:s text:c="28"/></text:span>INPUT/OUTPUT</text:p>
      <text:p text:style-name="P1"><text:span text:style-name="T1"><text:s text:c="15"/></text:span>FILES <text:s text:c="7"/>DISK <text:s text:c="6"/>DUMP <text:s text:c="5"/>LINE INPUT</text:p>
      <text:p text:style-name="P1"><text:span text:style-name="T1"><text:s text:c="15"/></text:span>JOY <text:s text:c="9"/>POT <text:s text:c="7"/>PEN <text:s text:c="6"/>ON KEY</text:p>
      <text:p text:style-name="P1"><text:span text:style-name="T1"><text:s text:c="15"/></text:span>CSR <text:s text:c="9"/>INSTR</text:p>
      <text:p text:style-name="P5"><text:s text:c="15"/></text:p>
      <text:p text:style-name="P1"><text:span text:style-name="T1"><text:s text:c="28"/></text:span>MISCELLANEOUS</text:p>
      <text:p text:style-name="P1"><text:span text:style-name="T1"><text:s text:c="15"/></text:span>RESTORE <text:s text:c="5"/>SWAP <text:s text:c="6"/>DELAY <text:s text:c="4"/>ELSE</text:p>
      <text:p text:style-name="P1"><text:span text:style-name="T1"><text:s text:c="15"/></text:span>RESUME <text:s text:c="6"/>HEX$ <text:s text:c="6"/>RUN</text:p>
      <text:p text:style-name="P1"/>
      <text:p text:style-name="P1"/>
      <text:p text:style-name="P1">MDBASIC comes with the following programs to aid the programmer:</text:p>
      <text:p text:style-name="P1"/>
      <text:p text:style-name="P8">"CUSTOMIZE"</text:p>
      <text:p text:style-name="P8"><text:s text:c="2"/>customize boot-up colors &amp; function key assignments</text:p>
      <text:p text:style-name="P8"/>
      <text:p text:style-name="P8">"CHARACTER EDITOR"</text:p>
      <text:p text:style-name="P8"><text:s text:c="2"/>designs hires/multicolor characters &amp; gives data</text:p>
      <text:p text:style-name="P8"/>
      <text:p text:style-name="P8">"SPRITE EDITOR"</text:p>
      <text:p text:style-name="P8"><text:s text:c="2"/>designs hires/multicolor sprites &amp; gives data</text:p>
      <text:p text:style-name="P1"/>
      <text:p text:style-name="P45"><text:span text:style-name="Heading_20_1_20_Char"><text:span text:style-name="T34">FEATURES</text:span></text:span></text:p>
      <text:p text:style-name="P2"><text:span text:style-name="Heading_20_1_20_Char"/></text:p>
      <text:p text:style-name="P2"/>
      <text:p text:style-name="P2">MDBASIC <text:span text:style-name="T25">modifies some</text:span> Commodore 64 <text:span text:style-name="T24">BASIC </text:span><text:span text:style-name="T25">statements to extend the capabilities. Below is a brief summary:</text:span></text:p>
      <text:p text:style-name="P9"/>
      <text:p text:style-name="P9">Device Numbers for loading &amp; saving special data:</text:p>
      <text:p text:style-name="P9"><text:tab/>2<text:tab/>Text screen &amp; colors including background &amp; border</text:p>
      <text:p text:style-name="P10"><text:span text:style-name="T21"><text:tab/>3<text:tab/>Character designs (</text:span><text:span text:style-name="T26">after </text:span><text:span text:style-name="T21">using DESIGN command)</text:span></text:p>
      <text:p text:style-name="P9"><text:tab/>4<text:tab/>Bitmap images complete with color &amp; mode</text:p>
      <text:p text:style-name="P9"/>
      <text:p text:style-name="P9">SAVE “MYSCREEN”,8,2 <text:s/>:REM SAVE CURRENT TEXT SCREEN TO FILE</text:p>
      <text:p text:style-name="P9"/>
      <text:p text:style-name="P9">LOAD “MYBITMAP”,8,4 <text:s/>:REM LOAD &amp; SHOW BITMAP FROM FILE</text:p>
      <text:p text:style-name="P9"/>
      <text:p text:style-name="P9"/>
      <text:p text:style-name="P9">When loading files, the start &amp; end address will be displayed after loading is complete. For example:</text:p>
      <text:p text:style-name="P9"/>
      <text:p text:style-name="P9">LOAD”MYPRG”,8,1 <text:s/>:REM FILE DETERMINES WHERE IN MEM AS USUAL</text:p>
      <text:p text:style-name="P9"/>
      <text:p text:style-name="P9">LOADING 49152-50059</text:p>
      <text:p text:style-name="P9"/>
      <text:p text:style-name="P9">READY.</text:p>
      <text:p text:style-name="P9"/>
      <text:p text:style-name="P9"/>
      <text:p text:style-name="P9"/>
      <text:p text:style-name="P9"><text:s/></text:p>
      <text:p text:style-name="P2"/>
      <text:p text:style-name="P2"><text:span text:style-name="Heading_20_1_20_Char"/></text:p>
      <text:p text:style-name="P2"><text:span text:style-name="Heading_20_1_20_Char"/></text:p>
      <text:p text:style-name="P44"><text:span text:style-name="Heading_20_1_20_Char">ENVELOPE</text:span></text:p>
      <text:p text:style-name="P1"><text:span text:style-name="Heading_20_1_20_Char"/></text:p>
      <text:p text:style-name="P1"/>
      <text:p text:style-name="P1"><text:span text:style-name="Heading_20_3_20_Char">PURPOSE:</text:span></text:p>
      <text:p text:style-name="P1"><text:span text:style-name="Heading_20_3_20_Char"/></text:p>
      <text:p text:style-name="P1">To set the duration of the volume envelop phases (attack, decay, sustain, release) for a given voice.</text:p>
      <text:p text:style-name="P1"/>
      <text:p text:style-name="P1"/>
      <text:p text:style-name="P1"><text:span text:style-name="Heading_20_3_20_Char">SYNTAX:</text:span></text:p>
      <text:p text:style-name="P1"><text:span text:style-name="Heading_20_3_20_Char"/></text:p>
      <text:p text:style-name="P1"><text:span text:style-name="T3">ENVELOPE</text:span> [<text:span text:style-name="T7">voice#], [attack], [decay]</text:span> </text:p>
      <text:p text:style-name="P1"><text:span text:style-name="T3">ENVELOPE</text:span> [<text:span text:style-name="T7">voice#], [attack], [decay], [sustain], [release]</text:span></text:p>
      <text:p text:style-name="P1"/>
      <text:p text:style-name="P1"/>
      <text:p text:style-name="P1"><text:span text:style-name="Heading_20_3_20_Char">DESCRIPTION:</text:span></text:p>
      <text:p text:style-name="P1"><text:span text:style-name="Heading_20_3_20_Char"/></text:p>
      <text:p text:style-name="P1">When a note is played on a musical instrument, the volume does not suddenly rise to a peak and then cut off to zero. <text:s/>Rather, the volume builds to a peak, levels off to an intermediate value, and then fades away. <text:s/>This creates what is known as a volume envelope.</text:p>
      <text:p text:style-name="P1"/>
      <text:p text:style-name="P1">The first phase of the envelope, in which the volume builds to a peak, is known as the attack phase. <text:s/>The second, in which it declines to an intermediate level, is called the decay phase. <text:s/>The third, in which the intermediate level of volume is held, is known as the sustain period. <text:s/>The final interval, in which the sound fades away, is called the release part of the cycle.</text:p>
      <text:p text:style-name="P1"/>
      <text:p text:style-name="P1"><text:span text:style-name="T7">voice#</text:span> (1-3) selects which voice will have the settings.</text:p>
      <text:p text:style-name="P1"/>
      <text:p text:style-name="P1"><text:span text:style-name="T7">attack</text:span> (0-15) is time over which the volume of the tone will rise from 0 to its peak. <text:s/>The 16 durations to choose from set the elapsed time of this cycle as follows:</text:p>
      <text:p text:style-name="P1"/>
      <text:p text:style-name="P52"/>
      <text:p text:style-name="P52">VALUE<text:tab/>DURATION_____</text:p>
      <text:p text:style-name="P53">0<text:tab/>0.002 seconds</text:p>
      <text:p text:style-name="P53">1<text:tab/>0.008 seconds</text:p>
      <text:p text:style-name="P53">2<text:tab/>0.016 seconds</text:p>
      <text:p text:style-name="P53">3<text:tab/>0.024 seconds</text:p>
      <text:p text:style-name="P53">4<text:tab/>0.038 seconds</text:p>
      <text:p text:style-name="P53">5<text:tab/>0.056 seconds</text:p>
      <text:p text:style-name="P53">6<text:tab/>0.068 seconds</text:p>
      <text:p text:style-name="P53">7<text:tab/>0.080 seconds</text:p>
      <text:p text:style-name="P11">8<text:tab/>0.10 seconds</text:p>
      <text:p text:style-name="P11">9<text:tab/>0.25 seconds</text:p>
      <text:p text:style-name="P11">10<text:tab/>0.50 seconds</text:p>
      <text:p text:style-name="P11">11<text:tab/>0.08 seconds</text:p>
      <text:p text:style-name="P11">12<text:tab/>1.00 seconds</text:p>
      <text:p text:style-name="P11">13<text:tab/>3.00 seconds</text:p>
      <text:p text:style-name="P11">14<text:tab/>5.00 seconds</text:p>
      <text:p text:style-name="P11">15<text:tab/>8.00 seconds</text:p>
      <text:p text:style-name="P60"><text:span text:style-name="T7"/></text:p>
      <text:p text:style-name="P63"><text:span text:style-name="T7">decay</text:span> is the time over which the volume of the tone declines from the peak reached in the attack phase to the sustain level. <text:s/>The 16 durations to choose from set the elapsed time of this cycle as follows:</text:p>
      <text:p text:style-name="P12"/>
      <text:p text:style-name="P13"><text:span text:style-name="T13">VALUE<text:tab/>DURATION_____</text:span><text:span text:style-name="T3"><text:tab/></text:span><text:span text:style-name="T13">VALUE<text:tab/>DURATION_____</text:span></text:p>
      <text:p text:style-name="P13">0<text:tab/>0.006 seconds<text:tab/>8<text:tab/> 0.30 seconds</text:p>
      <text:p text:style-name="P13">1<text:tab/>0.024 seconds<text:tab/>9<text:tab/> 0.75 seconds</text:p>
      <text:p text:style-name="P13">2<text:tab/>0.048 seconds<text:tab/>10<text:tab/> 1.50 seconds</text:p>
      <text:p text:style-name="P13">3<text:tab/>0.972 seconds<text:tab/>11<text:tab/> 2.40 seconds</text:p>
      <text:p text:style-name="P13">4<text:tab/>0.114 seconds<text:tab/>12<text:tab/> 3.00 seconds</text:p>
      <text:p text:style-name="P13">5<text:tab/>0.168 seconds<text:tab/>13<text:tab/> 9.00 seconds</text:p>
      <text:p text:style-name="P13">6<text:tab/>0.204 seconds<text:tab/>14<text:tab/>15.00 seconds</text:p>
      <text:p text:style-name="P13">7<text:tab/>0.240 seconds<text:tab/>15<text:tab/>24.00 seconds</text:p>
      <text:p text:style-name="P14"/>
      <text:p text:style-name="P19"><text:span text:style-name="T7">sustain</text:span> (0-15) selects the volume level at which the note is sustained. <text:s/>Following the decay cycle, the volume of the output of the voice will remain at the selected sustain level until the release cycle is started using the WAVE command (page 57).</text:p>
      <text:p text:style-name="P19"/>
      <text:p text:style-name="P19"><text:span text:style-name="T7">release</text:span> (0-15) is the duration of time in which the volume fades from the sustain level to near zero volume. <text:s/>The duration of the release cycle corresponds to the values 0-15 in the decay chart.</text:p>
      <text:p text:style-name="P19"/>
      <text:p text:style-name="P19">The attack, decay, sustain cycle is started by the WAVE command (page 57) by setting the gate operand=1. <text:s/>The sound being emitted will stay at the sustain volume until the release cycle is starting with gate=0.</text:p>
      <text:p text:style-name="P19"/>
      <text:p text:style-name="P19">You may notice the volume of the sound does not quite get to 0 at the</text:p>
      <text:p text:style-name="P19">end of the release cycle, and you may need to turn off the sound to</text:p>
      <text:p text:style-name="P19">get rid of the residual noise. <text:s/>This can be done by setting the waveform, frequency or volume to zero. </text:p>
      <text:p text:style-name="P19"/>
      <text:p text:style-name="P19"><text:span text:style-name="T3">NOTE</text:span>: Sound registers cannot be read, only written to. <text:s/>You must supply all parameters for this command even when changing only one of them.</text:p>
      <text:p text:style-name="P19"/>
      <text:p text:style-name="P19"/>
      <text:p text:style-name="P19"><text:span text:style-name="Heading_20_3_20_Char">EXAMPLE:</text:span></text:p>
      <text:p text:style-name="P19"><text:span text:style-name="Heading_20_3_20_Char"/></text:p>
      <text:p text:style-name="P19">ENVELOPE 1,15,15,15,15 <text:s text:c="6"/>:REM maximum values for all settings </text:p>
      <text:p text:style-name="P19">ENVELOPE 3,0,0,0,0 <text:s text:c="10"/>:REM clear voice#3's envelope</text:p>
      <text:p text:style-name="P46"><text:span text:style-name="Heading_20_1_20_Char">AUTO</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automatically generate line numbers with a specified increment while typing in a program.</text:p>
      <text:p text:style-name="P19"/>
      <text:p text:style-name="P19"/>
      <text:p text:style-name="P19">SYNTAX:</text:p>
      <text:p text:style-name="P19"/>
      <text:p text:style-name="P20">AUTO</text:p>
      <text:p text:style-name="P20">AUTO ON</text:p>
      <text:p text:style-name="P20">AUTO OFF</text:p>
      <text:p text:style-name="P19"><text:span text:style-name="T3">AUTO</text:span> <text:span text:style-name="T7">[increment]</text:span></text:p>
      <text:p text:style-name="P19"/>
      <text:p text:style-name="P19"/>
      <text:p text:style-name="P19"><text:span text:style-name="Heading_20_3_20_Char">DESCRIPTION:</text:span></text:p>
      <text:p text:style-name="P19"><text:span text:style-name="Heading_20_3_20_Char"/></text:p>
      <text:p text:style-name="P19">When making a BASIC program, every line must start with a line number. <text:s/>Line numbers may be incremented in any step while programming. <text:s/>AUTO is helpful because it automatically displays the next line number that is to follow the line that was just entered.</text:p>
      <text:p text:style-name="P19"/>
      <text:p text:style-name="P19">AUTO ON turns auto-line numbering on with an increment of 10. <text:s/>This command is not necessary if an increment other than 10 is desired.</text:p>
      <text:p text:style-name="P19"/>
      <text:p text:style-name="P19">AUTO OFF turns auto-line numbering off.</text:p>
      <text:p text:style-name="P19"/>
      <text:p text:style-name="P19"><text:span text:style-name="T7">increment</text:span> is the number of lines that will be added to the last line entered to calculate the next line number. <text:s/>Line numbers range from 0-63999, so it is not advisable to have increments higher than 1000, especially with long programs.</text:p>
      <text:p text:style-name="P19"/>
      <text:p text:style-name="P19">The programmer must type in the first line number, or hit return on the current working line number for the next line to be displayed.</text:p>
      <text:p text:style-name="P19"/>
      <text:p text:style-name="P19"/>
      <text:p text:style-name="P19"><text:span text:style-name="Heading_20_3_20_Char">EXAMPLE:</text:span></text:p>
      <text:p text:style-name="P19"><text:span text:style-name="Heading_20_3_20_Char"/></text:p>
      <text:p text:style-name="P19">AUTO 10 <text:s text:c="4"/>:REM sets auto-line numbering with increments of 10</text:p>
      <text:p text:style-name="P19">AUTO 1000 <text:s text:c="2"/>:REM sets auto-line numbering with increments of 1000</text:p>
      <text:p text:style-name="P19">AUTO OFF <text:s text:c="3"/>:REM disables auto-numbering</text:p>
      <text:p text:style-name="P46"><text:span text:style-name="Heading_20_1_20_Char">BITMAP</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Selects bit mapped graphics mode, changes color of bitmapped screen and/or clears the current bit mapped display.</text:p>
      <text:p text:style-name="P19"/>
      <text:p text:style-name="P19"/>
      <text:p text:style-name="P19"><text:span text:style-name="Heading_20_3_20_Char">SYNTAX:</text:span></text:p>
      <text:p text:style-name="P19"><text:span text:style-name="Heading_20_3_20_Char"/></text:p>
      <text:p text:style-name="P20">BITMAP CLR</text:p>
      <text:p text:style-name="P19"><text:span text:style-name="T3">BITMAP</text:span> <text:span text:style-name="T7">colorMode, backgroundColor</text:span></text:p>
      <text:p text:style-name="P19"/>
      <text:p text:style-name="P19"/>
      <text:p text:style-name="P19"><text:span text:style-name="Heading_20_3_20_Char">DESCRIPTION:</text:span></text:p>
      <text:p text:style-name="P19"><text:span text:style-name="Heading_20_3_20_Char"/></text:p>
      <text:p text:style-name="P19">Bit Mapping is the method in which each possible dot (pixel) of resolution on the screen is assigned its own bit (location) in memory. <text:s/>There are two types of bitmaps available on the C64, they are:</text:p>
      <text:p text:style-name="P19"><text:span text:style-name="T1"><text:s text:c="2"/></text:span>1) Standard (high resolution) bit mapped mode (320 X 200)</text:p>
      <text:p text:style-name="P19"><text:span text:style-name="T1"><text:s text:c="2"/></text:span>2) Multicolor bit mapped mode (160 X 200)</text:p>
      <text:p text:style-name="P19"/>
      <text:p text:style-name="P19">Standard has greater resolution, but fewer color selections. <text:s/>Multicolor has a greater number of colors that can fit into an 8 X 8 square at a cost of losing half of its horizontal resolution.</text:p>
      <text:p text:style-name="P19"/>
      <text:p text:style-name="P19"><text:span text:style-name="T7">BITMAP CLR </text:span>is used to clear the dots on a BITMAP.</text:p>
      <text:p text:style-name="P19"/>
      <text:p text:style-name="P19"><text:span text:style-name="T8">colorMode (0=hires, 1=multicolor)</text:span> selects the type of bitmap. In hires mode the resolution is 320x200. In multicolor mode the resolution is 160x100. <text:s/>The first dot is at coordinate 0,0. </text:p>
      <text:p text:style-name="P19"/>
      <text:p text:style-name="P19"><text:span text:style-name="T8">backgroundColor (0-15)</text:span> selects the background color of the bitmap screen. <text:s/>See the COLOR command (page 6) for the list of background colors.</text:p>
      <text:p text:style-name="P19"/>
      <text:p text:style-name="P19">Refer to the MAPCOL command to change the colors being used for plotting. </text:p>
      <text:p text:style-name="P19">When in multicolor mode, all commands like CIRCLE, LINE, PLOT, etc., can select colors using the optional color operand at the end of each command.</text:p>
      <text:p text:style-name="P19"/>
      <text:p text:style-name="P19"><text:span text:style-name="Heading_20_3_20_Char">EXAMPLE:</text:span></text:p>
      <text:p text:style-name="P19"><text:span text:style-name="Heading_20_3_20_Char"/></text:p>
      <text:p text:style-name="P19">BITMAP CLR <text:s text:c="3"/>:REM clear the current bitmap dots</text:p>
      <text:p text:style-name="P19">BITMAP 0 <text:s text:c="5"/>:REM switch display to hires bitmap mode</text:p>
      <text:p text:style-name="P19">BITMAP 0,1 <text:s text:c="3"/>:REM switch to hires bitmap mode with a white background</text:p>
      <text:p text:style-name="P19">BITMAP 1,0 <text:s text:c="3"/>:REM switch to multicolor bitmap mode with black bkgnd</text:p>
      <text:p text:style-name="P46"><text:span text:style-name="Heading_20_1_20_Char">CIRCLE</text:span></text:p>
      <text:p text:style-name="P19"><text:span text:style-name="Heading_20_1_20_Char"/></text:p>
      <text:p text:style-name="P19"/>
      <text:p text:style-name="P24">PURPOSE:</text:p>
      <text:p text:style-name="P24"/>
      <text:p text:style-name="P19">To draw circles on a bitmap screen.</text:p>
      <text:p text:style-name="P19"/>
      <text:p text:style-name="P19"/>
      <text:p text:style-name="P19"><text:span text:style-name="Heading_20_3_20_Char">SYNTAX:</text:span></text:p>
      <text:p text:style-name="P19"><text:span text:style-name="Heading_20_3_20_Char"/></text:p>
      <text:p text:style-name="P19"><text:span text:style-name="T3">CIRCLE</text:span> <text:span text:style-name="T7">[x], [y], [xr], [yr], [plot type], [color]</text:span></text:p>
      <text:p text:style-name="P19"/>
      <text:p text:style-name="P19"/>
      <text:p text:style-name="P19"><text:span text:style-name="Heading_20_3_20_Char">DESCRIPTION:</text:span></text:p>
      <text:p text:style-name="P19"><text:span text:style-name="Heading_20_3_20_Char"/></text:p>
      <text:p text:style-name="P19"><text:span text:style-name="T7">x</text:span> &amp; <text:span text:style-name="T7">y</text:span> are the coordinates for the center of the circle to be drawn.</text:p>
      <text:p text:style-name="P19">(x=0-319 : y=0-199) hi-res mode; (x=0-159 : y=0-99) multicolor mode.</text:p>
      <text:p text:style-name="P19"/>
      <text:p text:style-name="P19"/>
      <text:p text:style-name="P19"><text:span text:style-name="T7">xr</text:span> (0-255) &amp; yr (0-255) define the size of the x radius and y radius. <text:s/>This is the distance from the center point to the outer edge of the circle. <text:s/>Many different circle shapes can be drawn by varying these values.</text:p>
      <text:p text:style-name="P19"/>
      <text:p text:style-name="P19"><text:span text:style-name="T7">plot type</text:span> (0-2) is the manner that the dots will be drawn as follows:</text:p>
      <text:p text:style-name="P19"><text:span text:style-name="T1"><text:s text:c="2"/></text:span>0 = Erase dot(s)</text:p>
      <text:p text:style-name="P19"><text:span text:style-name="T1"><text:s text:c="2"/></text:span>1 = Draw dot(s)</text:p>
      <text:p text:style-name="P19"><text:span text:style-name="T1"><text:s text:c="2"/></text:span>2 = Flip dot(s) (reverses current condition: on=off, off=on)</text:p>
      <text:p text:style-name="P19"/>
      <text:p text:style-name="P19"><text:span text:style-name="T7">color</text:span> (0-15 in hires mode; 0-3 in multicolor mode), selects the color for the line. <text:s/>In multicolor mode, the colors 1-3 will correspond to the colors c1-c3, which are selected by the MULTI BITMAP or MAPCOL command. <text:s/>If the color=0 the dots will be drawn with the color of the background, which is selected using the COLOR command.</text:p>
      <text:p text:style-name="P19"/>
      <text:p text:style-name="P19"/>
      <text:p text:style-name="P19"><text:span text:style-name="Heading_20_3_20_Char">EXAMPLE:</text:span></text:p>
      <text:p text:style-name="P19"><text:span text:style-name="Heading_20_3_20_Char"/></text:p>
      <text:p text:style-name="P19">CIRCLE 160,100,50,40 <text:s text:c="5"/>:REM makes a circle in the center of the screen</text:p>
      <text:p text:style-name="P19">CIRCLE 160,100,50,40,0 <text:s text:c="3"/>:REM erases the previous circle</text:p>
      <text:p text:style-name="P19">CIRCLE 0,0,10,10,6 <text:s text:c="7"/>:REM draws 1/4 blue circle in top-left corner</text:p>
      <text:p text:style-name="P46"><text:span text:style-name="Heading_20_1_20_Char">COLOR</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select colors for the character, background, and border; also turns on/off flashing characters.</text:p>
      <text:p text:style-name="P19"/>
      <text:p text:style-name="P19"/>
      <text:p text:style-name="P19"><text:span text:style-name="Heading_20_3_20_Char">SYNTAX:</text:span></text:p>
      <text:p text:style-name="P19"><text:span text:style-name="Heading_20_3_20_Char"/></text:p>
      <text:p text:style-name="P19"><text:span text:style-name="T3">COLOR</text:span> <text:span text:style-name="T7">[character color], [background color], [border color]</text:span></text:p>
      <text:p text:style-name="P19"/>
      <text:p text:style-name="P19"/>
      <text:p text:style-name="P19"><text:span text:style-name="Heading_20_3_20_Char">DESCRIPTION:</text:span></text:p>
      <text:p text:style-name="P19"><text:span text:style-name="Heading_20_3_20_Char"/></text:p>
      <text:p text:style-name="P19"><text:span text:style-name="T7">character color</text:span> (0-<text:span text:style-name="T22">31</text:span>) changes the character color. <text:span text:style-name="T20">Colors 0-15 </text:span><text:span text:style-name="T22">are listed in the</text:span><text:span text:style-name="T20"> table below. Colors 16</text:span><text:span text:style-name="T22">-</text:span><text:span text:style-name="T20">31 toggle the flash mode for the colors listed in the table below. For example, to toggle the flashing mode for the color red, add 16 to the value: COLOR 2+16. If the color is not currently flashing it will begin flashing, otherwise it will stop flashing. </text:span><text:span text:style-name="T33">This effects all characters on the screen having the same color. There is no function to return the state of the flash mode for each color so the programmer will have to track the state in a variable.</text:span></text:p>
      <text:p text:style-name="P19"/>
      <text:p text:style-name="P19"><text:span text:style-name="T7">background color</text:span> (0-15) changes the background color.</text:p>
      <text:p text:style-name="P19"/>
      <text:p text:style-name="P19"><text:span text:style-name="T7">border color</text:span> (0-15) changes the border color.</text:p>
      <text:p text:style-name="P19"/>
      <text:p text:style-name="P19">The following is a table of the colors &amp; their numbers:</text:p>
      <text:p text:style-name="P25">VALUE<text:tab/>COLOR<text:tab/>VALUE<text:tab/>COLOR_____</text:p>
      <text:p text:style-name="P29">0<text:tab/>black<text:tab/>8<text:tab/>orange</text:p>
      <text:p text:style-name="P30">1<text:tab/>white<text:tab/>9<text:tab/>brown</text:p>
      <text:p text:style-name="P31">2<text:tab/>red<text:tab/>10<text:tab/>light red</text:p>
      <text:p text:style-name="P32">3<text:tab/>cyan<text:tab/>11<text:tab/>grey 1</text:p>
      <text:p text:style-name="P30">4<text:tab/>purple<text:tab/>12<text:tab/>grey 2</text:p>
      <text:p text:style-name="P30">5<text:tab/>green<text:tab/>13<text:tab/>light green</text:p>
      <text:p text:style-name="P33">6<text:tab/>blue<text:tab/>14<text:tab/>light blue</text:p>
      <text:p text:style-name="P29">7<text:tab/>yellow<text:tab/>15<text:tab/>grey 3</text:p>
      <text:p text:style-name="P19">(add 16 to <text:span text:style-name="T22">toggle the</text:span> flashing <text:span text:style-name="T20">mode for </text:span>character color)</text:p>
      <text:p text:style-name="P19"/>
      <text:p text:style-name="P19"/>
      <text:p text:style-name="P19"><text:span text:style-name="Heading_20_3_20_Char">EXAMPLE:</text:span></text:p>
      <text:p text:style-name="P19"><text:span text:style-name="Heading_20_3_20_Char"/></text:p>
      <text:p text:style-name="P19">COLOR ,14 <text:s text:c="6"/>:REM select light blue background only</text:p>
      <text:p text:style-name="P19">COLOR 1 <text:span text:style-name="T23">OR</text:span><text:span text:style-name="T20"> 16</text:span> <text:s text:c="2"/>:REM <text:span text:style-name="T22">toggle flashing for</text:span> <text:span text:style-name="T22">all</text:span> white characters</text:p>
      <text:p text:style-name="P19"/>
      <text:p text:style-name="P47"><text:span text:style-name="Heading_20_1_20_Char">CSR()</text:span></text:p>
      <text:p text:style-name="P34"><text:span text:style-name="Heading_20_1_20_Char"/></text:p>
      <text:p text:style-name="P34"/>
      <text:p text:style-name="P34"><text:span text:style-name="Heading_20_3_20_Char">PURPOSE:</text:span></text:p>
      <text:p text:style-name="P34"><text:span text:style-name="Heading_20_3_20_Char"/></text:p>
      <text:p text:style-name="P34">To return cursor information.</text:p>
      <text:p text:style-name="P34"/>
      <text:p text:style-name="P34"/>
      <text:p text:style-name="P34"><text:span text:style-name="Heading_20_3_20_Char">SYNTAX:</text:span></text:p>
      <text:p text:style-name="P34"><text:span text:style-name="Heading_20_3_20_Char"/></text:p>
      <text:p text:style-name="P34">i = <text:span text:style-name="T3">CSR(</text:span><text:span text:style-name="T7">n</text:span><text:span text:style-name="T3">)</text:span> </text:p>
      <text:p text:style-name="P34"/>
      <text:p text:style-name="P34"/>
      <text:p text:style-name="P34"><text:span text:style-name="Heading_20_3_20_Char">DESCRIPTION:</text:span></text:p>
      <text:p text:style-name="P34"><text:span text:style-name="Heading_20_3_20_Char"/></text:p>
      <text:p text:style-name="P34"><text:span text:style-name="T7">n</text:span> (0-7) selects the piece of information about the cursor. The same information can be read directly from memory registers using PEEK statements. This function helps reduce the use of PEEK statements so that the programmer does not have to concern themselves with which memory locations hold the data. It also makes the program more readable.</text:p>
      <text:p text:style-name="P6"><text:s/></text:p>
      <text:p text:style-name="P26">VALUE<text:tab/>INFORMATION__________________</text:p>
      <text:p text:style-name="P34">0<text:tab/>cursor logical column number (0-79) same as POS function</text:p>
      <text:p text:style-name="P34">1<text:tab/>cursor physical line number (0-24)</text:p>
      <text:p text:style-name="P34">2<text:tab/>cursor blink mode 0=off, 1=on</text:p>
      <text:p text:style-name="P34">3<text:tab/>maximum column number for current line (39 or 79)</text:p>
      <text:p text:style-name="P34">4<text:tab/>character scan code under cursor (while blinking)</text:p>
      <text:p text:style-name="P34">5<text:tab/>cursor physical column number (0-39)</text:p>
      <text:p text:style-name="P34">6<text:tab/>character color (0-15) under cursor (while blinking)</text:p>
      <text:p text:style-name="P34">7<text:tab/>address in RAM for the first character on the cursor line</text:p>
      <text:p text:style-name="P34"/>
      <text:p text:style-name="P34">The distinction between logical and physical is based on how the line editor works in the C64. When you type characters beyond the last physical column a new line is inserted giving you up to 80 characters for the logical line. The first character on this second logical line is at the 41<text:span text:style-name="T18">st</text:span> position (value of 40 since it is a zero-based index). The physical column however is at the first position which is 0. This is a calculated value. If the logical column is greater than 39 then the physical column is 40-logical column, otherwise the physical column equals the logical column. </text:p>
      <text:p text:style-name="P34"/>
      <text:p text:style-name="P19"/>
      <text:p text:style-name="P19"><text:span text:style-name="Heading_20_3_20_Char">EXAMPLE:</text:span></text:p>
      <text:p text:style-name="P19"><text:span text:style-name="Heading_20_3_20_Char"/></text:p>
      <text:p text:style-name="P19">L% = CSR(1) <text:s text:c="4"/>:REM physical line#</text:p>
      <text:p text:style-name="P19">C% = CSR(5) <text:s text:c="4"/>:REM physical column# (not same as logical POS())</text:p>
      <text:p text:style-name="P19"/>
      <text:p text:style-name="P46"><text:span text:style-name="Heading_20_1_20_Char">DELAY</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Perform a pause in program execution for a specified amount of time.</text:p>
      <text:p text:style-name="P19"/>
      <text:p text:style-name="P19"/>
      <text:p text:style-name="P19"><text:span text:style-name="Heading_20_3_20_Char">SYNTAX:</text:span></text:p>
      <text:p text:style-name="P19"><text:span text:style-name="Heading_20_3_20_Char"/></text:p>
      <text:p text:style-name="P19"><text:span text:style-name="T3">DELAY</text:span> <text:span text:style-name="T7">[time]</text:span></text:p>
      <text:p text:style-name="P19"/>
      <text:p text:style-name="P19"/>
      <text:p text:style-name="P19"><text:span text:style-name="Heading_20_3_20_Char">DESCRIPTION:</text:span></text:p>
      <text:p text:style-name="P19"><text:span text:style-name="Heading_20_3_20_Char"/></text:p>
      <text:p text:style-name="P19">DELAY has many applications in programming. <text:s/>Allowing time for the user to read the screen, a tone to sound, and slowing down programming are typical applications of this command. <text:s/>DELAY allows the user to perform a delay without using a FOR/NEXT loop, which would use a variable, and the actual time would have to be calculated through trial &amp; error to see the duration.</text:p>
      <text:p text:style-name="P19"/>
      <text:p text:style-name="P19"><text:span text:style-name="T7">time</text:span> (0-65535) is an unsigned integer of the number jiffies to wait. Any value outside this range will result in an ILLEGAL QUANITY ERROR.</text:p>
      <text:p text:style-name="P19"/>
      <text:p text:style-name="P19"/>
      <text:p text:style-name="P19"><text:span text:style-name="Heading_20_3_20_Char">EXAMPLE:</text:span></text:p>
      <text:p text:style-name="P19"><text:span text:style-name="Heading_20_3_20_Char"/></text:p>
      <text:p text:style-name="P19">DELAY 300 <text:s text:c="5"/>:REM wait for 5 seconds</text:p>
      <text:p text:style-name="P19">DELAY 60 <text:s text:c="6"/>:REM wait for one second</text:p>
      <text:p text:style-name="P19">DELAY 30 <text:s text:c="6"/>:REM wait for half a second </text:p>
      <text:p text:style-name="P19">DELAY 1 <text:s text:c="7"/>:REM wait for 1/60 of a second</text:p>
      <text:p text:style-name="P46"><text:span text:style-name="Heading_20_1_20_Char">DELETE</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move a line or group of lines from a program.</text:p>
      <text:p text:style-name="P19"/>
      <text:p text:style-name="P19"/>
      <text:p text:style-name="P19"><text:span text:style-name="Heading_20_3_20_Char">SYNTAX:</text:span></text:p>
      <text:p text:style-name="P19"><text:span text:style-name="Heading_20_3_20_Char"/></text:p>
      <text:p text:style-name="P20">DELETE</text:p>
      <text:p text:style-name="P19"><text:span text:style-name="T3">DELETE</text:span> <text:span text:style-name="T7">[line#]</text:span></text:p>
      <text:p text:style-name="P19"><text:span text:style-name="T3">DELETE</text:span> <text:span text:style-name="T7">[start]</text:span><text:span text:style-name="T11">-</text:span><text:span text:style-name="T7">[stop]</text:span></text:p>
      <text:p text:style-name="P19"><text:span text:style-name="T3">DELETE</text:span> <text:span text:style-name="T7">[start-]</text:span></text:p>
      <text:p text:style-name="P19"/>
      <text:p text:style-name="P19"/>
      <text:p text:style-name="P19"><text:span text:style-name="Heading_20_3_20_Char">DESCRIPTION:</text:span></text:p>
      <text:p text:style-name="P19"><text:span text:style-name="Heading_20_3_20_Char"/></text:p>
      <text:p text:style-name="P19">DELETE aids the programmer when editing a program. <text:s/>Any line or groups of lines may be removed from the program rapidly.</text:p>
      <text:p text:style-name="P19"/>
      <text:p text:style-name="P19">DELETE used alone does the same task as NEW.</text:p>
      <text:p text:style-name="P19"/>
      <text:p text:style-name="P19"><text:span text:style-name="T7">line#</text:span> is the line to delete.</text:p>
      <text:p text:style-name="P19"/>
      <text:p text:style-name="P19"><text:span text:style-name="T7">start</text:span> is the first line to be deleted. <text:s/>This value may be omitted if the first line to delete is the first line in the program.</text:p>
      <text:p text:style-name="P19"/>
      <text:p text:style-name="P19"><text:span text:style-name="T7">stop</text:span> is the last line to be deleted. <text:s/>This value may be omitted if the last line to delete is the last line in the program.</text:p>
      <text:p text:style-name="P19"/>
      <text:p text:style-name="P19">MDBASIC always returns to direct mode after the DELETE command is executed because the program is changed &amp; the variables are lost.</text:p>
      <text:p text:style-name="P19"/>
      <text:p text:style-name="P19"/>
      <text:p text:style-name="P19"><text:span text:style-name="Heading_20_3_20_Char">EXAMPLE:</text:span></text:p>
      <text:p text:style-name="P19"><text:span text:style-name="Heading_20_3_20_Char"/></text:p>
      <text:p text:style-name="P19">DELETE 50 <text:s text:c="6"/>:REM delete line 40</text:p>
      <text:p text:style-name="P19">DELETE <text:s text:c="9"/>:REM deletes entire program</text:p>
      <text:p text:style-name="P19">DELETE 10-70 <text:s text:c="3"/>:REM deletes lines 10 thru 70</text:p>
      <text:p text:style-name="P19">DELETE -100 <text:s text:c="4"/>:REM deletes all lines up to line 100</text:p>
      <text:p text:style-name="P46"><text:span text:style-name="Heading_20_1_20_Char">DESIGN</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redefine a character's shape and/or select redefined character mode.</text:p>
      <text:p text:style-name="P19"/>
      <text:p text:style-name="P19"/>
      <text:p text:style-name="P19"><text:span text:style-name="Heading_20_3_20_Char">SYNTAX:</text:span></text:p>
      <text:p text:style-name="P19"><text:span text:style-name="Heading_20_3_20_Char"/></text:p>
      <text:p text:style-name="P20">DESIGN ON</text:p>
      <text:p text:style-name="P20">DESIGN OFF</text:p>
      <text:p text:style-name="P21">DESIGN NEW</text:p>
      <text:p text:style-name="P19"><text:span text:style-name="T3">DESIGN</text:span> <text:span text:style-name="T7">[poke code], [d0], [d1], [d2], [d3], [d4], [d5], [d6], [d7]</text:span></text:p>
      <text:p text:style-name="P19"/>
      <text:p text:style-name="P19"/>
      <text:p text:style-name="P19"><text:span text:style-name="Heading_20_3_20_Char">DESCRIPTION:</text:span></text:p>
      <text:p text:style-name="P19"><text:span text:style-name="Heading_20_3_20_Char"/></text:p>
      <text:p text:style-name="P19">Each character is formed by an 8 x 8 grid of dots, where each dot can be on or off. The data is stored in 8 bytes. <text:s/>The bits that make up each byte will decide what the character looks like. An example of the letter A is shown below:</text:p>
      <text:p text:style-name="P19"/>
      <text:p text:style-name="P19"><text:span text:style-name="T15"><text:s/></text:span><text:span text:style-name="T13">IMAGE <text:s text:c="5"/>BINARY <text:s text:c="6"/>DATA</text:span></text:p>
      <text:p text:style-name="P19">...**... <text:s text:c="3"/>00011000 <text:s text:c="6"/>24</text:p>
      <text:p text:style-name="P19">..****.. <text:s text:c="3"/>00111100 <text:s text:c="6"/>60</text:p>
      <text:p text:style-name="P19">.**..**. <text:s text:c="3"/>01100110 <text:s text:c="5"/>102</text:p>
      <text:p text:style-name="P19">.******. <text:s text:c="3"/>01111110 <text:s text:c="5"/>126</text:p>
      <text:p text:style-name="P19">.**..**. <text:s text:c="3"/>01100110 <text:s text:c="5"/>102</text:p>
      <text:p text:style-name="P19">.**..**. <text:s text:c="3"/>01100110 <text:s text:c="5"/>102</text:p>
      <text:p text:style-name="P19">.**..**. <text:s text:c="3"/>01100110 <text:s text:c="5"/>102</text:p>
      <text:p text:style-name="P19">........ <text:s text:c="3"/>00000000 <text:s text:c="7"/>0</text:p>
      <text:p text:style-name="P19"><text:span text:style-name="T1"><text:s/></text:span>(*=bit on <text:s/>.=bit off)</text:p>
      <text:p text:style-name="P19"/>
      <text:p text:style-name="P19"/>
      <text:p text:style-name="P19">DESIGN ON turns on redefined character mode allowing the programmer to change any or all of the existing characters in upper &amp; lower case as well as the graphics character set. <text:s/>This mode has its own text screen so upon entry, the screen will consist of the characters that were printed on it, allowing the programmer to have two full screens of text to work with if desired. <text:s/>If this screen has not been used before, most likely garbage is displayed, so it is necessary to clear the screen after executing DESIGN ON.</text:p>
      <text:p text:style-name="P19"/>
      <text:p text:style-name="P46">NEW allows the Commodore character set to be copied for all characters. <text:s/>When used, the current character definitions are replaced with a copy of the Commodore 64 ROM image.</text:p>
      <text:p text:style-name="P19"/>
      <text:p text:style-name="P19">Screen RAM is located from $CC00-$CFE7 (52224-53223) rather than $0400-$07E7 (1024-2023). <text:s/>Any PEEKs and POKEs relating to screen RAM must be in this area for correct operation.</text:p>
      <text:p text:style-name="P19"/>
      <text:p text:style-name="P19">Sprite data space is from $C000-$CBBF (49152-52223) using sprite pointers from 0-47, allowing 48 different sprite shapes.</text:p>
      <text:p text:style-name="P19"/>
      <text:p text:style-name="P19">DESIGN OFF returns the computer to the normal text graphics mode. <text:s/>This task can also be done by using TEXT.</text:p>
      <text:p text:style-name="P19"/>
      <text:p text:style-name="P19"><text:span text:style-name="T7">poke code</text:span> (0-255) AKA: scan code, selects which character to redefine (poke code &lt;&gt; ASCII). <text:s/>This value can be put in parenthesis for separation to avoid confusion with the data.</text:p>
      <text:p text:style-name="P19"/>
      <text:p text:style-name="P19"><text:span text:style-name="T7">d0,d1,d2,d3,d4,d5,d6,d7</text:span> are the eight data bytes that make up the shape of each character. <text:s/>By using the percent sign (%), the data can be represented as binary numbers, making obtaining the data simple. <text:s/>If any of the data is omitted, a MISSING OPERAND ERROR will result.</text:p>
      <text:p text:style-name="P19"/>
      <text:p text:style-name="P19"/>
      <text:p text:style-name="P19"><text:span text:style-name="Heading_20_3_20_Char">EXAMPLE:</text:span></text:p>
      <text:p text:style-name="P19"><text:span text:style-name="Heading_20_3_20_Char"/></text:p>
      <text:p text:style-name="P19">DESIGN ON <text:s text:c="15"/>:REM redefined mode on &amp; copies character set</text:p>
      <text:p text:style-name="P19">DESIGN 1,0,0,0,8,8,0,0,0 :REM character 'A' looks like a dot</text:p>
      <text:p text:style-name="P19">DESIGN OFF <text:s text:c="14"/>:REM return to text mode</text:p>
      <text:p text:style-name="P46"><text:span text:style-name="Heading_20_1_20_Char">DISK</text:span></text:p>
      <text:p text:style-name="P19"><text:span text:style-name="Heading_20_1_20_Char"/></text:p>
      <text:p text:style-name="P19"/>
      <text:p text:style-name="P19"><text:span text:style-name="Heading_20_3_20_Char">PURPOSE:</text:span></text:p>
      <text:p text:style-name="P19"><text:span text:style-name="Heading_20_3_20_Char"/></text:p>
      <text:p text:style-name="P19">To send DOS commands to the disk drive(s).</text:p>
      <text:p text:style-name="P19"/>
      <text:p text:style-name="P19"/>
      <text:p text:style-name="P19"><text:span text:style-name="Heading_20_3_20_Char">SYNTAX:</text:span></text:p>
      <text:p text:style-name="P19"><text:span text:style-name="Heading_20_3_20_Char"/></text:p>
      <text:p text:style-name="P19"><text:span text:style-name="T3">DISK</text:span> <text:span text:style-name="T7">command$</text:span></text:p>
      <text:p text:style-name="P19"/>
      <text:p text:style-name="P19"/>
      <text:p text:style-name="P19"><text:span text:style-name="Heading_20_3_20_Char">DESCRIPTION:</text:span></text:p>
      <text:p text:style-name="P19"><text:span text:style-name="Heading_20_3_20_Char"/></text:p>
      <text:p text:style-name="P19">DISK is used to send DOS (Disk Operating System) commands to a selected disk drive. <text:s/>This command eliminates the need for opening &amp; closing the command channel. <text:s/>All commands offered by the DOS version in the disk drive are available.</text:p>
      <text:p text:style-name="P19"/>
      <text:p text:style-name="P19"><text:span text:style-name="T7">command$</text:span> is a string of characters containing the drive number, function to perform, and the parameters to sent to the drive. <text:s/>The following is the commands offered by the 1541 disk drive:</text:p>
      <text:p text:style-name="P19"/>
      <text:p text:style-name="P27">COMMAND<text:tab/>SYNTAX (d=drive number)</text:p>
      <text:p text:style-name="P3">NEW<text:tab/>"Nd:disk name,id"</text:p>
      <text:p text:style-name="P3">COPY<text:tab/>"Cd:new file=d:original file"</text:p>
      <text:p text:style-name="P3">RENAME<text:tab/>"Rd:new name=old name"</text:p>
      <text:p text:style-name="P3">SCRATCH<text:tab/>"Sd:file name"</text:p>
      <text:p text:style-name="P3">INITIALIZE<text:tab/>"Id"</text:p>
      <text:p text:style-name="P3">VALIDATE<text:tab/>"Vd"</text:p>
      <text:p text:style-name="P3"/>
      <text:p text:style-name="P3"/>
      <text:p text:style-name="P3"><text:span text:style-name="Heading_20_3_20_Char">EXAMPLE:</text:span></text:p>
      <text:p text:style-name="P3"><text:span text:style-name="Heading_20_3_20_Char"/></text:p>
      <text:p text:style-name="P3">DISK"I0" <text:s text:c="17"/>:REM initialize drive 0</text:p>
      <text:p text:style-name="P3">DISK"N0:JUNK DISK,JD" <text:s text:c="4"/>:REM format drive 0, name="JUNK DISK", id="JD"</text:p>
      <text:p text:style-name="P3">DISK"V" <text:s text:c="18"/>:REM validates diskette in drive 0</text:p>
      <text:p text:style-name="P3">DISK"S1:POKER" <text:s text:c="11"/>:REM erases program "POKER" on drive 1</text:p>
      <text:p text:style-name="P3">DISK"C1:DATA=0:DATA" <text:s text:c="5"/>:REM copies "DATA" from drive 0 to drive 1</text:p>
      <text:p text:style-name="P3">DISK"C0:DATA.BAK=0:DATA" <text:s/>:REM makes backup copy of "DATA" on drive 0</text:p>
      <text:p text:style-name="P48"><text:span text:style-name="Heading_20_1_20_Char">DRAW</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intricate shapes on a bitmap screen.</text:p>
      <text:p text:style-name="P3"/>
      <text:p text:style-name="P3"/>
      <text:p text:style-name="P3"><text:span text:style-name="Heading_20_3_20_Char">SYNTAX:</text:span></text:p>
      <text:p text:style-name="P3"><text:span text:style-name="Heading_20_3_20_Char"/></text:p>
      <text:p text:style-name="P3"><text:span text:style-name="T3">DRAW</text:span> <text:span text:style-name="T7">shape$</text:span></text:p>
      <text:p text:style-name="P3"/>
      <text:p text:style-name="P3"/>
      <text:p text:style-name="P3"><text:span text:style-name="Heading_20_3_20_Char">DESCRIPTION:</text:span></text:p>
      <text:p text:style-name="P3"><text:span text:style-name="Heading_20_3_20_Char"/></text:p>
      <text:p text:style-name="P3">DRAW is used when drawing a picture that has an intricate shape.</text:p>
      <text:p text:style-name="P3"/>
      <text:p text:style-name="P3">The PLOT command can be used to set the start point, the plot type, and the color of the shape that will be drawn. <text:s/>DRAW always draws from the last plotted point using the last used color &amp; plot type.</text:p>
      <text:p text:style-name="P3"/>
      <text:p text:style-name="P3"><text:span text:style-name="T7">shape$</text:span> contains the directions and distances for drawing as follows:</text:p>
      <text:p text:style-name="P27">COMMAND<text:tab/>FUNCTION</text:p>
      <text:p text:style-name="P3">P<text:tab/>Change plot type 0=clear, 1=set, 2=flip, 3=none</text:p>
      <text:p text:style-name="P3">C<text:tab/>Change plot color (0-15)</text:p>
      <text:p text:style-name="P3">U<text:tab/>UP</text:p>
      <text:p text:style-name="P3">D<text:tab/>DOWN</text:p>
      <text:p text:style-name="P3">L<text:tab/>LEFT</text:p>
      <text:p text:style-name="P3">R<text:tab/>RIGHT</text:p>
      <text:p text:style-name="P3">E<text:tab/>UP &amp; RIGHT</text:p>
      <text:p text:style-name="P3">F<text:tab/>DOWN &amp; RIGHT</text:p>
      <text:p text:style-name="P3">G<text:tab/>LEFT &amp; DOWN</text:p>
      <text:p text:style-name="P3">H<text:tab/>RIGHT &amp; DOWN</text:p>
      <text:p text:style-name="P3"/>
      <text:p text:style-name="P3">The values following these commands specify the number of dots (pixels) to draw in the selected direction. <text:s/>If draw reaches the end of the plot area then wrap-around will occur.</text:p>
      <text:p text:style-name="P3"/>
      <text:p text:style-name="P3">To draw without plotting (like lifting the pencil) use plot type 3. This will simply move the current plot coordinates. You will have to set the plot type back to the original value to continue plotting dots.</text:p>
      <text:p text:style-name="P3"/>
      <text:p text:style-name="P3"/>
      <text:p text:style-name="P3"><text:span text:style-name="Heading_20_3_20_Char">EXAMPLE:</text:span></text:p>
      <text:p text:style-name="P3"><text:span text:style-name="Heading_20_3_20_Char"/></text:p>
      <text:p text:style-name="P3">PLOT 10, 10 :REM set current coordinates for draw </text:p>
      <text:p text:style-name="P3">DRAW "C2,R30,P3,R30,P1,R30,D25,L90,U25" :REM red box with open top <text:s text:c="4"/></text:p>
      <text:p text:style-name="P48"><text:span text:style-name="Heading_20_1_20_Char">DUM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ake a hardcopy of a program listing, a text screen, or a graphics screen.</text:p>
      <text:p text:style-name="P3"/>
      <text:p text:style-name="P3"/>
      <text:p text:style-name="P3"><text:span text:style-name="Heading_20_3_20_Char">SYNTAX:</text:span></text:p>
      <text:p text:style-name="P3"><text:span text:style-name="Heading_20_3_20_Char"/></text:p>
      <text:p text:style-name="P3"><text:span text:style-name="T3">DUMP LIST</text:span> <text:span text:style-name="T7">[start]</text:span><text:span text:style-name="T3">-</text:span><text:span text:style-name="T7">[stop]</text:span></text:p>
      <text:p text:style-name="P23">DUMP SCREEN</text:p>
      <text:p text:style-name="P3"><text:span text:style-name="T3">DUMP BITMAP</text:span> <text:span text:style-name="T16">[</text:span><text:span text:style-name="T9">size</text:span><text:span text:style-name="T16">]</text:span></text:p>
      <text:p text:style-name="P3"><text:span text:style-name="T3">DUMP </text:span><text:span text:style-name="T4">VARS</text:span></text:p>
      <text:p text:style-name="P3"><text:span text:style-name="T3">DUMP</text:span> <text:span text:style-name="T7">[expression]</text:span></text:p>
      <text:p text:style-name="P3"/>
      <text:p text:style-name="P3"/>
      <text:p text:style-name="P3"><text:span text:style-name="Heading_20_3_20_Char">DESCRIPTION:</text:span></text:p>
      <text:p text:style-name="P3"><text:span text:style-name="Heading_20_3_20_Char"/></text:p>
      <text:p text:style-name="P3">This command is very useful when a hardcopy is needed for a program listing, a text screen, or a bitmapped screen.</text:p>
      <text:p text:style-name="P3"/>
      <text:p text:style-name="P3">DUMP LIST works just like the list routine, except the listing goes on the printer. <text:s/><text:span text:style-name="T7">start-stop</text:span> specify the starting &amp; ending line numbers to print.</text:p>
      <text:p text:style-name="P3"/>
      <text:p text:style-name="P3">DUMP SCREEN allows the current text screen to be printed on the printer.</text:p>
      <text:p text:style-name="P3"/>
      <text:p text:style-name="P3">DUMP BITMAP allows the bitmapped screen to be printed on the printer.</text:p>
      <text:p text:style-name="P3"/>
      <text:p text:style-name="P3"><text:span text:style-name="T7">size</text:span> (1 or 2, default=1) selects one of the two sizes to print as follows:</text:p>
      <text:p text:style-name="P3">1=normal size, 2=double size</text:p>
      <text:p text:style-name="P3"/>
      <text:p text:style-name="P3">DUMP <text:span text:style-name="T8">expression</text:span> represents any variable, string or numeric, to be printed on the printer. <text:s/>When not using the other three configurations, DUMP works just like the PRINT command, except the output is only to the printer.</text:p>
      <text:p text:style-name="P3"/>
      <text:p text:style-name="P23">DUMP VARS lists the currently dimensioned variables to the printer.</text:p>
      <text:p text:style-name="P23"/>
      <text:p text:style-name="P23"/>
      <text:p text:style-name="P3"><text:span text:style-name="Heading_20_3_20_Char">EXAMPLE:</text:span></text:p>
      <text:p text:style-name="P3"><text:span text:style-name="Heading_20_3_20_Char"/></text:p>
      <text:p text:style-name="P3">DUMP LIST 100- <text:s text:c="12"/>:REM dumps program listing from line 100</text:p>
      <text:p text:style-name="P3">DUMP SPC(3)+"PRINTER OK." <text:s/>:REM simple test for printer</text:p>
      <text:p text:style-name="P3">DUMP SCREEN <text:s text:c="15"/>:REM dumps everything on the text screen</text:p>
      <text:p text:style-name="P3">DUMP BITMAP 2 <text:s text:c="13"/>:REM print bitmap enlarged 2x</text:p>
      <text:p text:style-name="P48"><text:span text:style-name="Heading_20_1_20_Char">E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ct on a false expression from an IF statement on the same line.</text:p>
      <text:p text:style-name="P3"/>
      <text:p text:style-name="P3"/>
      <text:p text:style-name="P3"><text:span text:style-name="Heading_20_3_20_Char">SYNTAX:</text:span></text:p>
      <text:p text:style-name="P3"><text:span text:style-name="Heading_20_3_20_Char"/></text:p>
      <text:p text:style-name="P3"><text:span text:style-name="T3">IF</text:span> <text:span text:style-name="T7">[expression]</text:span> <text:span text:style-name="T3">THEN</text:span> <text:span text:style-name="T7">[true statement]</text:span>:ELSE <text:span text:style-name="T7">[false statement]</text:span></text:p>
      <text:p text:style-name="P3"/>
      <text:p text:style-name="P3"/>
      <text:p text:style-name="P3"><text:span text:style-name="Heading_20_3_20_Char">DESCRIPTION:</text:span></text:p>
      <text:p text:style-name="P3"><text:span text:style-name="Heading_20_3_20_Char"/></text:p>
      <text:p text:style-name="P3">If expression is correct, true commands (between THEN &amp; ELSE) will be executed. <text:s/>If the <text:span text:style-name="T7">expression</text:span> is incorrect, false commands (between ELSE and the end of the command line or next IF statement) will be executed.</text:p>
      <text:p text:style-name="P3"/>
      <text:p text:style-name="P3">If the result of <text:span text:style-name="T7">expression</text:span> is zero (false), the instructions after THEN are ignored and the ELSE instructions are executed. <text:s/>If ELSE was not used in the IF statement, then the execution goes to the next line.</text:p>
      <text:p text:style-name="P3"/>
      <text:p text:style-name="P3">THEN and ELSE may be followed by either a line number for branching, or one or more statements to be executed.</text:p>
      <text:p text:style-name="P3"/>
      <text:p text:style-name="P3">Because IF...THEN...ELSE is all one statement, the ELSE command cannot be on a separate line to work with an IF statement on another.</text:p>
      <text:p text:style-name="P3"/>
      <text:p text:style-name="P3">ELSE will only act on the last IF/THEN statement on the program line:</text:p>
      <text:p text:style-name="P3">IF A=B THEN IF B=C THEN PRINT"A=C" ELSE PRINT"A&lt;&gt;C" <text:s/>This will not print "A&lt;&gt;C" when "A&lt;&gt;B"</text:p>
      <text:p text:style-name="P3"/>
      <text:p text:style-name="P3"/>
      <text:p text:style-name="P3"><text:span text:style-name="Heading_20_3_20_Char">EXAMPLE:</text:span></text:p>
      <text:p text:style-name="P3"><text:span text:style-name="Heading_20_3_20_Char"/></text:p>
      <text:p text:style-name="P3">IF A$="N" THEN PRINT"NO":ELSE PRINT"YES":REM yes or no will be printed</text:p>
      <text:p text:style-name="P3">IF X THEN 100:ELSE 200 <text:s text:c="17"/>:REM goto 100 if x&lt;&gt;0, 200 if x=0</text:p>
      <text:p text:style-name="P48"><text:span text:style-name="Heading_20_1_20_Char">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aise an error during program execution. <text:span text:style-name="T35">Also used to clear the last error state or turn off error trapping (from ON ERROR).</text:span></text:p>
      <text:p text:style-name="P3"/>
      <text:p text:style-name="P3"/>
      <text:p text:style-name="P3"><text:span text:style-name="Heading_20_3_20_Char">SYNTAX:</text:span></text:p>
      <text:p text:style-name="P3"><text:span text:style-name="Heading_20_3_20_Char"/></text:p>
      <text:p text:style-name="P3"><text:span text:style-name="T3">ERROR</text:span> <text:span text:style-name="T7">err#</text:span></text:p>
      <text:p text:style-name="P4"><text:span text:style-name="T3">ERROR</text:span><text:span text:style-name="T36"> </text:span><text:span text:style-name="T32">CLR</text:span></text:p>
      <text:p text:style-name="P4"><text:span text:style-name="T3">ERROR</text:span><text:span text:style-name="T36"> O</text:span><text:span text:style-name="T32">FF</text:span></text:p>
      <text:p text:style-name="P4"/>
      <text:p text:style-name="P3"/>
      <text:p text:style-name="P3"><text:span text:style-name="Heading_20_3_20_Char">DESCRIPTION:</text:span></text:p>
      <text:p text:style-name="P3"><text:span text:style-name="Heading_20_3_20_Char"/></text:p>
      <text:p text:style-name="P3"><text:span text:style-name="T7">err#</text:span> (1-127) is the error number to raise. Error numbers 1-30 are the CBM BASIC errors. Errors 31-35 are MDBASIC errors. Errors 36-127 are user-defined errors and thus have no associated message. Any attempt to raise an error outside the valid range will always result in error 14 (Illegal Quantity).</text:p>
      <text:p text:style-name="P3"/>
      <text:p text:style-name="P7"><text:s/></text:p>
      <text:section text:style-name="Sect1" text:name="Section1">
        <text:p text:style-name="P3"><text:span text:style-name="T1"><text:s/></text:span>1 TOO MANY FILES</text:p>
        <text:p text:style-name="P3"><text:span text:style-name="T1"><text:s/></text:span>2 FILE OPEN</text:p>
        <text:p text:style-name="P3"><text:span text:style-name="T1"><text:s/></text:span>3 FILE NOT OPEN</text:p>
        <text:p text:style-name="P3"><text:span text:style-name="T1"><text:s/></text:span>4 FILE NOT FOUND</text:p>
        <text:p text:style-name="P3"><text:span text:style-name="T1"><text:s/></text:span>5 DEVICE NOT PRESENT</text:p>
        <text:p text:style-name="P3"><text:span text:style-name="T1"><text:s/></text:span>6 NOT INPUT FILE</text:p>
        <text:p text:style-name="P3"><text:span text:style-name="T1"><text:s/></text:span>7 NOT OUTPUT FILE</text:p>
        <text:p text:style-name="P3"><text:span text:style-name="T1"><text:s/></text:span>8 MISSING FILENAME</text:p>
        <text:p text:style-name="P3"><text:span text:style-name="T1"><text:s/></text:span>9 ILLEGAL DEVICE NUMBER</text:p>
        <text:p text:style-name="P3">10 NEXT WITHOUT FOR</text:p>
        <text:p text:style-name="P3">11 SYNTAX</text:p>
        <text:p text:style-name="P3">12 RETURN WITHOUT GOSUB</text:p>
        <text:p text:style-name="P3">13 OUT OF DATA</text:p>
        <text:p text:style-name="P3">14 ILLEGAL QUANTITY</text:p>
        <text:p text:style-name="P3">15 OVERFLOW</text:p>
        <text:p text:style-name="P3">16 OUT OF MEMORY</text:p>
        <text:p text:style-name="P58">17 UNDEF'D STATEMENT</text:p>
        <text:p text:style-name="P3">18 BAD SUBSCRIPT</text:p>
        <text:p text:style-name="P3">19 REDIM'D ARRAY</text:p>
        <text:p text:style-name="P3">20 DIVISION BY ZERO</text:p>
        <text:p text:style-name="P3">21 ILLEGAL DIRECT</text:p>
        <text:p text:style-name="P3">22 TYPE MISMATCH</text:p>
        <text:p text:style-name="P3">23 STRING TOO LONG</text:p>
        <text:p text:style-name="P3">24 FILE DATA</text:p>
        <text:p text:style-name="P3">25 FORMULA TOO COMPLEX</text:p>
        <text:p text:style-name="P3">26 CAN'T CONTINUE</text:p>
        <text:p text:style-name="P3">27 UNDEF'D FUNCTION</text:p>
        <text:p text:style-name="P3">28 VERIFY</text:p>
        <text:p text:style-name="P3">29 LOAD</text:p>
        <text:p text:style-name="P3">30 BREAK</text:p>
        <text:p text:style-name="P3">31 MISSING OPERAND</text:p>
        <text:p text:style-name="P3">32 ILLEGAL VOICE NUMBER</text:p>
        <text:p text:style-name="P3">33 ILLEGAL SPRITE NUMBER</text:p>
        <text:p text:style-name="P3">34 ILLEGAL FUNCTION CALL</text:p>
        <text:p text:style-name="P3">35 CAN’T RESUME</text:p>
      </text:section>
      <text:p text:style-name="P3"/>
      <text:p text:style-name="P35">ERROR OFF disables error trapping previously enabled using the ON ERROR commands. <text:span text:style-name="T37">ERROR CLR clears the info from the last error.</text:span></text:p>
      <text:p text:style-name="P3"/>
      <text:p text:style-name="P3"><text:span text:style-name="Heading_20_3_20_Char">EXAMPLE:</text:span></text:p>
      <text:p text:style-name="P3"><text:span text:style-name="Heading_20_3_20_Char"/></text:p>
      <text:p text:style-name="P3">10 ON ERROR RESUME NEXT</text:p>
      <text:p text:style-name="P3">20 PRINT”HERE WE GO”</text:p>
      <text:p text:style-name="P3">30 ERROR 28 :REM <text:span text:style-name="T27">RAISE</text:span> ERROR</text:p>
      <text:p text:style-name="P3">40 PRINT “LAST ERROR#:”;ERROR(0);” LINE#:”;ERROR(1)</text:p>
      <text:p text:style-name="P3">50 ERROR CLR :REM CLEAR LAST ERROR</text:p>
      <text:p text:style-name="P3">60 IF ERROR(0) = 0 THEN PRINT “ERROR FREE NOW”</text:p>
      <text:p text:style-name="P3">70 END <text:s/></text:p>
      <text:p text:style-name="P48"><text:span text:style-name="Heading_20_1_20_Char">EXPA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Double the width and/or height of a sprite.</text:p>
      <text:p text:style-name="P3"/>
      <text:p text:style-name="P3"/>
      <text:p text:style-name="P3"><text:span text:style-name="Heading_20_3_20_Char">SYNTAX:</text:span></text:p>
      <text:p text:style-name="P3"><text:span text:style-name="Heading_20_3_20_Char"/></text:p>
      <text:p text:style-name="P3"><text:span text:style-name="T3">EXPAND</text:span> <text:span text:style-name="T7">[sprite#], [x], [y]</text:span></text:p>
      <text:p text:style-name="P3"/>
      <text:p text:style-name="P3"/>
      <text:p text:style-name="P3"><text:span text:style-name="Heading_20_3_20_Char">DESCRIPTION:</text:span></text:p>
      <text:p text:style-name="P3"><text:span text:style-name="Heading_20_3_20_Char"/></text:p>
      <text:p text:style-name="P3">Sprites can expand their x and/or y size by 2 times their normal size. <text:s/>The only drawback is that whenever an axis has been expanded, the resolution for that axis of that sprite is cut in half. <text:s/>This is similar to sprites in multicolor mode.</text:p>
      <text:p text:style-name="P3"/>
      <text:p text:style-name="P3"><text:span text:style-name="T7">sprite#</text:span> (0-7) defines which sprite to expand.</text:p>
      <text:p text:style-name="P3"/>
      <text:p text:style-name="P3"><text:span text:style-name="T7">x</text:span> (1=expand, 0=normal) is a Boolean expression used to expand the x axis or to not expand the x axis. <text:s/>This value may be skipped by using a comma in its place.</text:p>
      <text:p text:style-name="P3"/>
      <text:p text:style-name="P3"><text:span text:style-name="T7">y</text:span> (1=expand, 0=normal) is a Boolean expression used to expand the y axis or to not expand the y axis. <text:s/>This value may be omitted.</text:p>
      <text:p text:style-name="P3"/>
      <text:p text:style-name="P3"/>
      <text:p text:style-name="P3"><text:span text:style-name="Heading_20_3_20_Char">EXAMPLE:</text:span></text:p>
      <text:p text:style-name="P3"><text:span text:style-name="Heading_20_3_20_Char"/></text:p>
      <text:p text:style-name="P3">EXPAND 0,1,1 <text:s text:c="7"/>:REM expand sprite 0's x &amp; y</text:p>
      <text:p text:style-name="P3">EXPAND 6,1 <text:s text:c="9"/>:REM expand sprite 6's x only</text:p>
      <text:p text:style-name="P3">EXPAND 1,,1 <text:s text:c="8"/>:REM expand sprite 1's y only</text:p>
      <text:p text:style-name="P3">EXPAND 1,0,0 <text:s text:c="7"/>:REM make sure sprite 1 is normal</text:p>
      <text:p text:style-name="P48"><text:span text:style-name="Heading_20_1_20_Char">FILE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isplay the directory of the current diskette.</text:p>
      <text:p text:style-name="P3"/>
      <text:p text:style-name="P3"/>
      <text:p text:style-name="P3"><text:span text:style-name="Heading_20_3_20_Char">SYNTAX:</text:span></text:p>
      <text:p text:style-name="P3"><text:span text:style-name="Heading_20_3_20_Char"/></text:p>
      <text:p text:style-name="P23">FILES</text:p>
      <text:p text:style-name="P3"><text:span text:style-name="T3">FILES</text:span> <text:span text:style-name="T7">[volume$]</text:span></text:p>
      <text:p text:style-name="P3"/>
      <text:p text:style-name="P3"/>
      <text:p text:style-name="P3"><text:span text:style-name="Heading_20_3_20_Char">DESCRIPTION:</text:span></text:p>
      <text:p text:style-name="P3"><text:span text:style-name="Heading_20_3_20_Char"/></text:p>
      <text:p text:style-name="P3">FILES allows the listing of the directory without loading it into memory. <text:s/>The directory is displayed in the normal directory format.</text:p>
      <text:p text:style-name="P3"/>
      <text:p text:style-name="P3">FILES, <text:span text:style-name="T31">with no parameters</text:span>, will list the entire directory off drive 0.</text:p>
      <text:p text:style-name="P3"/>
      <text:p text:style-name="P3"><text:span text:style-name="T7">volume$</text:span> ("<text:span text:style-name="T7">d</text:span>:<text:span text:style-name="T7">volume</text:span>") is the search string for the directory, allowing parts of the directory to be displayed instead of the full directory. <text:s/>The volume also allows the reading of multiple drives. <text:s/><text:span text:style-name="T7">d</text:span>: (0 or 1, default=0) is the drive number to read from (refer to your disk drive manual for more information.)</text:p>
      <text:p text:style-name="P3"/>
      <text:p text:style-name="P3">The listing of the directory can be paused by pressing the shift key, and stopped by pressing the break key.</text:p>
      <text:p text:style-name="P3"/>
      <text:p text:style-name="P3"/>
      <text:p text:style-name="P3"><text:span text:style-name="Heading_20_3_20_Char">EXAMPLE:</text:span></text:p>
      <text:p text:style-name="P3"><text:span text:style-name="Heading_20_3_20_Char"/></text:p>
      <text:p text:style-name="P3">FILES <text:s text:c="18"/>:REM display drive 0's directory</text:p>
      <text:p text:style-name="P42">FILES”A*” <text:s text:c="14"/>:REM all files on drive 0 that start with A</text:p>
      <text:p text:style-name="P3">FILES"0:A*" <text:s text:c="12"/>:REM <text:span text:style-name="T30">same as above</text:span></text:p>
      <text:p text:style-name="P3">FILES"1:*" <text:s text:c="13"/>:REM <text:span text:style-name="T30">all files on</text:span> drive 1</text:p>
      <text:p text:style-name="P48"><text:span text:style-name="Heading_20_1_20_Char">FILL</text:span></text:p>
      <text:p text:style-name="P3"><text:span text:style-name="Heading_20_1_20_Char"/></text:p>
      <text:p text:style-name="P3"/>
      <text:p text:style-name="P3"><text:span text:style-name="Heading_20_1_20_Char">PURPOSE:</text:span></text:p>
      <text:p text:style-name="P3"><text:span text:style-name="Heading_20_1_20_Char"/></text:p>
      <text:p text:style-name="P3">To fill a section on a text screen with a selected character and/or color.</text:p>
      <text:p text:style-name="P3"/>
      <text:p text:style-name="P3"/>
      <text:p text:style-name="P3"><text:span text:style-name="Heading_20_3_20_Char">SYNTAX:</text:span></text:p>
      <text:p text:style-name="P3"><text:span text:style-name="Heading_20_3_20_Char"/></text:p>
      <text:p text:style-name="P3"><text:span text:style-name="T3">FILL </text:span><text:span text:style-name="T7">[tx1], [ty1]</text:span><text:span text:style-name="T17"> </text:span><text:span text:style-name="T5">TO</text:span><text:span text:style-name="T7"> [tx2], [ty2], [poke code], [color</text:span>]</text:p>
      <text:p text:style-name="P3"/>
      <text:p text:style-name="P3"/>
      <text:p text:style-name="P3"><text:span text:style-name="Heading_20_3_20_Char">DESCRIPTION:</text:span></text:p>
      <text:p text:style-name="P3"><text:span text:style-name="Heading_20_3_20_Char"/></text:p>
      <text:p text:style-name="P3">FILL is used to fill a text screen with a particular character and/or color. <text:s/>A typical application for this command would be to erase a section of text, or change its color.</text:p>
      <text:p text:style-name="P3"/>
      <text:p text:style-name="P3"><text:span text:style-name="T7">tx1</text:span> &amp; <text:span text:style-name="T7">ty1</text:span> define the upper left hand corner to start the fill process.</text:p>
      <text:p text:style-name="P3"/>
      <text:p text:style-name="P3"><text:span text:style-name="T7">tx2</text:span> &amp; <text:span text:style-name="T7">ty2</text:span> define the lower right hand corner to end the fill process.</text:p>
      <text:p text:style-name="P3"/>
      <text:p text:style-name="P3">These coordinates have the same range as the LOCATE statement. <text:s/>x(0-39) y(0-24). <text:s/>Any value outside this range will result in an ILLEGAL QUANITY ERROR.</text:p>
      <text:p text:style-name="P3"/>
      <text:p text:style-name="P3"><text:span text:style-name="T7">poke code</text:span> (0-255), AKA: scan code, is the number that represents the character that is to be displayed. <text:s/>(Remember that the poke code (scan code) is not equal to the character code!) <text:s/>This operand can be skipped using a comma in its place, enabling the color to be filled only.</text:p>
      <text:p text:style-name="P3"/>
      <text:p text:style-name="P3"><text:span text:style-name="T7">color</text:span> (0-255) is the color that is to be filled in the defined area of the screen. <text:s/>Note the value ranges to 255. <text:s/>This is for support of the flashing text feature (see COLOR command) and multicolor bitmap mode. Changing the upper &amp; lower nibbles of screen RAM &amp; the lower nibble of color RAM causes a section of the multicolor bitmap screen to change color(s). <text:s/>See the Commodore 64 Programmer's Reference Guide pg. 128 for more details).</text:p>
      <text:p text:style-name="P3"/>
      <text:p text:style-name="P3"/>
      <text:p text:style-name="P3"><text:span text:style-name="Heading_20_3_20_Char">EXAMPLE:</text:span></text:p>
      <text:p text:style-name="P3"><text:span text:style-name="Heading_20_3_20_Char"/></text:p>
      <text:p text:style-name="P3">FILL 0,0,39,0,,2 <text:s text:c="5"/>:REM top line changes color to red</text:p>
      <text:p text:style-name="P3">FILL 20,0,39,24,32 <text:s text:c="3"/>:REM fill bottom of screen with spaces</text:p>
      <text:p text:style-name="P7"><text:s/></text:p>
      <text:p text:style-name="P48"><text:span text:style-name="Heading_20_1_20_Char">FILTE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lect filter settings of the Sound Interface Adapter chip.</text:p>
      <text:p text:style-name="P3"/>
      <text:p text:style-name="P3"/>
      <text:p text:style-name="P3"><text:span text:style-name="Heading_20_3_20_Char">SYNTAX:</text:span></text:p>
      <text:p text:style-name="P3"><text:span text:style-name="Heading_20_3_20_Char"/></text:p>
      <text:p text:style-name="P3"><text:span text:style-name="T3">FILTER</text:span> <text:span text:style-name="T7">[cutoff], [resonance], [type]</text:span></text:p>
      <text:p text:style-name="P3"><text:span text:style-name="T3">FILTER SOUND</text:span> <text:span text:style-name="T7">[voice#], [</text:span><text:span text:style-name="T16">boolean</text:span><text:span text:style-name="T7">]</text:span></text:p>
      <text:p text:style-name="P3"/>
      <text:p text:style-name="P3"/>
      <text:p text:style-name="P3"><text:span text:style-name="Heading_20_3_20_Char">DESCRIPTION:</text:span></text:p>
      <text:p text:style-name="P3"><text:span text:style-name="Heading_20_3_20_Char"/></text:p>
      <text:p text:style-name="P3">The SID chip allows attenuation (make quieter/louder) of a certain range of frequencies. <text:s/>Any combination of the three voices can be filtered but there is only one filter for all voices.</text:p>
      <text:p text:style-name="P3"/>
      <text:p text:style-name="P3"><text:span text:style-name="T7">cutoff</text:span> (29.0 - 11907.3) selects the center frequency (AKA: center frequency for band pass &amp; band reject filters) in Hertz (Hz) that makes any sounds quieter the further above and/or below this frequency depending on the type of filter used.</text:p>
      <text:p text:style-name="P3"/>
      <text:p text:style-name="P3"><text:span text:style-name="T7">resonance</text:span> (0-15) allows peaking the volume of those frequencies nearest the cutoff, creating an even sharper filtering effect.</text:p>
      <text:p text:style-name="P3"/>
      <text:p text:style-name="P3"><text:span text:style-name="T7">type</text:span> (0-4) selects the type of filter used with the center frequency:</text:p>
      <text:p text:style-name="P3"><text:span text:style-name="T1"><text:s text:c="2"/></text:span>0=none <text:s text:c="7"/>-disable filter (all voices)</text:p>
      <text:p text:style-name="P3"><text:span text:style-name="T1"><text:s text:c="2"/></text:span>1=low pass <text:s text:c="3"/>-suppress frequencies above the cutoff frequency</text:p>
      <text:p text:style-name="P3"><text:span text:style-name="T1"><text:s text:c="2"/></text:span>2=band pass <text:s text:c="2"/>-suppress frequencies above &amp; below the cutoff frequency</text:p>
      <text:p text:style-name="P3"><text:span text:style-name="T1"><text:s text:c="2"/></text:span>3=high pass <text:s text:c="2"/>-suppress frequencies below the cutoff frequency</text:p>
      <text:p text:style-name="P3"><text:span text:style-name="T1"><text:s text:c="2"/></text:span>4=band reject -cuts off frequencies nearest the cutoff frequency</text:p>
      <text:p text:style-name="P3"/>
      <text:p text:style-name="P3">High &amp; low pass filters reduce the volume of the frequencies furthest away from the cutoff frequency by 12dB per octave.</text:p>
      <text:p text:style-name="P3"/>
      <text:p text:style-name="P3">The band pass filter attenuates the frequencies nearest to the center frequency by 6dB per octave.</text:p>
      <text:p text:style-name="P3"/>
      <text:p text:style-name="P3">The band reject filter reduces the volume of the frequencies furthest away from the center frequency by 6dB per octave.</text:p>
      <text:p text:style-name="P3"/>
      <text:p text:style-name="P3">FILTER SOUND [<text:span text:style-name="T8">voice#], [Boolean]</text:span> is used to enable or disable filtering on a voice. <text:s/>The Boolean <text:span text:style-name="T39">value </text:span><text:span text:style-name="T29">of</text:span> 0 <text:span text:style-name="T29">=</text:span> <text:span text:style-name="T29">off,</text:span> <text:span text:style-name="T29">1 = on</text:span>.</text:p>
      <text:p text:style-name="P3"/>
      <text:p text:style-name="P3"><text:span text:style-name="Heading_20_3_20_Char">EXAMPLE:</text:span></text:p>
      <text:p text:style-name="P3"><text:span text:style-name="Heading_20_3_20_Char"/></text:p>
      <text:p text:style-name="P3">FILTER 1500.5, 15, 1 <text:s/>:REM low pass, cutoff=1500.5Hz</text:p>
      <text:p text:style-name="P3">FILTER 2145.5, 0, 4 <text:s text:c="2"/>:REM band reject, center=2145.5Hz</text:p>
      <text:p text:style-name="P3">FILTER 500 <text:s text:c="11"/>:REM just change the filter frequency</text:p>
      <text:p text:style-name="P3">FILTER ,0 <text:s text:c="12"/>:REM just turn off resonance</text:p>
      <text:p text:style-name="P3">FILTER ,,0 <text:s text:c="11"/>:REM just disable filter for all voices</text:p>
      <text:p text:style-name="P48"/>
      <text:p text:style-name="P3"><text:span text:style-name="Heading_20_1_20_Char">FI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arch through a program for commands or characters.</text:p>
      <text:p text:style-name="P3"/>
      <text:p text:style-name="P3"/>
      <text:p text:style-name="P3"><text:span text:style-name="Heading_20_3_20_Char">SYNTAX:</text:span></text:p>
      <text:p text:style-name="P3"><text:span text:style-name="Heading_20_3_20_Char"/></text:p>
      <text:p text:style-name="P3"><text:span text:style-name="T3">FIND</text:span>"<text:span text:style-name="T7">string</text:span></text:p>
      <text:p text:style-name="P3"><text:span text:style-name="T3">FIND</text:span><text:span text:style-name="T7">code</text:span></text:p>
      <text:p text:style-name="P3"/>
      <text:p text:style-name="P3"/>
      <text:p text:style-name="P3"><text:span text:style-name="Heading_20_3_20_Char">DESCRIPTION:</text:span></text:p>
      <text:p text:style-name="P3"><text:span text:style-name="Heading_20_3_20_Char"/></text:p>
      <text:p text:style-name="P3">FIND is used for debugging purposes. <text:s/>When making a large program, it is sometimes necessary to search through it to find things like what strings have been used, commands that have been used, or a miscellaneous string of characters.</text:p>
      <text:p text:style-name="P3"/>
      <text:p text:style-name="P3"><text:span text:style-name="T7">"string</text:span> is used when searching for ASCII text only! <text:s/>Not commands! <text:s/>The ending quotation mark is left off unless it is part of the string that is to be searched for.</text:p>
      <text:p text:style-name="P3"/>
      <text:p text:style-name="P3"><text:span text:style-name="T7">code</text:span> is used when searching for commands. <text:s/>The exact syntax (including any spaces &amp; quotations) will be searched for.</text:p>
      <text:p text:style-name="P3"/>
      <text:p text:style-name="P3">When FIND makes a match, the line is displayed and the search process continues until the end of the program is reached or when the BREAK key is pressed.</text:p>
      <text:p text:style-name="P3"/>
      <text:p text:style-name="P3"><text:span text:style-name="T3">NOTE:</text:span> No other commands can follow FIND. <text:s/>Every character or command will be searched for, including REM, colons, quotations, spaces etc.</text:p>
      <text:p text:style-name="P3"/>
      <text:p text:style-name="P3"/>
      <text:p text:style-name="P3"><text:span text:style-name="Heading_20_3_20_Char">EXAMPLE:</text:span></text:p>
      <text:p text:style-name="P3"><text:span text:style-name="Heading_20_3_20_Char"/></text:p>
      <text:p text:style-name="P3">FINDA$= <text:s text:c="12"/>(finds all 'A$=')</text:p>
      <text:p text:style-name="P3">FINDGOSUB 200 <text:s text:c="6"/>(finds all 'GOSUB 200')</text:p>
      <text:p text:style-name="P3">FIND"THE <text:s text:c="11"/>(finds all 'THE')</text:p>
      <text:p text:style-name="P3">FINDPRINTA*B <text:s text:c="7"/>(finds all 'PRINTA*B')</text:p>
      <text:p text:style-name="P48"><text:span text:style-name="Heading_20_1_20_Char">HEX$()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convert a decimal number into its hexadecimal string equivalent.</text:p>
      <text:p text:style-name="P3"/>
      <text:p text:style-name="P3"/>
      <text:p text:style-name="P3"><text:span text:style-name="Heading_20_3_20_Char">SYNTAX:</text:span></text:p>
      <text:p text:style-name="P3"><text:span text:style-name="Heading_20_3_20_Char"/></text:p>
      <text:p text:style-name="P3"><text:span text:style-name="T7">v$</text:span> = <text:span text:style-name="T3">HEX$(</text:span><text:span text:style-name="T7">x</text:span><text:span text:style-name="T3">)</text:span></text:p>
      <text:p text:style-name="P3"/>
      <text:p text:style-name="P3"/>
      <text:p text:style-name="P3"><text:span text:style-name="Heading_20_3_20_Char">DESCRIPTION:</text:span></text:p>
      <text:p text:style-name="P3"><text:span text:style-name="Heading_20_3_20_Char"/></text:p>
      <text:p text:style-name="P3">HEX$ is a function that returns the hexadecimal equivalent of the expression within parenthesis. <text:s/>The Hexadecimal numbering system has a base of 16, rather than base 10 of the decimal numbering system.</text:p>
      <text:p text:style-name="P3"/>
      <text:p text:style-name="P3"><text:span text:style-name="T7">x</text:span> (0-65535) is a numeric expression that is to be converted to a hex string of characters. <text:s/>This value is rounded to an integer before the number x is converted to hex.</text:p>
      <text:p text:style-name="P3"/>
      <text:p text:style-name="P3">If <text:span text:style-name="T7">x</text:span> is negative or greater that 65535, an ILLEGAL QUANITY ERROR results.</text:p>
      <text:p text:style-name="P3"/>
      <text:p text:style-name="P3"><text:span text:style-name="T3">NOTE:</text:span> To convert binary to hex, use the percent sign (%) then the binary number to represent x.</text:p>
      <text:p text:style-name="P3"/>
      <text:p text:style-name="P3"/>
      <text:p text:style-name="P3"><text:span text:style-name="Heading_20_3_20_Char">EXAMPLE:</text:span></text:p>
      <text:p text:style-name="P3"><text:span text:style-name="Heading_20_3_20_Char"/></text:p>
      <text:p text:style-name="P3">PRINT HEX$(49152): <text:s/>:REM prints "C000"</text:p>
      <text:p text:style-name="P3">V$=HEX$(16) <text:s text:c="8"/>:REM assigns v$ to "10"</text:p>
      <text:p text:style-name="P3">PRINT HEX$(%10010) <text:s/>:REM prints "12"</text:p>
      <text:p text:style-name="P48"><text:span text:style-name="Heading_20_1_20_Char">INSTR()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find a string withing a string.</text:p>
      <text:p text:style-name="P3"/>
      <text:p text:style-name="P3"/>
      <text:p text:style-name="P3"><text:span text:style-name="Heading_20_3_20_Char">SYNTAX:</text:span></text:p>
      <text:p text:style-name="P3"><text:span text:style-name="Heading_20_3_20_Char"/></text:p>
      <text:p text:style-name="P3"><text:span text:style-name="T7">I</text:span> = <text:span text:style-name="T3">INSTR(</text:span><text:span text:style-name="T7">index, source$, find$</text:span><text:span text:style-name="T3">)</text:span></text:p>
      <text:p text:style-name="P3"/>
      <text:p text:style-name="P3"/>
      <text:p text:style-name="P3"><text:span text:style-name="Heading_20_3_20_Char">DESCRIPTION:</text:span></text:p>
      <text:p text:style-name="P3"><text:span text:style-name="Heading_20_3_20_Char"/></text:p>
      <text:p text:style-name="P3">INSTR is a function that returns the index of the position of a string within another string. The index of a string starts at 1. If no match is found the value of -1 is returned.</text:p>
      <text:p text:style-name="P3"/>
      <text:p text:style-name="P3"><text:span text:style-name="T7">index</text:span> (1-255) is a numeric expression of where in the string to start the search.</text:p>
      <text:p text:style-name="P3"/>
      <text:p text:style-name="P3"><text:span text:style-name="T7">source$</text:span> is the main string to search through.</text:p>
      <text:p text:style-name="P3"/>
      <text:p text:style-name="P3"><text:span text:style-name="T7">find$</text:span> is the string to search for.</text:p>
      <text:p text:style-name="P3"/>
      <text:p text:style-name="P3"/>
      <text:p text:style-name="P3"><text:span text:style-name="Heading_20_3_20_Char">EXAMPLE:</text:span></text:p>
      <text:p text:style-name="P3"><text:span text:style-name="Heading_20_3_20_Char"/></text:p>
      <text:p text:style-name="P3">I% = INSTR(5,s$,f$): :REM starting on the 5<text:span text:style-name="T18">th</text:span> char, find f$ in s$</text:p>
      <text:p text:style-name="P3">I% = INSTR(s$, f$) <text:s text:c="2"/>:REM search entire s$ for f$</text:p>
      <text:p text:style-name="P3"/>
      <text:p text:style-name="P3"/>
      <text:p text:style-name="P48"><text:span text:style-name="Heading_20_1_20_Char">JO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the status of a joystick in either port.</text:p>
      <text:p text:style-name="P3"/>
      <text:p text:style-name="P3"/>
      <text:p text:style-name="P3"><text:span text:style-name="Heading_20_3_20_Char">SYNTAX:</text:span></text:p>
      <text:p text:style-name="P3"><text:span text:style-name="Heading_20_3_20_Char"/></text:p>
      <text:p text:style-name="P3"><text:span text:style-name="T7">v</text:span> = <text:span text:style-name="T3">JOY(</text:span><text:span text:style-name="T7">port</text:span><text:span text:style-name="T3">)</text:span></text:p>
      <text:p text:style-name="P3"/>
      <text:p text:style-name="P3"/>
      <text:p text:style-name="P3"><text:span text:style-name="Heading_20_3_20_Char">DESCRIPTION:</text:span></text:p>
      <text:p text:style-name="P3"><text:span text:style-name="Heading_20_3_20_Char"/></text:p>
      <text:p text:style-name="P3"><text:span text:style-name="T7">port</text:span> (0-1) selects the input port that the joystick is plugged in.</text:p>
      <text:p text:style-name="P3"/>
      <text:p text:style-name="P3">Using the ON statement with the JOY function allows quick joystick response.</text:p>
      <text:p text:style-name="P3"/>
      <text:p text:style-name="P3"><text:span text:style-name="T7">v</text:span> is the variable that will be assigned to the current position of the stick. The number returned will be from 0-10 with no button pressed, and 128-138 if the button is pressed. <text:s/>The number returned corresponds to a direction <text:span text:style-name="T28">in the table below. Add 128 to the value to</text:span>:</text:p>
      <text:p text:style-name="P3"/>
      <text:p text:style-name="P55">NUMBER<text:tab/>DIRECTION</text:p>
      <text:p text:style-name="P56"><text:span text:style-name="T1"><text:s text:c="2"/></text:span>0<text:tab/>no direction</text:p>
      <text:p text:style-name="P56"><text:span text:style-name="T1"><text:s text:c="2"/></text:span>1<text:tab/>up</text:p>
      <text:p text:style-name="P56"><text:span text:style-name="T1"><text:s text:c="2"/></text:span>2<text:tab/>down</text:p>
      <text:p text:style-name="P56"><text:span text:style-name="T1"><text:s text:c="2"/></text:span>3<text:tab/>--n/a--</text:p>
      <text:p text:style-name="P56"><text:span text:style-name="T1"><text:s text:c="2"/></text:span>4<text:tab/>left</text:p>
      <text:p text:style-name="P56"><text:span text:style-name="T1"><text:s text:c="2"/></text:span>5<text:tab/>up &amp; left</text:p>
      <text:p text:style-name="P56"><text:span text:style-name="T1"><text:s text:c="2"/></text:span>6<text:tab/>down &amp; left</text:p>
      <text:p text:style-name="P56"><text:span text:style-name="T1"><text:s text:c="2"/></text:span>7<text:tab/>--n/a--</text:p>
      <text:p text:style-name="P56"><text:span text:style-name="T1"><text:s text:c="2"/></text:span>8<text:tab/>right</text:p>
      <text:p text:style-name="P56"><text:span text:style-name="T1"><text:s text:c="2"/></text:span>9<text:tab/>up &amp; right </text:p>
      <text:p text:style-name="P56"><text:span text:style-name="T1"><text:s text:c="2"/></text:span>10<text:tab/>down &amp; right</text:p>
      <text:p text:style-name="P43"/>
      <text:p text:style-name="P54"/>
      <text:p text:style-name="P3"/>
      <text:p text:style-name="P3"><text:span text:style-name="Heading_20_3_20_Char">EXAMPLE:</text:span></text:p>
      <text:p text:style-name="P3"><text:span text:style-name="Heading_20_3_20_Char"/></text:p>
      <text:p text:style-name="P41">REM <text:span text:style-name="T21">DISPLAY MSG</text:span> <text:span text:style-name="T21">IF</text:span> JOYSTICK #1 IS PUSHED UP (IGNORE BUTTON)</text:p>
      <text:p text:style-name="P3">IF JOY(1) <text:span text:style-name="T38">AND 15 </text:span>= 2 THEN PRINT"UP"</text:p>
      <text:p text:style-name="P41"/>
      <text:p text:style-name="P41">REM DISPLAY MSG IF JOYSTICK #2’S BUTTON IS PRESSED</text:p>
      <text:p text:style-name="P3">IF JOY(2)&gt;10 THEN PRINT"FIRE"</text:p>
      <text:p text:style-name="P48"><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llow rapid entry of as many as 15 characters with one keystroke by redefining MDBASIC's special function keys.</text:p>
      <text:p text:style-name="P3"/>
      <text:p text:style-name="P3"/>
      <text:p text:style-name="P3"><text:span text:style-name="Heading_20_3_20_Char">SYNTAX:</text:span></text:p>
      <text:p text:style-name="P3"><text:span text:style-name="Heading_20_3_20_Char"/></text:p>
      <text:p text:style-name="P3"><text:span text:style-name="T3">KEY</text:span> <text:span text:style-name="T7">[key#], [assign$]</text:span></text:p>
      <text:p text:style-name="P23">KEY LIST</text:p>
      <text:p text:style-name="P23">KEY OFF</text:p>
      <text:p text:style-name="P23"/>
      <text:p text:style-name="P3"/>
      <text:p text:style-name="P3"><text:span text:style-name="Heading_20_3_20_Char">DESCRIPTION:</text:span></text:p>
      <text:p text:style-name="P3"><text:span text:style-name="Heading_20_3_20_Char"/></text:p>
      <text:p text:style-name="P3">This command is a helpful feature when programming. <text:s/>At the touch of one key, a message up to fifteen characters long can be displayed. <text:s/>This is helpful for commands line RUN, LIST, TEXT, COLOR, etc.</text:p>
      <text:p text:style-name="P3"/>
      <text:p text:style-name="P3"><text:span text:style-name="T7">key#</text:span> (1-8) selects which function key will be defined.</text:p>
      <text:p text:style-name="P3"/>
      <text:p text:style-name="P3"><text:span text:style-name="T7">assign$</text:span> (15 characters) is the string of characters that will be displayed when the selected function key is pressed. <text:s/>Adding CHR$(13) at the end of this string will act as if the user hit the return key, enabling the command to be automatically printed and executed.</text:p>
      <text:p text:style-name="P3"/>
      <text:p text:style-name="P3"><text:span text:style-name="T3">NOTE:</text:span> Function key assignments are available in direct mode only.</text:p>
      <text:p text:style-name="P3"/>
      <text:p text:style-name="P3">KEY LIST allows the user to read the current key assignments.</text:p>
      <text:p text:style-name="P3"/>
      <text:p text:style-name="P3">KEY OFF turns off key trapping. See the ON KEY command for more info.</text:p>
      <text:p text:style-name="P3"/>
      <text:p text:style-name="P3"/>
      <text:p text:style-name="P3"><text:span text:style-name="Heading_20_3_20_Char">EXAMPLE:</text:span></text:p>
      <text:p text:style-name="P3"><text:span text:style-name="Heading_20_3_20_Char"/></text:p>
      <text:p text:style-name="P3">KEY 1,CHR$(147)+"LIST"+CHR$(13) :REM clears screen &amp; lists program</text:p>
      <text:p text:style-name="P3"/>
      <text:p text:style-name="P48"><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information about the keyboard.</text:p>
      <text:p text:style-name="P3"/>
      <text:p text:style-name="P3"/>
      <text:p text:style-name="P3"><text:span text:style-name="Heading_20_3_20_Char">SYNTAX:</text:span></text:p>
      <text:p text:style-name="P3"><text:span text:style-name="Heading_20_3_20_Char"/></text:p>
      <text:p text:style-name="P3">K = <text:span text:style-name="T3">KEY(N)</text:span></text:p>
      <text:p text:style-name="P23"/>
      <text:p text:style-name="P3"/>
      <text:p text:style-name="P3"><text:span text:style-name="Heading_20_3_20_Char">DESCRIPTION:</text:span></text:p>
      <text:p text:style-name="P3"><text:span text:style-name="Heading_20_3_20_Char"/></text:p>
      <text:p text:style-name="P3">This function returns various information about the keyboard state. It also is used in conjunction with the ON KEY command to return the ASCII value of the key that was pressed.</text:p>
      <text:p text:style-name="P3"/>
      <text:p text:style-name="P3"><text:span text:style-name="T7">N</text:span> (0-4) selects the keyboard information to return:</text:p>
      <text:p text:style-name="P3">0 used with ON KEY GOSUB to return the ASCII of last key pressed</text:p>
      <text:p text:style-name="P3">1 PEEK($028d) Shift/Ctrl/Logo key bit flags:</text:p>
      <text:p text:style-name="P3"><text:span text:style-name="T1"><text:s text:c="2"/></text:span>000=(0)None, 001=(1)Shift, 010=(2)Commodore, 100=(4)Ctrl</text:p>
      <text:p text:style-name="P3"><text:span text:style-name="T1"><text:s text:c="2"/></text:span>Any combination of the above keys can be represented in 3 bits.</text:p>
      <text:p text:style-name="P3"><text:span text:style-name="T1"><text:s text:c="2"/></text:span>For example, bit pattern 011=(3)=Shift and Commodore Keys</text:p>
      <text:p text:style-name="P3">2 PEEK($c5) Matrix Coordinate of Last Key Pressed</text:p>
      <text:p text:style-name="P3">3 PEEK($CB) Matrix Coordinate of Current Key Pressed</text:p>
      <text:p text:style-name="P3">4 PEEK($C6) Number of characters in keyboard buffer</text:p>
      <text:p text:style-name="P3"/>
      <text:p text:style-name="P3"/>
      <text:p text:style-name="P3"><text:span text:style-name="Heading_20_3_20_Char">EXAMPLE:</text:span></text:p>
      <text:p text:style-name="P3"><text:span text:style-name="Heading_20_3_20_Char"/></text:p>
      <text:p text:style-name="P36">10 ON KEY GOSUB 100</text:p>
      <text:p text:style-name="P3"><text:span text:style-name="T19">20 PRINT</text:span>"<text:span text:style-name="T19">*</text:span>"<text:span text:style-name="T19">;</text:span></text:p>
      <text:p text:style-name="P36">30 DELAY 5:REM SIMULATE PROGRAM PROCESSING</text:p>
      <text:p text:style-name="P36">40 REM YOUR PROGRAM CODE GOES HERE</text:p>
      <text:p text:style-name="P36">50 DELAY 5</text:p>
      <text:p text:style-name="P36">60 GOTO 20</text:p>
      <text:p text:style-name="P36">100 PRINT KEY(0)</text:p>
      <text:p text:style-name="P3"><text:span text:style-name="T19">105 IF KEY(0) = ASCII(</text:span>"<text:span text:style-name="T19">X</text:span>"<text:span text:style-name="T19">) THEN KEY OFF</text:span></text:p>
      <text:p text:style-name="P36">110 RETURN</text:p>
      <text:p text:style-name="P49"/>
      <text:p text:style-name="P3"><text:span text:style-name="Heading_20_1_20_Char">LIN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a line between two selected points on a bitmap screen.</text:p>
      <text:p text:style-name="P3"/>
      <text:p text:style-name="P3"/>
      <text:p text:style-name="P3"><text:span text:style-name="Heading_20_3_20_Char">SYNTAX:</text:span></text:p>
      <text:p text:style-name="P3"><text:span text:style-name="Heading_20_3_20_Char"/></text:p>
      <text:p text:style-name="P3"><text:span text:style-name="T3">LINE</text:span> <text:span text:style-name="T7">[x1], [y1]</text:span> <text:span text:style-name="T3">TO</text:span> <text:span text:style-name="T7">[x2], [y2], [plot type], [color]</text:span></text:p>
      <text:p text:style-name="P3"/>
      <text:p text:style-name="P3"/>
      <text:p text:style-name="P3"><text:span text:style-name="Heading_20_3_20_Char">DESCRIPTION:</text:span></text:p>
      <text:p text:style-name="P3"><text:span text:style-name="Heading_20_3_20_Char"/></text:p>
      <text:p text:style-name="P3"><text:span text:style-name="T7">x1</text:span> &amp; <text:span text:style-name="T7">y1</text:span> define the start point to begin drawing the line.</text:p>
      <text:p text:style-name="P3"/>
      <text:p text:style-name="P3"><text:span text:style-name="T7">x2</text:span> &amp; <text:span text:style-name="T7">y2</text:span> define the end point of where the line ends.</text:p>
      <text:p text:style-name="P3"/>
      <text:p text:style-name="P3"><text:span text:style-name="T7">x</text:span> (0-319), y (0-199) in hi-resolution mode. <text:s/>x (0-159), y (0-99) in multicolor mode.</text:p>
      <text:p text:style-name="P3"/>
      <text:p text:style-name="P3">An ILLEGAL QUANITY ERROR will result if the values exceed the ranges in the current color mode.</text:p>
      <text:p text:style-name="P3"/>
      <text:p text:style-name="P3"><text:span text:style-name="T7">plot type</text:span> (0-2) determines how the line will be plotted. <text:s/>0=dots off, 1=dots on, 2=flip pixel (on=off, off=on)</text:p>
      <text:p text:style-name="P3"/>
      <text:p text:style-name="P3"><text:span text:style-name="T7">color</text:span> (0-15 in hi-resolution mode, 0-3 in multicolor mode), sets the color the line will have. <text:s/>In multicolor mode, the colors 1-3 will correspond to the colors c1-c3, selected in the MULTI BITMAP or MAPCOL command. <text:s/>If <text:span text:style-name="T7">color</text:span> = 0 the line will be drawn with the color of the background which is selected using the COLOR command. </text:p>
      <text:p text:style-name="P3"/>
      <text:p text:style-name="P3"/>
      <text:p text:style-name="P3"><text:span text:style-name="Heading_20_3_20_Char">EXAMPLE:</text:span></text:p>
      <text:p text:style-name="P3"><text:span text:style-name="Heading_20_3_20_Char"/></text:p>
      <text:p text:style-name="P3">LINE 0,0 TO 319,199 <text:s text:c="4"/>:REM draws diagonal line across screen</text:p>
      <text:p text:style-name="P3">LINE 160,100 TO 0,199,2 :REM flips line of dots from center to lower left</text:p>
      <text:p text:style-name="P48"><text:span text:style-name="Heading_20_1_20_Char">LINE INPU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input a string of characters from the keyboard or file.</text:p>
      <text:p text:style-name="P3"/>
      <text:p text:style-name="P3"/>
      <text:p text:style-name="P3"><text:span text:style-name="Heading_20_3_20_Char">SYNTAX:</text:span></text:p>
      <text:p text:style-name="P3"><text:span text:style-name="Heading_20_3_20_Char"/></text:p>
      <text:p text:style-name="P3"><text:span text:style-name="T3">LINE INPUT</text:span> <text:span text:style-name="T7">v$</text:span></text:p>
      <text:p text:style-name="P3"><text:span text:style-name="T3">LINE INPUT</text:span> <text:span text:style-name="T7">"prompt", v$</text:span></text:p>
      <text:p text:style-name="P3"><text:span text:style-name="T3">LINE INPUT</text:span># <text:span text:style-name="T8">filenum</text:span>, <text:span text:style-name="T8">v$</text:span></text:p>
      <text:p text:style-name="P15"/>
      <text:p text:style-name="P3"/>
      <text:p text:style-name="P3"/>
      <text:p text:style-name="P3"><text:span text:style-name="Heading_20_3_20_Char">DESCRIPTION:</text:span></text:p>
      <text:p text:style-name="P3"><text:span text:style-name="Heading_20_3_20_Char"/></text:p>
      <text:p text:style-name="P3">LINE INPUT is much like the INPUT command, except LINE INPUT allows the input of any characters (except return key). <text:s/>This is useful when the string to be entered might have quotations &amp; commas, or the programmer does not want a question mark displayed after, or for the prompt.</text:p>
      <text:p text:style-name="P3"/>
      <text:p text:style-name="P3"><text:span text:style-name="T7">"prompt"</text:span> (optional) is a string of characters that will be displayed as a message to the user. <text:s/>This string cannot be a variable.</text:p>
      <text:p text:style-name="P3"/>
      <text:p text:style-name="P3"><text:span text:style-name="T7">v$</text:span> is the variable that the string of characters that will be displayed as a message to the user.</text:p>
      <text:p text:style-name="P3"/>
      <text:p text:style-name="P3">The return key is the only delimiter for the end of the input string.</text:p>
      <text:p text:style-name="P3"/>
      <text:p text:style-name="P3"><text:span text:style-name="T8">filenum</text:span> is the open file to read characters from instead of the keyboard.</text:p>
      <text:p text:style-name="P3"/>
      <text:p text:style-name="P3"/>
      <text:p text:style-name="P3"/>
      <text:p text:style-name="P3"><text:span text:style-name="Heading_20_3_20_Char">EXAMPLE:</text:span></text:p>
      <text:p text:style-name="P3"><text:span text:style-name="Heading_20_3_20_Char"/></text:p>
      <text:p text:style-name="P3">LINE INPUT"-&gt;";A$ <text:s text:c="6"/>:REM displays "-&gt;" as prompt</text:p>
      <text:p text:style-name="P3">LINE INPUT A$ <text:s text:c="10"/>:REM no prompt</text:p>
      <text:p text:style-name="P3">LINE INPUT#1, A$ <text:s text:c="7"/>:REM read from open file 1</text:p>
      <text:p text:style-name="P3"/>
      <text:p text:style-name="P3">10 REM***READ FROM FILE***</text:p>
      <text:p text:style-name="P3">20 OPEN 1,8,0, "MYFILE.SEQ"</text:p>
      <text:p text:style-name="P3">30 LINE INPUT #1, A$</text:p>
      <text:p text:style-name="P3">40 PRINT A$</text:p>
      <text:p text:style-name="P3">50 IF ST AND 64 GOTO 70</text:p>
      <text:p text:style-name="P3">60 GOTO 30</text:p>
      <text:p text:style-name="P3">70 CLOSE 1</text:p>
      <text:p text:style-name="P3">80 END</text:p>
      <text:p text:style-name="P3"/>
      <text:p text:style-name="P48"><text:span text:style-name="Heading_20_1_20_Char">LOCA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ce the cursor anywhere on the text screen for printing. <text:s/>Optional parameters allow the cursor to turn on/off during program execution.</text:p>
      <text:p text:style-name="P3"/>
      <text:p text:style-name="P3"/>
      <text:p text:style-name="P3"><text:span text:style-name="Heading_20_3_20_Char">SYNTAX:</text:span></text:p>
      <text:p text:style-name="P3"><text:span text:style-name="Heading_20_3_20_Char"/></text:p>
      <text:p text:style-name="P3"><text:span text:style-name="T3">LOCATE</text:span> <text:span text:style-name="T7">[x], [y], [cursor]</text:span></text:p>
      <text:p text:style-name="P3"/>
      <text:p text:style-name="P3"/>
      <text:p text:style-name="P3"><text:span text:style-name="Heading_20_3_20_Char">DESCRIPTION:</text:span></text:p>
      <text:p text:style-name="P3"><text:span text:style-name="Heading_20_3_20_Char"/></text:p>
      <text:p text:style-name="P3">LOCATE is mainly used in conjunction with the PRINT statement. <text:s/>It allows the cursor to be placed anywhere on the screen using an x, y coordinate scheme. <text:s/>It is very useful for text manipulation.</text:p>
      <text:p text:style-name="P3"/>
      <text:p text:style-name="P3"><text:span text:style-name="T7">x</text:span> (0-39) represents the column the cursor moves to. <text:s/>If x exceeds its range, an ILLEGAL QUANITY ERROR will result.</text:p>
      <text:p text:style-name="P3"/>
      <text:p text:style-name="P3"><text:span text:style-name="T7">y</text:span> (0-24) represents the line the cursor moves to. <text:s/>If y exceed its range, an ILLEGAL QUANITY ERROR will result.</text:p>
      <text:p text:style-name="P3"/>
      <text:p text:style-name="P3"><text:span text:style-name="T7">cursor</text:span> is a Boolean expression (1 or 0) that will turn the cursor on/off while in program mode.</text:p>
      <text:p text:style-name="P3"/>
      <text:p text:style-name="P3"><text:span text:style-name="T3">NOTE:</text:span> Truncating or using commas allows any one or a combination of these operands to be effected, therefore keeping the other previous values.</text:p>
      <text:p text:style-name="P3"/>
      <text:p text:style-name="P3"/>
      <text:p text:style-name="P3"><text:span text:style-name="Heading_20_3_20_Char">EXAMPLE:</text:span></text:p>
      <text:p text:style-name="P3"><text:span text:style-name="Heading_20_3_20_Char"/></text:p>
      <text:p text:style-name="P3">LOCATE 0,0 <text:s text:c="8"/>:REM cursor at top right corner</text:p>
      <text:p text:style-name="P3">LOCATE 15 <text:s text:c="9"/>:REM moves cursor to column 15</text:p>
      <text:p text:style-name="P3">LOCATE ,10 <text:s text:c="8"/>:REM moves cursor to line 10</text:p>
      <text:p text:style-name="P3">LOCATE ,,1 <text:s text:c="8"/>:REM turn cursor on</text:p>
      <text:p text:style-name="P48"><text:span text:style-name="Heading_20_1_20_Char">MAPC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t the default colors to be used when plotting dots on a bitmap screen.</text:p>
      <text:p text:style-name="P3"/>
      <text:p text:style-name="P3"/>
      <text:p text:style-name="P3"><text:span text:style-name="Heading_20_3_20_Char">SYNTAX:</text:span></text:p>
      <text:p text:style-name="P3"><text:span text:style-name="Heading_20_3_20_Char"/></text:p>
      <text:p text:style-name="P3"><text:span text:style-name="T3">MAPCOL</text:span> <text:span text:style-name="T7">[c1], [c2], [c3]</text:span></text:p>
      <text:p text:style-name="P3"/>
      <text:p text:style-name="P3"/>
      <text:p text:style-name="P3"><text:span text:style-name="Heading_20_3_20_Char">DESCRIPTION:</text:span></text:p>
      <text:p text:style-name="P3"><text:span text:style-name="Heading_20_3_20_Char"/></text:p>
      <text:p text:style-name="P3">When in using bitmapped graphics, the color of the plotted dots can be changed with this command. <text:s/>If a certain color is to be skipped, just put a comma in the place of the color to skip over.</text:p>
      <text:p text:style-name="P3"/>
      <text:p text:style-name="P3">Unless in multi-color mode, every 8 x 8 square can only have one color of plotted dots. <text:s/>When mixing colors on a hires screen, each set of 64 dots must be the same color. <text:s/>This a limitation of the VIC-II chip.</text:p>
      <text:p text:style-name="P3"/>
      <text:p text:style-name="P3"><text:span text:style-name="T7">c01</text:span> (0-15) changes the default color for plotting dots.</text:p>
      <text:p text:style-name="P3"/>
      <text:p text:style-name="P3"><text:span text:style-name="T7">c2</text:span> (0-15) changes the default background color of the 8 x 8 square where the plotting dot is located.</text:p>
      <text:p text:style-name="P3"/>
      <text:p text:style-name="P3"><text:span text:style-name="T7">c3</text:span> (0-15) changes the default color used in multicolor mode only. <text:s/>This color can be in the same 8 x 8 square that the previous colors c1 &amp; c2 are in, with the sacrifice of horizontal resolution.</text:p>
      <text:p text:style-name="P3"/>
      <text:p text:style-name="P3"/>
      <text:p text:style-name="P3"><text:span text:style-name="Heading_20_3_20_Char">EXAMPLE:</text:span></text:p>
      <text:p text:style-name="P3"><text:span text:style-name="Heading_20_3_20_Char"/></text:p>
      <text:p text:style-name="P3">MAPCOL 1 <text:s text:c="7"/>:REM change plotted dots color</text:p>
      <text:p text:style-name="P3">MAPCOL ,2 <text:s text:c="6"/>:REM change 8 x 8 squares background color</text:p>
      <text:p text:style-name="P3">MAPCOL 5,7,10 <text:s text:c="2"/>:REM colors that will reside in 8 x 8 square (multicolor)</text:p>
      <text:p text:style-name="P48"><text:span text:style-name="Heading_20_1_20_Char">MERG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erge a program from disk or tape to the end of a program in memory.</text:p>
      <text:p text:style-name="P3"/>
      <text:p text:style-name="P3"/>
      <text:p text:style-name="P3"><text:span text:style-name="Heading_20_3_20_Char">SYNTAX:</text:span></text:p>
      <text:p text:style-name="P3"><text:span text:style-name="Heading_20_3_20_Char"/></text:p>
      <text:p text:style-name="P3"><text:span text:style-name="T4">MERGE</text:span> <text:span text:style-name="T7">[filename$], [device]</text:span></text:p>
      <text:p text:style-name="P3"/>
      <text:p text:style-name="P3"/>
      <text:p text:style-name="P3"><text:span text:style-name="Heading_20_3_20_Char">DESCRIPTION:</text:span></text:p>
      <text:p text:style-name="P3"><text:span text:style-name="Heading_20_3_20_Char"/></text:p>
      <text:p text:style-name="P3">MERGE allows the combining of programs to constitute one program in memory. <text:s/>The process merges the two programs into RAM memory only. <text:s/>If a new file is to be created, the final product must be resaved.</text:p>
      <text:p text:style-name="P3"/>
      <text:p text:style-name="P3">Before two programs are merged, the first program must be in RAM memory, which will be the beginning of the program. <text:s/>The second program must be on tape or disk.</text:p>
      <text:p text:style-name="P3"/>
      <text:p text:style-name="P3">Be sure to renumber the two programs so when they come together, the line numbers are not duplicated, and the merging programs start line number is higher than the last line number of the first program that is in memory. This is not always necessary but is a safe practice.</text:p>
      <text:p text:style-name="P3"/>
      <text:p text:style-name="P3"><text:span text:style-name="T7">filename$</text:span> is the file name of the program that is to be connected to the end of the program in RAM memory.</text:p>
      <text:p text:style-name="P3"/>
      <text:p text:style-name="P3"><text:span text:style-name="T7">device</text:span> is the device number that the merging program will come from.</text:p>
      <text:p text:style-name="P3"/>
      <text:p text:style-name="P3"><text:span text:style-name="T3">NOTE:</text:span> No secondary address is used because MERGE is for BASIC programs only.</text:p>
      <text:p text:style-name="P3"/>
      <text:p text:style-name="P3"/>
      <text:p text:style-name="P3"><text:span text:style-name="Heading_20_3_20_Char">EXAMPLE:</text:span></text:p>
      <text:p text:style-name="P3"><text:span text:style-name="Heading_20_3_20_Char"/></text:p>
      <text:p text:style-name="P3">MERGE"SUBROUTINE",8<text:tab/>:REM program "SUBROUTINE" is merged with existing program in memory from the disk drive.</text:p>
      <text:p text:style-name="P3">MERGE"PROG2"<text:tab/>:REM program "PROG2" is merged with existing program in memory from the tape drive.</text:p>
      <text:p text:style-name="P48"><text:span text:style-name="Heading_20_1_20_Char">MO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prite to any location or from one location to another at a given speed.</text:p>
      <text:p text:style-name="P3"/>
      <text:p text:style-name="P3"/>
      <text:p text:style-name="P3"><text:span text:style-name="Heading_20_3_20_Char">SYNTAX:</text:span></text:p>
      <text:p text:style-name="P3"><text:span text:style-name="Heading_20_3_20_Char"/></text:p>
      <text:p text:style-name="P3"><text:span text:style-name="T3">MOVE</text:span> <text:span text:style-name="T7">[sprite#], [x], [y]</text:span></text:p>
      <text:p text:style-name="P3"><text:span text:style-name="T3">MOVE</text:span> <text:span text:style-name="T7">[sprite#], [x1], [y1]</text:span> <text:span text:style-name="T3">TO</text:span> <text:span text:style-name="T7">[x2], [y2], [speed]</text:span></text:p>
      <text:p text:style-name="P3"><text:span text:style-name="T3">MOVE</text:span> <text:span text:style-name="T7">[sprite#] </text:span><text:span text:style-name="T3">TO</text:span> <text:span text:style-name="T7">[x], [y], [speed]</text:span></text:p>
      <text:p text:style-name="P16"/>
      <text:p text:style-name="P37"/>
      <text:p text:style-name="P37"><text:span text:style-name="Heading_20_3_20_Char">DESCRIPTION:</text:span></text:p>
      <text:p text:style-name="P37"><text:span text:style-name="Heading_20_3_20_Char"/></text:p>
      <text:p text:style-name="P37">Any of the eight sprites can be located anywhere on the screen or move from one point to another at a selected speed. <text:s/>MDBASIC can MOVE a sprite many times faster than regular CBM BASIC.</text:p>
      <text:p text:style-name="P37"/>
      <text:p text:style-name="P37"><text:span text:style-name="T7">sprite#</text:span> (0-7) defines which sprite to move.</text:p>
      <text:p text:style-name="P37"/>
      <text:p text:style-name="P37"><text:span text:style-name="T7">x</text:span> (0-511) &amp; y (0-255) select the coordinates for the sprites upper left corner. <text:s/>These coordinates are not like bitmapped coordinates because the lowest and highest ranges locate the sprite off screen.</text:p>
      <text:p text:style-name="P37"/>
      <text:p text:style-name="P37"><text:span text:style-name="T7">x1, y1</text:span> &amp; <text:span text:style-name="T7">x2, y2</text:span> allows a sprite to move from point x1, y1 to point x2, y2. <text:s/>These values have the same range as x and y stated above.</text:p>
      <text:p text:style-name="P37"/>
      <text:p text:style-name="P37"><text:span text:style-name="T7">speed</text:span> (0-255) controls the amount of delay in movement between coordinates when the sprite moves from between points with 0 being the fastest.</text:p>
      <text:p text:style-name="P37"/>
      <text:p text:style-name="P37"/>
      <text:p text:style-name="P37"><text:span text:style-name="Heading_20_3_20_Char">EXAMPLE:</text:span></text:p>
      <text:p text:style-name="P37"><text:span text:style-name="Heading_20_3_20_Char"/></text:p>
      <text:p text:style-name="P37">MOVE 0,180,120 <text:s text:c="12"/>:REM locates sprite#0 to center of screen</text:p>
      <text:p text:style-name="P37">MOVE 0,24,50 TO 320,229,20 :REM moves from top-left to bottom right fast</text:p>
      <text:p text:style-name="P37">MOVE 0 TO 180,100,50 <text:s text:c="6"/>:REM moves to center screen a bit slower</text:p>
      <text:p text:style-name="P50"><text:span text:style-name="Heading_20_1_20_Char">MULTI</text:span></text:p>
      <text:p text:style-name="P37"><text:span text:style-name="Heading_20_1_20_Char"/></text:p>
      <text:p text:style-name="P37"/>
      <text:p text:style-name="P37"><text:span text:style-name="Heading_20_3_20_Char">PURPOSE:</text:span></text:p>
      <text:p text:style-name="P37"><text:span text:style-name="Heading_20_3_20_Char"/></text:p>
      <text:p text:style-name="P37">Set multicolor mode &amp; colors for background, text, sprites, &amp; bitmaps.</text:p>
      <text:p text:style-name="P37"/>
      <text:p text:style-name="P37"/>
      <text:p text:style-name="P37"><text:span text:style-name="Heading_20_3_20_Char">SYNTAX:</text:span></text:p>
      <text:p text:style-name="P37"><text:span text:style-name="Heading_20_3_20_Char"/></text:p>
      <text:p text:style-name="P37"><text:span text:style-name="T3">MULTI COLOR</text:span> <text:span text:style-name="T7">[eb1], [eb2], [eb3]</text:span></text:p>
      <text:p text:style-name="P37"><text:span text:style-name="T3">MULTI TEXT</text:span> <text:span text:style-name="T7">[cc1], [cc2]</text:span></text:p>
      <text:p text:style-name="P37"><text:span text:style-name="T3">MULTI SPRITE</text:span> <text:span text:style-name="T7">[sc1], [sc2]</text:span></text:p>
      <text:p text:style-name="P37"/>
      <text:p text:style-name="P37"/>
      <text:p text:style-name="P37"><text:span text:style-name="Heading_20_3_20_Char">DESCRIPTION:</text:span></text:p>
      <text:p text:style-name="P37"><text:span text:style-name="Heading_20_3_20_Char"/></text:p>
      <text:p text:style-name="P37">This command is used to select multicolor mode and to set the colors, except in the SPRITE command where the colors are just set because there are eight sprites and each individual sprite can have hires or multicolor mode, which is selected in the SPRITE command.</text:p>
      <text:p text:style-name="P37"/>
      <text:p text:style-name="P37">MULTI COLOR enables extended background color mode. <text:s/>This mode lets you select the background color of each text character, as well as its foreground color. This increases the number of background colors displayed by reducing the number of characters that can be shown on the screen. <text:s/>The only displayable characters are the characters with codes from 0-63 (5-bit value). <text:s/>The upper 2 bits are used to select the source of the color. <text:s/>The next three groups of characters (64-127) select a different background color, but still display the codes 0-63.</text:p>
      <text:p text:style-name="P38"/>
      <text:p text:style-name="P38"><text:span text:style-name="T14">BITS</text:span><text:span text:style-name="T12"><text:tab/></text:span><text:span text:style-name="T14">CODE</text:span><text:span text:style-name="T12"><text:tab/></text:span><text:span text:style-name="T13">COLOR<text:tab/>SOURCE_____________________________</text:span></text:p>
      <text:p text:style-name="P38"><text:span text:style-name="T16">00<text:tab/></text:span>0-63<text:tab/>background color<text:tab/>background color reg 0 (4-bit value)<text:tab/></text:p>
      <text:p text:style-name="P38">01<text:tab/>64-127<text:tab/>eb1<text:tab/>background color reg 1 (4-bit value)</text:p>
      <text:p text:style-name="P38">10<text:tab/>128-191<text:tab/>eb2<text:tab/>background color reg 2 (4-bit value)</text:p>
      <text:p text:style-name="P38">11<text:tab/>192-255<text:tab/>eb3<text:tab/>background color reg 3 (4-bit value)</text:p>
      <text:p text:style-name="P38"/>
      <text:p text:style-name="P38">Extended background color mode can be a very useful enhancement for your text displays. <text:s/>It allows the creation of windows, which, because of their different background colors make different bodies of text stand out. <text:s/>The background colors of these windows can be changed using MULTI COLOR, which instantly changes the background of the windows. <text:s/>This is useful for making a particular section of the screen stand out from the rest.</text:p>
      <text:p text:style-name="P38"/>
      <text:p text:style-name="P38">MULTI TEXT enables multi color text mode. This increases the number of background colors available to a character by reducing the number of pixels to display the text. Each pixel is represented by 2 bits. The bit pattern determines the color source. Colors cc1 &amp; cc2 define the first two colors that can occupy the 4 x 8 square. <text:s/>The table below lists the four 2-bit patterns and the associated color:</text:p>
      <text:p text:style-name="P38"/>
      <text:p text:style-name="P51">PIXEL<text:tab/>COLOR______________SOURCE___________________________</text:p>
      <text:p text:style-name="P38">00<text:tab/>background color<text:tab/>background color reg 0 (4-bit value)</text:p>
      <text:p text:style-name="P38">01<text:tab/>cc1<text:tab/>background color reg 1 (4-bit value)</text:p>
      <text:p text:style-name="P38">10<text:tab/>cc2<text:tab/>background color reg 2 (4-bit value)</text:p>
      <text:p text:style-name="P38">11<text:tab/>foreground color<text:tab/>text color RAM byte (3-bit value)</text:p>
      <text:p text:style-name="P38"/>
      <text:p text:style-name="P38">If the character you want to display is not included in scan codes 0-63 then you will need to use the DESGIN command to define your own custom shape. In the following custom character example, </text:p>
      <text:p text:style-name="P39">AA=cc1, BB=cc2, CC=foreground color, DD=background color:</text:p>
      <text:p text:style-name="P39"><text:span text:style-name="T15"><text:s/></text:span><text:span text:style-name="T13">IMAGE<text:tab/>BIT PATTERN<text:tab/>DATA </text:span></text:p>
      <text:p text:style-name="P39">DDAAAADD<text:tab/>00 01 01 00<text:tab/>20</text:p>
      <text:p text:style-name="P39">AABBBBAA<text:tab/>01 10 10 01<text:tab/>105</text:p>
      <text:p text:style-name="P39">AADDDDAA<text:tab/>01 00 00 01<text:tab/>65</text:p>
      <text:p text:style-name="P39">AAAAAAAA<text:tab/>01 01 01 01<text:tab/>85</text:p>
      <text:p text:style-name="P39">AADDDDAA<text:tab/>01 00 00 01<text:tab/>65</text:p>
      <text:p text:style-name="P39">AACCCCAA<text:tab/>01 11 11 01<text:tab/>125</text:p>
      <text:p text:style-name="P39">DDAAAADD<text:tab/>00 01 01 00<text:tab/>20</text:p>
      <text:p text:style-name="P39">DDDDDDDD<text:tab/>00 00 00 00<text:tab/>0</text:p>
      <text:p text:style-name="P39"/>
      <text:p text:style-name="P39">This data will make a ball, with multicolor stripes.</text:p>
      <text:p text:style-name="P39"/>
      <text:p text:style-name="P39">If a character is printed to the screen using colors 0-7, the character will be in multicolor. <text:s/>If it is printed using colors 8-15, the character is printed in hi-resolution. <text:s/>This allows multicolor &amp; hi-resolution to be displayed on the same screen at the same time, at expense of loosing colors 0-7 for hires mode. <text:s/>This color can be set by using the COLOR command.</text:p>
      <text:p text:style-name="P39"/>
      <text:p text:style-name="P39">While in multicolor text mode, if the colors are changed using MULTI TEXT, all the characters on the screen will change color accordingly, producing a special effect.</text:p>
      <text:p text:style-name="P39"/>
      <text:p text:style-name="P39">MULTI SPRITE colors sc1 &amp; sc2 define the first two colors that can occupy a 24 x 21 sprite. <text:s/>The table below lists the four 2-bit patterns and the associated color:</text:p>
      <text:p text:style-name="P28">BIT PAIR <text:s text:c="6"/>COLOR TO USE</text:p>
      <text:p text:style-name="P39"><text:span text:style-name="T1"><text:s text:c="3"/></text:span>00 <text:s text:c="9"/>background color</text:p>
      <text:p text:style-name="P39"><text:span text:style-name="T1"><text:s text:c="3"/></text:span>01 <text:s text:c="9"/>sc1</text:p>
      <text:p text:style-name="P39"><text:span text:style-name="T1"><text:s text:c="3"/></text:span>10 <text:s text:c="9"/>sc2</text:p>
      <text:p text:style-name="P39"><text:span text:style-name="T1"><text:s text:c="3"/></text:span>11 <text:s text:c="9"/>sprite color</text:p>
      <text:p text:style-name="P39"/>
      <text:p text:style-name="P39">The designing of a multicolor sprite is the same as a multicolor character when arranging the bit-pairs for the corresponding colors (See DESIGN command, page 9).</text:p>
      <text:p text:style-name="P39"/>
      <text:p text:style-name="P3"/>
      <text:p text:style-name="P3"><text:span text:style-name="Heading_20_3_20_Char">EXAMPLE:</text:span></text:p>
      <text:p text:style-name="P3"><text:span text:style-name="Heading_20_3_20_Char"/></text:p>
      <text:p text:style-name="P3">MULTI COLOR 2,6,7 <text:s text:c="4"/>:REM selects extended bkgnd color mode &amp; sets colors</text:p>
      <text:p text:style-name="P3">MULTI SPRITE 1,5,6 <text:s text:c="3"/>:REM sprite#1 has multicolor &amp; sets its colors</text:p>
      <text:p text:style-name="P3">MULTI TEXT 15,13 <text:s text:c="5"/>:REM selects multicolor text mode &amp; sets colors</text:p>
      <text:p text:style-name="P48"><text:span text:style-name="Heading_20_1_20_Char">OL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bring back a program that has been erased by the NEW command.</text:p>
      <text:p text:style-name="P3"/>
      <text:p text:style-name="P3"/>
      <text:p text:style-name="P3"><text:span text:style-name="Heading_20_3_20_Char">SYNTAX:</text:span></text:p>
      <text:p text:style-name="P3"><text:span text:style-name="Heading_20_3_20_Char"/></text:p>
      <text:p text:style-name="P23">OLD</text:p>
      <text:p text:style-name="P3"/>
      <text:p text:style-name="P3"/>
      <text:p text:style-name="P3"><text:span text:style-name="Heading_20_3_20_Char">DESCRIPTION:</text:span></text:p>
      <text:p text:style-name="P3"><text:span text:style-name="Heading_20_3_20_Char"/></text:p>
      <text:p text:style-name="P3">OLD brings back a program that has been NEW-ed, or lost due to the computer being reset.</text:p>
      <text:p text:style-name="P3"/>
      <text:p text:style-name="P3">If a program has been NEW-ed, and a new program has been loaded or typed in, or any variables have been defined, the old program will be lost.</text:p>
      <text:p text:style-name="P3"/>
      <text:p text:style-name="P3"><text:span text:style-name="T3">NOTE:</text:span> if a SYNTAX ERROR occurs because of some user error, prior to the error message, the computer tries to set up a variable because it does not recognize statement. <text:s/>In doing so, a variable has been set up, making OLD work improperly so BE CAREFULL when a program is to be brought back.</text:p>
      <text:p text:style-name="P48"><text:span text:style-name="Heading_20_1_20_Char"><text:span text:style-name="T2">ON SPRITE</text:span></text:span></text:p>
      <text:p text:style-name="P40"><text:span text:style-name="Heading_20_1_20_Char"><text:span text:style-name="T2"/></text:span></text:p>
      <text:p text:style-name="P40"/>
      <text:p text:style-name="P40"><text:span text:style-name="Heading_20_3_20_Char">PURPOSE:</text:span></text:p>
      <text:p text:style-name="P40"><text:span text:style-name="Heading_20_3_20_Char"><text:span text:style-name="T2"/></text:span></text:p>
      <text:p text:style-name="P40">To redirect programming when sprite-sprite or sprite-text collisions occur.</text:p>
      <text:p text:style-name="P40"/>
      <text:p text:style-name="P40"/>
      <text:p text:style-name="P40"><text:span text:style-name="Heading_20_3_20_Char">SYNTAX:</text:span></text:p>
      <text:p text:style-name="P40"><text:span text:style-name="Heading_20_3_20_Char"><text:span text:style-name="T2"/></text:span></text:p>
      <text:p text:style-name="P3"><text:span text:style-name="T6">ON SPRITE GOSUB</text:span><text:span text:style-name="T2"> </text:span><text:span text:style-name="T10">[line#]</text:span></text:p>
      <text:p text:style-name="P3"><text:span text:style-name="T6">ON SPRITE GOTO</text:span><text:span text:style-name="T2"> </text:span><text:span text:style-name="T10">[line#]</text:span></text:p>
      <text:p text:style-name="P3"><text:span text:style-name="T6">ON SPRITE TEXT GOSUB</text:span><text:span text:style-name="T2"> </text:span><text:span text:style-name="T10">[line#]</text:span></text:p>
      <text:p text:style-name="P3"><text:span text:style-name="T6">ON SPRITE TEXT GOTO</text:span><text:span text:style-name="T2"> </text:span><text:span text:style-name="T10">[line#]</text:span></text:p>
      <text:p text:style-name="P18"/>
      <text:p text:style-name="P3"/>
      <text:p text:style-name="P3"><text:span text:style-name="Heading_20_3_20_Char">DESCRIPTION:</text:span></text:p>
      <text:p text:style-name="P3"><text:span text:style-name="Heading_20_3_20_Char"/></text:p>
      <text:p text:style-name="P3">This command allows the programmer to act immediately on sprite to sprite and/or sprite to text collisions. <text:s/>The on bits in sprites and text must be on for a collision to occur.</text:p>
      <text:p text:style-name="P3"/>
      <text:p text:style-name="P3">Both sprite-to-sprite and sprite-to-text collision can be detected. <text:s/>If any sprite collides with any characters on the screen, a GOSUB to the line specified is implicitly executed after the statement that caused the event.</text:p>
      <text:p text:style-name="P3"/>
      <text:p text:style-name="P3">S1 = SPRITE(0) returns the sprite number that collided with text or one of the other sprites. S2 = SPRITE(1) returns the sprite number of the other sprite. <text:s/></text:p>
      <text:p text:style-name="P3"/>
      <text:p text:style-name="P3">Use the RETURN statement as with any GOSUB to return from the subroutine.</text:p>
      <text:p text:style-name="P3"/>
      <text:p text:style-name="P3"/>
      <text:p text:style-name="P3"><text:span text:style-name="Heading_20_3_20_Char">EXAMPLE:</text:span></text:p>
      <text:p text:style-name="P3"><text:span text:style-name="Heading_20_3_20_Char"/></text:p>
      <text:p text:style-name="P3">ON SPRITE GOSUB 1000 <text:s text:c="2"/>:REM if sprites collide, GOSUB 1000</text:p>
      <text:p text:style-name="P3">.</text:p>
      <text:p text:style-name="P3">.(main program here)</text:p>
      <text:p text:style-name="P3">.</text:p>
      <text:p text:style-name="P3">1000 SPRITE PEEK(251),0 : REM turn off colliding sprite</text:p>
      <text:p text:style-name="P3">1010 RETURN</text:p>
      <text:p text:style-name="P3">1020 REM PEEK(251) returns the sprite# that collided</text:p>
      <text:p text:style-name="P48"><text:span text:style-name="Heading_20_1_20_Char">ON 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an error occurs, to a user routine.</text:p>
      <text:p text:style-name="P3"/>
      <text:p text:style-name="P3"/>
      <text:p text:style-name="P3"><text:span text:style-name="Heading_20_3_20_Char">SYNTAX:</text:span></text:p>
      <text:p text:style-name="P3"><text:span text:style-name="Heading_20_3_20_Char"/></text:p>
      <text:p text:style-name="P3"><text:span text:style-name="T3">ON ERROR GOTO</text:span> <text:span text:style-name="T7">[line#]</text:span></text:p>
      <text:p text:style-name="P23">ON ERROR RESUME NEXT</text:p>
      <text:p text:style-name="P3"/>
      <text:p text:style-name="P3"/>
      <text:p text:style-name="P3"><text:span text:style-name="Heading_20_3_20_Char">DESCRIPTION:</text:span></text:p>
      <text:p text:style-name="P3"><text:span text:style-name="Heading_20_3_20_Char"/></text:p>
      <text:p text:style-name="P3">ON ERROR allows the programmer to redirect program execution to a specified line number when an error occurs. <text:s/>This is useful when an error like DEVICE NOT PRESENT occurs, which can be trapped to avoid program crashes.</text:p>
      <text:p text:style-name="P3"/>
      <text:p text:style-name="P3"><text:span text:style-name="T7">line#</text:span> is the line number that the program will GOSUB to when an error occurs. <text:s/>If line# is not found, an UNDEF'D STATEMENT ERROR will occur.</text:p>
      <text:p text:style-name="P3"/>
      <text:p text:style-name="P3">er = ERROR(0) returns the number of the error that occurred. <text:s/>This must be used to decode which error occurred (see appendix B).</text:p>
      <text:p text:style-name="P3"/>
      <text:p text:style-name="P3">el = ERROR(1) returns the line number that the error occurred. </text:p>
      <text:p text:style-name="P3"/>
      <text:p text:style-name="P3">To return from an ERROR subroutine the RESUME command must be executed.</text:p>
      <text:p text:style-name="P3">The previous error number and line number will be cleared (set to 0).</text:p>
      <text:p text:style-name="P3"/>
      <text:p text:style-name="P3">ON ERROR is used in program mode only, and has no effect in direct mode.</text:p>
      <text:p text:style-name="P3"/>
      <text:p text:style-name="P3"><text:span text:style-name="T3">NOTE:</text:span> If an error occurs in the subroutine before RESUME is executed, the error message will be displayed and the program will stop. <text:s/>This is to avoid continuous looping through the subroutine.</text:p>
      <text:p text:style-name="P3"/>
      <text:p text:style-name="P3">ON ERROR RESUME NEXT will ignore all errors and skip to the next statement. The last error number and line is available using the ERROR() function. To clear the last error information use the statement ERROR CLR. </text:p>
      <text:p text:style-name="P3"/>
      <text:p text:style-name="P3"><text:span text:style-name="Heading_20_3_20_Char">EXAMPLE:</text:span></text:p>
      <text:p text:style-name="P3"><text:span text:style-name="Heading_20_3_20_Char"/></text:p>
      <text:p text:style-name="P3">ON ERROR GOTO 1000 <text:s text:c="5"/>:REM if any errors occur, goto line 1000</text:p>
      <text:p text:style-name="P3">.(main program here)</text:p>
      <text:p text:style-name="P3">1000 PRINT ERROR(0) <text:s text:c="4"/>:REM print error num</text:p>
      <text:p text:style-name="P3">1010 RESUME NEXT <text:s text:c="7"/>:REM ignore all errors, execute next command</text:p>
      <text:p text:style-name="P48"><text:span text:style-name="Heading_20_1_20_Char">ON 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there is keyboard activity.</text:p>
      <text:p text:style-name="P3"/>
      <text:p text:style-name="P3"/>
      <text:p text:style-name="P3"><text:span text:style-name="Heading_20_3_20_Char">SYNTAX:</text:span></text:p>
      <text:p text:style-name="P3"><text:span text:style-name="Heading_20_3_20_Char"/></text:p>
      <text:p text:style-name="P3"><text:span text:style-name="T3">ON KEY GOSUB</text:span> <text:span text:style-name="T7">[line#]</text:span></text:p>
      <text:p text:style-name="P22"/>
      <text:p text:style-name="P3"/>
      <text:p text:style-name="P3"><text:span text:style-name="Heading_20_3_20_Char">DESCRIPTION:</text:span></text:p>
      <text:p text:style-name="P3"><text:span text:style-name="Heading_20_3_20_Char"/></text:p>
      <text:p text:style-name="P3">ON KEY allows the programmer to act on a keypress (except run/stop-restore and control keys) from anywhere in the program. <text:s/>This gives freedom to the programmer to focus on other tasks while still acting on keyboard input.</text:p>
      <text:p text:style-name="P3"/>
      <text:p text:style-name="P3"><text:span text:style-name="T7">line#</text:span> is the first line number of the subroutine to GOSUB. <text:s/>If line# is not in the program, an UNDEF'D STATEMENT will occur.</text:p>
      <text:p text:style-name="P3"/>
      <text:p text:style-name="P3">To retrieve the ASCII value of the key that was struck use the KEY function: K = KEY(0). <text:s/>See appendix C for ASCII characters and values.</text:p>
      <text:p text:style-name="P3"/>
      <text:p text:style-name="P3">While in the key trapping subroutine key events are paused to avoid multiple calls at the same time. In this case, the input will go into the keyboard buffer for the next iteration of the subroutine.</text:p>
      <text:p text:style-name="P3"/>
      <text:p text:style-name="P3">Use the RETURN statement as you would with any GOSUB to continue executing statements from where it was called.</text:p>
      <text:p text:style-name="P3"/>
      <text:p text:style-name="P3">KEY OFF turns off key trapping.</text:p>
      <text:p text:style-name="P3"/>
      <text:p text:style-name="P3"/>
      <text:p text:style-name="P3"><text:span text:style-name="Heading_20_3_20_Char">EXAMPLE:</text:span></text:p>
      <text:p text:style-name="P3"><text:span text:style-name="Heading_20_3_20_Char"/></text:p>
      <text:p text:style-name="P3">10 ON KEY GOSUB 1000 <text:s text:c="2"/>:REM when a key is struck, gosub 1000</text:p>
      <text:p text:style-name="P3">.</text:p>
      <text:p text:style-name="P3">.(main program here)</text:p>
      <text:p text:style-name="P3">.</text:p>
      <text:p text:style-name="P3">1000 PRINT KEY(0) <text:s text:c="5"/>:REM display ASCII of char from keyboard</text:p>
      <text:p text:style-name="P3">1010 RETURN <text:s text:c="11"/>:REM return from subroutine</text:p>
      <text:p text:style-name="P48"><text:span text:style-name="Heading_20_1_20_Char">PAIN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Fills in a certain area of a bitmap screen with a specified color.</text:p>
      <text:p text:style-name="P3"/>
      <text:p text:style-name="P3"/>
      <text:p text:style-name="P3"><text:span text:style-name="Heading_20_3_20_Char">SYNTAX:</text:span></text:p>
      <text:p text:style-name="P3"><text:span text:style-name="Heading_20_3_20_Char"/></text:p>
      <text:p text:style-name="P3"><text:span text:style-name="T3">PAINT</text:span> <text:span text:style-name="T7">[x], [y], [plot type], [color]</text:span></text:p>
      <text:p text:style-name="P3"/>
      <text:p text:style-name="P3"/>
      <text:p text:style-name="P3"><text:span text:style-name="Heading_20_3_20_Char">DESCRIPTION:</text:span></text:p>
      <text:p text:style-name="P3"><text:span text:style-name="Heading_20_3_20_Char"/></text:p>
      <text:p text:style-name="P3">PAINT is used in conjunction with the BITMAP command, although to paint on a bitmapped screen, you do not have to be in bitmapped graphics. <text:s/>Note that the plot type is omitted here. <text:s/>This is because PAINT works on boundaries made by bits that are on.</text:p>
      <text:p text:style-name="P3"/>
      <text:p text:style-name="P3">When an area is enclosed, the bits that make up the inside of the enclosure can be filled with plotted dots by selecting a start point to paint.</text:p>
      <text:p text:style-name="P3"/>
      <text:p text:style-name="P3"><text:span text:style-name="T7">x, y</text:span> define the coordinates where the filling in of an object on the screen will begin. <text:s/>Remember in hires mode x=0-319, y=0-199, but in multicolor mode, x=0-159, y=0-99. <text:s/>Any point in the shape may be selected.</text:p>
      <text:p text:style-name="P3"/>
      <text:p text:style-name="P3"><text:span text:style-name="T7">plot type</text:span> (0-2) determines how the shape will be painted. 0=dots off, 1=dots on, 2=flip pixel (on=off, off=on)</text:p>
      <text:p text:style-name="P3"/>
      <text:p text:style-name="P3"><text:span text:style-name="T7">color</text:span> (0-15 in hi-resolution mode, 0-3 in multicolor mode), sets the color the dot will have. <text:s/>See the MULTI command using BITMAP, for explanation of the colors for both modes.</text:p>
      <text:p text:style-name="P3"/>
      <text:p text:style-name="P3"/>
      <text:p text:style-name="P3"><text:span text:style-name="Heading_20_3_20_Char">EXAMPLE:</text:span></text:p>
      <text:p text:style-name="P3"><text:span text:style-name="Heading_20_3_20_Char"/></text:p>
      <text:p text:style-name="P3">PAINT 160,100 <text:s text:c="9"/>:REM paint section starting at center of screen</text:p>
      <text:p text:style-name="P3">PAINT 0,0,0 <text:s text:c="11"/>:REM erase dots enclosed in off dots</text:p>
      <text:p text:style-name="P3">PAINT 300,10,2 <text:s text:c="8"/>:REM flip dots</text:p>
      <text:p text:style-name="P48"><text:span text:style-name="Heading_20_1_20_Char">PLA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y musical notes on any of the three available voices.</text:p>
      <text:p text:style-name="P3"/>
      <text:p text:style-name="P3"/>
      <text:p text:style-name="P3"><text:span text:style-name="Heading_20_3_20_Char">SYNTAX:</text:span></text:p>
      <text:p text:style-name="P3"><text:span text:style-name="Heading_20_3_20_Char"/></text:p>
      <text:p text:style-name="P3"><text:span text:style-name="T3">PLAY</text:span> <text:span text:style-name="T7">S$</text:span></text:p>
      <text:p text:style-name="P23">PLAY STOP</text:p>
      <text:p text:style-name="P3"/>
      <text:p text:style-name="P3"><text:span text:style-name="Heading_20_3_20_Char">DESCRIPTION:</text:span></text:p>
      <text:p text:style-name="P3"><text:span text:style-name="Heading_20_3_20_Char"/></text:p>
      <text:p text:style-name="P3">PLAY allows any of the three voices to play real musical notes at eight different octaves in the background. <text:s/>If the volume is currently set to 0 then it will automatically be set to max (15).</text:p>
      <text:p text:style-name="P3"/>
      <text:p text:style-name="P3"><text:span text:style-name="T7">S$</text:span> is the string of notes to play. <text:span text:style-name="T2">If S$ is an array, the first 3 strings will be played simultaneously on the respective voices. S$[0] is played on voice 1, s$[1] is played on voice 2 and s$[2] is played on voice 3.</text:span></text:p>
      <text:p text:style-name="P3"/>
      <text:p text:style-name="P3">There are 12 unique notes in each octave: (C, C#, D, D#, E, F, F#, G, G#, A#, A, B). Sharps (#) and flats (-) can be used to play the notes between notes like the black keys on a piano. Below is the table of symbols available to play music:</text:p>
      <text:p text:style-name="P3"/>
      <text:p text:style-name="P3">A-G[+,-][n]<text:tab/>Note to play in current octave for length n.</text:p>
      <text:p text:style-name="P3"/>
      <text:p text:style-name="P3">Ln<text:tab/>Length (0-99) of a note in Jiffies, default 30.</text:p>
      <text:p text:style-name="P3"/>
      <text:p text:style-name="P3">O<text:span text:style-name="T8">n</text:span><text:tab/>Octave <text:span text:style-name="T8">n</text:span>(1-8) default 4.</text:p>
      <text:p text:style-name="P3"/>
      <text:p text:style-name="P3">P[n]<text:tab/>Pause sound for one note length or length n.</text:p>
      <text:p text:style-name="P3"/>
      <text:p text:style-name="P3">V<text:span text:style-name="T8">n</text:span><text:tab/>Voice <text:span text:style-name="T8">n</text:span>(1-3) selects the voice to play the notes.</text:p>
      <text:p text:style-name="P3"/>
      <text:p text:style-name="P3">W<text:span text:style-name="T8">n</text:span><text:tab/>Waveform (0-8) changes the waveform. The default is 1 (Triangle). See the WAVE command for the list of available waveforms.</text:p>
      <text:p text:style-name="P3"/>
      <text:p text:style-name="P3"/>
      <text:p text:style-name="P3">PLAY STOP will abort the current playing notes.</text:p>
      <text:p text:style-name="P3"/>
      <text:p text:style-name="P3"/>
      <text:p text:style-name="P3"><text:span text:style-name="Heading_20_3_20_Char">EXAMPLE:</text:span></text:p>
      <text:p text:style-name="P3"><text:span text:style-name="Heading_20_3_20_Char"/></text:p>
      <text:p text:style-name="P3">REM PLAY MUSIC SCALE IN DEFAULT WAVEFORM OCTAVE 4 AND 5</text:p>
      <text:p text:style-name="P3">PLAY "A-AA#10BCCP#DD#EFF#GG# &gt; A-AA#10BCCP#DD#EFF#GG#"</text:p>
      <text:p text:style-name="P7"><text:s/></text:p>
      <text:p text:style-name="P3">REM PLAY NOTES ON VOICE 1 WITH SAWTOOTH WAVEFORM</text:p>
      <text:p text:style-name="P3">PLAY "V1W2 A- A A# B C99 C# D D# E F F# G G#5 P30 G#5"</text:p>
      <text:p text:style-name="P48"><text:span text:style-name="Heading_20_1_20_Char">PL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urns a pixel on or off on a bitmap screen.</text:p>
      <text:p text:style-name="P3"/>
      <text:p text:style-name="P3"/>
      <text:p text:style-name="P3"><text:span text:style-name="Heading_20_3_20_Char">SYNTAX:</text:span></text:p>
      <text:p text:style-name="P3"><text:span text:style-name="Heading_20_3_20_Char"/></text:p>
      <text:p text:style-name="P3"><text:span text:style-name="T3">PLOT</text:span> <text:span text:style-name="T7">[x], [y], [plot type], [color]</text:span></text:p>
      <text:p text:style-name="P3"/>
      <text:p text:style-name="P3"/>
      <text:p text:style-name="P3"><text:span text:style-name="Heading_20_3_20_Char">DESCRIPTION:</text:span></text:p>
      <text:p text:style-name="P3"><text:span text:style-name="Heading_20_3_20_Char"/></text:p>
      <text:p text:style-name="P3"><text:span text:style-name="T7">x</text:span> (0-319), y (0-199) in hi-resolution mode, x (0-159), y (0-99) in multicolor mode. <text:s/><text:span text:style-name="T7">x, y</text:span> are the coordinates referencing a pixel on a bitmap screen. <text:s/>Any values out of range in the mode selected will result in an ILLEGAL QUANITY ERROR.</text:p>
      <text:p text:style-name="P3"/>
      <text:p text:style-name="P3"><text:span text:style-name="T7">plot type</text:span> (0-2) determines how the dot will be plotted as follows:</text:p>
      <text:p text:style-name="P27">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text:span text:style-name="T7">color</text:span> (0-15 in hi-resolution mode, 0-3 in multicolor mode), sets the color the line will have. <text:s/>In multicolor mode, the colors 1-3 will correspond to the colors c1-c3, selected in the MULTI BITMAP or MAPCOL command. <text:s/>If color = 0 the line will be drawn with the color of the background which is selected using the COLOR command. <text:s/>See the MULTI BITMAP command for more information.</text:p>
      <text:p text:style-name="P3"/>
      <text:p text:style-name="P3"/>
      <text:p text:style-name="P3"><text:span text:style-name="Heading_20_3_20_Char">EXAMPLE:</text:span></text:p>
      <text:p text:style-name="P3"><text:span text:style-name="Heading_20_3_20_Char"/></text:p>
      <text:p text:style-name="P3">PLOT 160,100 <text:s text:c="6"/>:REM plot center of hires screen</text:p>
      <text:p text:style-name="P3">PLOT 80,50,1,1 <text:s text:c="4"/>:REM plot center of multicolor screen with white dot</text:p>
      <text:p text:style-name="P3">PLOT 0,0,0 <text:s text:c="8"/>:REM turn off pixel in top left corner</text:p>
      <text:p text:style-name="P3">PLOT 319,199,2 <text:s text:c="4"/>:REM flip bottom right corner pixel's condition</text:p>
      <text:p text:style-name="P48"><text:span text:style-name="Heading_20_1_20_Char">P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turn the current condition of any of the four game paddles.</text:p>
      <text:p text:style-name="P3"/>
      <text:p text:style-name="P3"/>
      <text:p text:style-name="P3"><text:span text:style-name="Heading_20_3_20_Char">SYNTAX:</text:span></text:p>
      <text:p text:style-name="P3"><text:span text:style-name="Heading_20_3_20_Char"/></text:p>
      <text:p text:style-name="P3"><text:span text:style-name="T7">v =</text:span> <text:span text:style-name="T3">POT(</text:span><text:span text:style-name="T7">paddle#</text:span><text:span text:style-name="T3">)</text:span></text:p>
      <text:p text:style-name="P3"/>
      <text:p text:style-name="P3"/>
      <text:p text:style-name="P3"><text:span text:style-name="Heading_20_3_20_Char">DESCRIPTION:</text:span></text:p>
      <text:p text:style-name="P3"><text:span text:style-name="Heading_20_3_20_Char"/></text:p>
      <text:p text:style-name="P3">When making programs to interact with the paddle controllers, the POTentiometer command is used.</text:p>
      <text:p text:style-name="P3"/>
      <text:p text:style-name="P3"><text:span text:style-name="T7">paddle#</text:span> can range from 1-4. <text:s/>Each port controls two paddles.</text:p>
      <text:p text:style-name="P3"/>
      <text:p text:style-name="P3">Input port#0 monitors paddles 1 &amp; 2, input port#1 monitors paddles 3 &amp; 4.</text:p>
      <text:p text:style-name="P3"/>
      <text:p text:style-name="P3">To detect the button being pressed, the value returned for that paddle will be negative, therefore signifying position &amp; button status simultaneously.</text:p>
      <text:p text:style-name="P3"/>
      <text:p text:style-name="P3"><text:span text:style-name="T3">NOTE:</text:span> POT is a function and cannot be used as a statement.</text:p>
      <text:p text:style-name="P3"/>
      <text:p text:style-name="P3"/>
      <text:p text:style-name="P3"><text:span text:style-name="Heading_20_3_20_Char">EXAMPLE:</text:span></text:p>
      <text:p text:style-name="P3"><text:span text:style-name="Heading_20_3_20_Char"/></text:p>
      <text:p text:style-name="P3">PRINT POT(1) <text:s text:c="11"/>:REM displays port#0's paddle #1</text:p>
      <text:p text:style-name="P3">MOVE 1,POT(2),100 <text:s text:c="6"/>:REM sprite#0 x changes with pot#1's position.</text:p>
      <text:p text:style-name="P3">IF POT(4)&lt;0 THEN STOP <text:s text:c="2"/>:REM program stops when paddle#4 button is pushed</text:p>
      <text:p text:style-name="P3">P1=ABS(POT(1)) <text:s text:c="9"/>:REM returns pot#1's position w/o fire indication</text:p>
      <text:p text:style-name="P48"><text:span text:style-name="Heading_20_1_20_Char">PU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the pulse value for any of the three voices.</text:p>
      <text:p text:style-name="P3"/>
      <text:p text:style-name="P3"/>
      <text:p text:style-name="P3"><text:span text:style-name="Heading_20_3_20_Char">SYNTAX:</text:span></text:p>
      <text:p text:style-name="P3"><text:span text:style-name="Heading_20_3_20_Char"/></text:p>
      <text:p text:style-name="P3"><text:span text:style-name="T3">PULSE</text:span> <text:span text:style-name="T7">[voice#], [width]</text:span></text:p>
      <text:p text:style-name="P3"/>
      <text:p text:style-name="P3"/>
      <text:p text:style-name="P3"><text:span text:style-name="Heading_20_3_20_Char">DESCRIPTION:</text:span></text:p>
      <text:p text:style-name="P3"><text:span text:style-name="Heading_20_3_20_Char"/></text:p>
      <text:p text:style-name="P3">PULSE sets the pulse width of any voice. This feature only works when a pulse waveform has been selected, which the output of the signal is a rectangular wave.</text:p>
      <text:p text:style-name="P3"/>
      <text:p text:style-name="P3"><text:span text:style-name="T7">voice#</text:span> (1-3) selects which voice to set the pulse frequency.</text:p>
      <text:p text:style-name="P3"/>
      <text:p text:style-name="P3"><text:span text:style-name="T7">width</text:span> (0-100) determines the duty cycle. <text:s/>This value is expressed in percent (%) of time that the rectangular wave will stay at the high part of the cycle. <text:s/>Changing the pulse width will vastly change the sound created with the pulse waveform.</text:p>
      <text:p text:style-name="P3"/>
      <text:p text:style-name="P3"><text:span text:style-name="T3">NOTE:</text:span> In order for this command to affect the sound, a pulse waveform must be set for the corresponding voice by using the WAVE command.</text:p>
      <text:p text:style-name="P3"/>
      <text:p text:style-name="P3"/>
      <text:p text:style-name="P3"><text:span text:style-name="Heading_20_3_20_Char">EXAMPLE:</text:span></text:p>
      <text:p text:style-name="P3"><text:span text:style-name="Heading_20_3_20_Char"/></text:p>
      <text:p text:style-name="P3">PULSE 1,100 <text:s text:c="6"/>:REM voice#1 stays high continuously</text:p>
      <text:p text:style-name="P3">PULSE 3,33.3333 <text:s text:c="2"/>:REM voice#3 will stay high 1/3rd of the time</text:p>
      <text:p text:style-name="P3">PULSE 1,50 <text:s text:c="7"/>:REM voice#1 has a square wave output</text:p>
      <text:p text:style-name="P48"><text:span text:style-name="Heading_20_1_20_Char">RENUM</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number a program with a selected increment.</text:p>
      <text:p text:style-name="P3"/>
      <text:p text:style-name="P3"/>
      <text:p text:style-name="P3"><text:span text:style-name="Heading_20_3_20_Char">SYNTAX:</text:span></text:p>
      <text:p text:style-name="P3"><text:span text:style-name="Heading_20_3_20_Char"/></text:p>
      <text:p text:style-name="P3"><text:span text:style-name="T3">RENUM</text:span> <text:span text:style-name="T7">[start], [increment]</text:span></text:p>
      <text:p text:style-name="P3"/>
      <text:p text:style-name="P3"/>
      <text:p text:style-name="P3"><text:span text:style-name="Heading_20_3_20_Char">DESCRIPTION:</text:span></text:p>
      <text:p text:style-name="P3"><text:span text:style-name="Heading_20_3_20_Char"/></text:p>
      <text:p text:style-name="P3">RENUM allows a programmer to space the number of lines between each program line allowing easy insertion of programming anywhere in the program. <text:s/>It also makes a program look neat and easy to follow. </text:p>
      <text:p text:style-name="P3"/>
      <text:p text:style-name="P3"><text:span text:style-name="T7">start</text:span> is the new start line that the program to renumber will begin with.</text:p>
      <text:p text:style-name="P3"/>
      <text:p text:style-name="P3"><text:span text:style-name="T7">increment</text:span> is the number of lines between every line. <text:s/>If this operand is omitted, it is defaulted to 10.</text:p>
      <text:p text:style-name="P3"/>
      <text:p text:style-name="P3">If RENUM has no operands, then the default value of 10 will be used for the start line number and increment.</text:p>
      <text:p text:style-name="P3"/>
      <text:p text:style-name="P3">RENUM changes all line numbers that have commands referring to line numbers like THEN, ELSE, GOTO, GOSUB, RESTORE, ON ERROR, etc.</text:p>
      <text:p text:style-name="P3"/>
      <text:p text:style-name="P3">If RENUM comes across a reference to a line number that is not in the program, the number is replaced with 65535, and the line number that the referencing command is on is listed.</text:p>
      <text:p text:style-name="P3"/>
      <text:p text:style-name="P3"/>
      <text:p text:style-name="P3"><text:span text:style-name="Heading_20_3_20_Char">EXAMPLE:</text:span></text:p>
      <text:p text:style-name="P3"><text:span text:style-name="Heading_20_3_20_Char"/></text:p>
      <text:p text:style-name="P3">RENUM <text:s text:c="11"/>:REM program starts with line 10 with 10 increments </text:p>
      <text:p text:style-name="P3">RENUM 1000,10 <text:s text:c="3"/>:REM program starts with line 1000 with 10 increments</text:p>
      <text:p text:style-name="P3">RENUM 100 <text:s text:c="7"/>:REM program starts with line 100 with 100 increments</text:p>
      <text:p text:style-name="P48"><text:span text:style-name="Heading_20_1_20_Char">RESTOR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sets the data pointer to a selected data statement.</text:p>
      <text:p text:style-name="P3"/>
      <text:p text:style-name="P3"/>
      <text:p text:style-name="P3"><text:span text:style-name="Heading_20_3_20_Char">SYNTAX:</text:span></text:p>
      <text:p text:style-name="P3"><text:span text:style-name="Heading_20_3_20_Char"/></text:p>
      <text:p text:style-name="P23">RESTORE</text:p>
      <text:p text:style-name="P3"><text:span text:style-name="T3">RESTORE</text:span> <text:span text:style-name="T7">[line#]</text:span></text:p>
      <text:p text:style-name="P3"/>
      <text:p text:style-name="P3"/>
      <text:p text:style-name="P3"><text:span text:style-name="Heading_20_3_20_Char">DESCRIPTION:</text:span></text:p>
      <text:p text:style-name="P3"><text:span text:style-name="Heading_20_3_20_Char"/></text:p>
      <text:p text:style-name="P3">When the DATA in a program has been READ, any attempt to read more data will cause an OUT OF DATA ERROR. <text:s/>RESTORE allows re-reading of data at any time, as many times as necessary. <text:s/>It also allows reading of selected data anywhere in the program.</text:p>
      <text:p text:style-name="P3"/>
      <text:p text:style-name="P3">RESTORE can be used the same way in regular Commodore 64 BASIC. <text:s/>The only difference is it has been modified to be able to select which line the next READ statement will read (instead of the first line of program).</text:p>
      <text:p text:style-name="P3"/>
      <text:p text:style-name="P3"><text:span text:style-name="T7">line#</text:span> is a program line that the next READ statement will get the DATA from. If line# is not part of the program, an UNDEF'D STATEMENT will occur. <text:s/>If line# dose not have a DATA statement, READ will search from that point to the end of the program for the next DATA line. <text:s/>If no DATA line is found, then the next READ statement will cause an OUT OF DATA ERROR. </text:p>
      <text:p text:style-name="P3"/>
      <text:p text:style-name="P3"/>
      <text:p text:style-name="P3"><text:span text:style-name="Heading_20_3_20_Char">EXAMPLE:</text:span></text:p>
      <text:p text:style-name="P3"><text:span text:style-name="Heading_20_3_20_Char"/></text:p>
      <text:p text:style-name="P3">RESTORE <text:s text:c="8"/>:REM sets data pointer at first line in program</text:p>
      <text:p text:style-name="P3">RESTORE 100 <text:s text:c="4"/>:REM data is found starting at line 100</text:p>
      <text:p text:style-name="P48"><text:span text:style-name="Heading_20_1_20_Char">RESUM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from a subroutine called by ON COLLISION, ON ERROR or ON KEY.</text:p>
      <text:p text:style-name="P3"/>
      <text:p text:style-name="P3"/>
      <text:p text:style-name="P3"><text:span text:style-name="Heading_20_3_20_Char">SYNTAX:</text:span></text:p>
      <text:p text:style-name="P3"><text:span text:style-name="Heading_20_3_20_Char"/></text:p>
      <text:p text:style-name="P23">RESUME</text:p>
      <text:p text:style-name="P23">RESUME NEXT</text:p>
      <text:p text:style-name="P3"><text:span text:style-name="T3">RESUME</text:span> <text:span text:style-name="T7">[line#]</text:span></text:p>
      <text:p text:style-name="P3"/>
      <text:p text:style-name="P3"/>
      <text:p text:style-name="P3"><text:span text:style-name="Heading_20_3_20_Char">DESCRIPTION:</text:span></text:p>
      <text:p text:style-name="P3"><text:span text:style-name="Heading_20_3_20_Char"/></text:p>
      <text:p text:style-name="P3">RESUME is used in conjunction with the ON COLLISION, ON ERROR, and ON KEY commands. <text:s/>It is used to return from the subroutine to a selected point in the program. <text:s/>RESUME must be used at the end of the subroutine to avoid errors.</text:p>
      <text:p text:style-name="P3"/>
      <text:p text:style-name="P3">RESUME used alone will return program execution to the command that was interrupted. <text:s/>In the ON ERROR command, this would be the command that caused the error. <text:s/>In the ON COLLISION command, this would be the command that caused the collision. <text:s/>And in the ON KEY command, this would be the last command that was executed.</text:p>
      <text:p text:style-name="P3"/>
      <text:p text:style-name="P3">RESUME NEXT returns execution to the statement following the statement that was interrupted or caused the interruption.</text:p>
      <text:p text:style-name="P3"/>
      <text:p text:style-name="P3">RESUME <text:span text:style-name="T7">line#</text:span> allows program execution to continue anywhere in the program.</text:p>
      <text:p text:style-name="P3"/>
      <text:p text:style-name="P3">If RESUME is used in the context of an error (ON ERROR GOTO <text:span text:style-name="T8">line</text:span>) the previous error number is set to 0 and the line number is set to -1.</text:p>
      <text:p text:style-name="P3"/>
      <text:p text:style-name="P3">If RESUME is executed without ON COLLISION/ERROR/KEY GOSUB calling the routine, a CAN'T RESUME ERROR will occur.</text:p>
      <text:p text:style-name="P3"/>
      <text:p text:style-name="P3"/>
      <text:p text:style-name="P3"><text:span text:style-name="Heading_20_3_20_Char">EXAMPLE:</text:span></text:p>
      <text:p text:style-name="P3"><text:span text:style-name="Heading_20_3_20_Char"/></text:p>
      <text:p text:style-name="P3">10 ON ERROR 1000 <text:s text:c="9"/>:REM if an error occurs, GOSUB 1000</text:p>
      <text:p text:style-name="P17">…(main program here)…</text:p>
      <text:p text:style-name="P3">1000 PRINT”ERR:”;ERROR(0);”LINE:”;ERROR(1)</text:p>
      <text:p text:style-name="P3">1001 RESUME :REM TRY AGAIN</text:p>
      <text:p text:style-name="P48"><text:span text:style-name="Heading_20_1_20_Char">RU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ecute a program, or load a program into memory and execute it.</text:p>
      <text:p text:style-name="P3"/>
      <text:p text:style-name="P3"/>
      <text:p text:style-name="P3"><text:span text:style-name="Heading_20_3_20_Char">SYNTAX:</text:span></text:p>
      <text:p text:style-name="P3"><text:span text:style-name="Heading_20_3_20_Char"/></text:p>
      <text:p text:style-name="P23">RUN</text:p>
      <text:p text:style-name="P3"><text:span text:style-name="T3">RUN</text:span> <text:span text:style-name="T7">[line#]</text:span></text:p>
      <text:p text:style-name="P3"><text:span text:style-name="T3">RUN</text:span> <text:span text:style-name="T7">[filename$], [device]</text:span></text:p>
      <text:p text:style-name="P3"/>
      <text:p text:style-name="P3"/>
      <text:p text:style-name="P3"><text:span text:style-name="Heading_20_3_20_Char">DESCRIPTION:</text:span></text:p>
      <text:p text:style-name="P3"><text:span text:style-name="Heading_20_3_20_Char"/></text:p>
      <text:p text:style-name="P3">RUN works the same as the Commodore version with one addition, which allows a program to be automatically loaded into memory &amp; run form direct mode or program mode. <text:s/>This command is useful when linking execution of two separate programs.</text:p>
      <text:p text:style-name="P3"/>
      <text:p text:style-name="P3"><text:span text:style-name="T7">line#</text:span> is the line that the program will start execution. <text:s/>If no line number is selected, the program starts execution at the first line.</text:p>
      <text:p text:style-name="P3"/>
      <text:p text:style-name="P3"><text:span text:style-name="T7">filename$</text:span> is a string of characters that represent the name of the program that will be loaded into memory and automatically executed.</text:p>
      <text:p text:style-name="P3"/>
      <text:p text:style-name="P3"><text:span text:style-name="T7">device</text:span> is the device number that the information will come from.</text:p>
      <text:p text:style-name="P3">If no device is selected, the default is 1 (tape drive).</text:p>
      <text:p text:style-name="P3"/>
      <text:p text:style-name="P3">RUN clears all variables that were in memory.</text:p>
      <text:p text:style-name="P3"/>
      <text:p text:style-name="P3">The program that RUN loads and executes will kill any program that is currently in memory, as well as any variables and cannot be retrieved.</text:p>
      <text:p text:style-name="P3"/>
      <text:p text:style-name="P3"/>
      <text:p text:style-name="P3"><text:span text:style-name="Heading_20_3_20_Char">EXAMPLE:</text:span></text:p>
      <text:p text:style-name="P3"><text:span text:style-name="Heading_20_3_20_Char"/></text:p>
      <text:p text:style-name="P3">RUN <text:s text:c="13"/>:REM execute program at first line#</text:p>
      <text:p text:style-name="P3">RUN"PROGAM2",8 <text:s text:c="2"/>:REM loads &amp; executes "program2" from disk</text:p>
      <text:p text:style-name="P3">RUN"MENU" <text:s text:c="7"/>:REM loads &amp; executes "menu" from tape</text:p>
      <text:p text:style-name="P48"><text:span text:style-name="Heading_20_1_20_Char">SCREE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the screen or to shrink the visible display area.</text:p>
      <text:p text:style-name="P3"/>
      <text:p text:style-name="P3"/>
      <text:p text:style-name="P3"><text:span text:style-name="Heading_20_3_20_Char">SYNTAX:</text:span></text:p>
      <text:p text:style-name="P3"><text:span text:style-name="Heading_20_3_20_Char"/></text:p>
      <text:p text:style-name="P23">SCREEN ON</text:p>
      <text:p text:style-name="P23">SCREEN OFF</text:p>
      <text:p text:style-name="P3"><text:span text:style-name="T3">SCREEN</text:span> <text:span text:style-name="T7">[columns], [rows]</text:span></text:p>
      <text:p text:style-name="P3"/>
      <text:p text:style-name="P3"/>
      <text:p text:style-name="P3"><text:span text:style-name="Heading_20_3_20_Char">DESCRIPTION:</text:span></text:p>
      <text:p text:style-name="P3"><text:span text:style-name="Heading_20_3_20_Char"/></text:p>
      <text:p text:style-name="P3">The screen command is used when the side edges and/or the bottom edges need to be hidden from view. <text:s/>Sprite graphics &amp; fine scrolling text on the 64 commonly use this feature to hide unwanted display. <text:s/>For example, an enlarged sprite will stick out of the border at its zero axis. <text:s/>Also garbage will be seen when using fine scrolling to center text.</text:p>
      <text:p text:style-name="P3"/>
      <text:p text:style-name="P3">SCREEN ON &amp; SCREEN OFF enables/disables the screen output. <text:s/>The color of the full screen will be the color of the border.</text:p>
      <text:p text:style-name="P3"/>
      <text:p text:style-name="P3"><text:span text:style-name="T7">columns</text:span> (38 or 40) selects the amount of columns the screen will have. <text:s/>When selecting 38 columns, the screen will visually have 40 columns but the other two are just covered and can be printed to. <text:s/>If <text:span text:style-name="T8">columns</text:span> is not to be affected, use a comma to skip over it.</text:p>
      <text:p text:style-name="P3"/>
      <text:p text:style-name="P3"><text:span text:style-name="T7">rows</text:span> (23 or 25) selects the amount of rows the screen will have. <text:s/>When selecting 23 rows, the screen will visually have 25 rows but the other two are just covered and can be printed to.</text:p>
      <text:p text:style-name="P3"/>
      <text:p text:style-name="P3"><text:span text:style-name="T3">NOTE:</text:span> SCREEN OFF increases programming speed. It also allows programs to be correctly loaded from the old 1540 disk drives.</text:p>
      <text:p text:style-name="P3"/>
      <text:p text:style-name="P3"/>
      <text:p text:style-name="P3"><text:span text:style-name="Heading_20_3_20_Char">EXAMPLE:</text:span></text:p>
      <text:p text:style-name="P3"><text:span text:style-name="Heading_20_3_20_Char"/></text:p>
      <text:p text:style-name="P3">SCREEN OFF <text:s text:c="8"/>:REM turn output to screen off</text:p>
      <text:p text:style-name="P3">SCREEN ,25 <text:s text:c="8"/>:REM select 25 rows</text:p>
      <text:p text:style-name="P48"><text:span text:style-name="Heading_20_1_20_Char">SCROL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ection of text in a selected direction.</text:p>
      <text:p text:style-name="P3"/>
      <text:p text:style-name="P3"/>
      <text:p text:style-name="P3"><text:span text:style-name="Heading_20_3_20_Char">SYNTAX:</text:span></text:p>
      <text:p text:style-name="P3"><text:span text:style-name="Heading_20_3_20_Char"/></text:p>
      <text:p text:style-name="P3"><text:span text:style-name="T3">SCROLL</text:span> <text:span text:style-name="T7">[x1], [y1]</text:span> <text:span text:style-name="T3">TO</text:span> <text:span text:style-name="T7">[x2], [y2], [direction], [wrap]</text:span></text:p>
      <text:p text:style-name="P7"><text:s/></text:p>
      <text:p text:style-name="P3"/>
      <text:p text:style-name="P3"><text:span text:style-name="Heading_20_3_20_Char">DESCRIPTION:</text:span></text:p>
      <text:p text:style-name="P3"><text:span text:style-name="Heading_20_3_20_Char"/></text:p>
      <text:p text:style-name="P3">SCROLL allows any section of the screen to be scrolled up, down, left, or right. <text:s/>This command has many uses an produces dramatic displays.</text:p>
      <text:p text:style-name="P3"/>
      <text:p text:style-name="P3"><text:span text:style-name="T7">x1</text:span> (0-39), <text:span text:style-name="T7">y1</text:span> (0-24) define the coordinates of the first character, on a text screen, to scroll. <text:s/>This is the upper left corner of the display that will be scrolling.</text:p>
      <text:p text:style-name="P3"/>
      <text:p text:style-name="P3"><text:span text:style-name="T7">x2</text:span> (0-39), <text:span text:style-name="T7">y2</text:span> (0-24) define the coordinates of the last character, on a text screen, to scroll. <text:s/>This is the lower right corner of the display that will be scrolling.</text:p>
      <text:p text:style-name="P3"/>
      <text:p text:style-name="P3"><text:span text:style-name="T7">direction</text:span> (0-3, Default=0) defines the direction of scroll as follows:</text:p>
      <text:p text:style-name="P3"/>
      <text:p text:style-name="P62">DIRECTION<text:tab/>MOVEMENT</text:p>
      <text:p text:style-name="P61">0<text:tab/>up (default)</text:p>
      <text:p text:style-name="P61">1<text:tab/>down</text:p>
      <text:p text:style-name="P61">2<text:tab/>left</text:p>
      <text:p text:style-name="P61">3<text:tab/>right</text:p>
      <text:p text:style-name="P3"/>
      <text:p text:style-name="P3">wrap (0=truncate, 1=wrap) specifies if the text scrolled off the screen is to wrap around to the other side. For example, scrolling up would wrap the top most line to the bottom. If wrap=0 then spaces will fill the bottom. </text:p>
      <text:p text:style-name="P3"/>
      <text:p text:style-name="P3"><text:span text:style-name="Heading_20_3_20_Char">EXAMPLE:</text:span></text:p>
      <text:p text:style-name="P3"><text:span text:style-name="Heading_20_3_20_Char"/></text:p>
      <text:p text:style-name="P3">SCROLL 0,0 TO 39,24 <text:s text:c="3"/>:REM scroll whole screen up, no wrapping</text:p>
      <text:p text:style-name="P3">SCROLL 0,0 TO 39,0,3 <text:s text:c="2"/>:REM scroll top line right, with wrapping</text:p>
      <text:p text:style-name="P48"><text:span text:style-name="Heading_20_1_20_Char">SOU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a frequency (pitch) for any voice or to clear the SID registers.</text:p>
      <text:p text:style-name="P3"/>
      <text:p text:style-name="P3"/>
      <text:p text:style-name="P3"><text:span text:style-name="Heading_20_3_20_Char">SYNTAX:</text:span></text:p>
      <text:p text:style-name="P3"><text:span text:style-name="Heading_20_3_20_Char"/></text:p>
      <text:p text:style-name="P3"><text:span text:style-name="T3">SOUND</text:span> <text:span text:style-name="T7">[voice#], [frequency]</text:span></text:p>
      <text:p text:style-name="P23">SOUND CLR</text:p>
      <text:p text:style-name="P3"/>
      <text:p text:style-name="P3"/>
      <text:p text:style-name="P3"><text:span text:style-name="Heading_20_3_20_Char">DESCRIPTION:</text:span></text:p>
      <text:p text:style-name="P3"><text:span text:style-name="Heading_20_3_20_Char"/></text:p>
      <text:p text:style-name="P3">SOUND is a dual function command that allows initialization of the SID chip, or assigning any voice any frequency offered by the SID to any voice. <text:s/>There are 5 basic steps to produce sounds:</text:p>
      <text:p text:style-name="P3"><text:span text:style-name="T1"><text:s/></text:span>1. Set the volume using the VOL command (page 56).</text:p>
      <text:p text:style-name="P3"><text:span text:style-name="T1"><text:s/></text:span>2. Select the frequency output using the SOUND command.</text:p>
      <text:p text:style-name="P3"><text:span text:style-name="T1"><text:s/></text:span>3. Set the envelope parameters using the ENVELOPE command.</text:p>
      <text:p text:style-name="P3"><text:span text:style-name="T1"><text:s/></text:span>4. Select the type of waveform and start the desired part of the envelope cycle using the WAVE command (page 57).</text:p>
      <text:p text:style-name="P3"/>
      <text:p text:style-name="P3"><text:span text:style-name="T7">voice#</text:span> (1-3) selects which voice will have the frequency.</text:p>
      <text:p text:style-name="P3"/>
      <text:p text:style-name="P3"><text:span text:style-name="T7">frequency</text:span> (0.0 - 3994.97808 {NTSC} or 3848.57410 {PAL}) expressed in Hertz (Hz), selects what the frequency output of the voice. <text:s/>This value may be changed at any time the voice is active to achieve special effects.</text:p>
      <text:p text:style-name="P3"/>
      <text:p text:style-name="P3">SOUND CLR clears the registers that are used to control the sounds for all three voices. <text:s/>This command is commonly used at the beginning of a program. <text:s/>When executed, all sounds will be turned completely off, and all sound registers are set to 0.</text:p>
      <text:p text:style-name="P3"/>
      <text:p text:style-name="P3"/>
      <text:p text:style-name="P3"><text:span text:style-name="Heading_20_3_20_Char">EXAMPLE:</text:span></text:p>
      <text:p text:style-name="P3"><text:span text:style-name="Heading_20_3_20_Char"/></text:p>
      <text:p text:style-name="P3">SOUND CLR <text:s text:c="10"/>:REM initialize SID chip</text:p>
      <text:p text:style-name="P3">SOUND 1,2000 <text:s text:c="7"/>:REM voice#1 at 2KHz</text:p>
      <text:p text:style-name="P48"><text:span text:style-name="Heading_20_1_20_Char">SPRI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any of the eight sprites, select the color, choose multicolor or high-resolution mode, priority, and set the data pointer.</text:p>
      <text:p text:style-name="P3"/>
      <text:p text:style-name="P3"/>
      <text:p text:style-name="P3"><text:span text:style-name="Heading_20_3_20_Char">SYNTAX:</text:span></text:p>
      <text:p text:style-name="P3"><text:span text:style-name="Heading_20_3_20_Char"/></text:p>
      <text:p text:style-name="P3"><text:span text:style-name="T3">SPRITE</text:span> <text:span text:style-name="T7">[sprite#], [on/off], [color], [multi], [data pointer], [priority]</text:span></text:p>
      <text:p text:style-name="P3"/>
      <text:p text:style-name="P3"/>
      <text:p text:style-name="P3"><text:span text:style-name="Heading_20_3_20_Char">DESCRIPTION:</text:span></text:p>
      <text:p text:style-name="P3"><text:span text:style-name="Heading_20_3_20_Char"/></text:p>
      <text:p text:style-name="P3">A sprite is a Movable Object Block (MOB) that is 24 bits wide and 21 bits in height, using 64 bytes of memory per shape. <text:s/>Sprites have their own x &amp; y coordinate system which differs from that of the bitmap screen. <text:s/>Any of the eight sprites can be moved anywhere on the screen, even under the border that surrounds the edge of the screen using the MOVE command (page 30).</text:p>
      <text:p text:style-name="P3"/>
      <text:p text:style-name="P3"><text:span text:style-name="T7">sprite#</text:span> (0-7) selects the sprite that is affected.</text:p>
      <text:p text:style-name="P3"/>
      <text:p text:style-name="P3"><text:span text:style-name="T7">on/off</text:span> (1 or 0) is a Boolean expression that turns the selected sprite on or off. <text:s/>If this operand is greater than 1, an ILLEGAL QUANITY ERROR will result.</text:p>
      <text:p text:style-name="P3"/>
      <text:p text:style-name="P3"><text:span text:style-name="T7">color</text:span> (0-15) selects the color for the sprite (see COLOR command, page 6).</text:p>
      <text:p text:style-name="P3"/>
      <text:p text:style-name="P3"><text:span text:style-name="T7">multi</text:span> (0 or 1) is a Boolean expression that puts the selected sprite in multicolor mode or high resolution. 0=hires, 1=multicolor. <text:s/>If multicolor mode is selected, more colors can be used in the sprite, but the horizontal resolution is cut in half to allow this feature.</text:p>
      <text:p text:style-name="P3"/>
      <text:p text:style-name="P3"><text:span text:style-name="T7">data pointer</text:span> (0-255) is the data block being used to define the shape of a sprite. <text:s/>The actual memory address can be calculated by the formula: <text:s/>ADDRESS=(DATA POINTER*64)*BANK</text:p>
      <text:p text:style-name="P3"/>
      <text:p text:style-name="P3"><text:span text:style-name="T7">priority</text:span> (1 or 0) is a Boolean expression that gives the sprite the effect of 3-D graphics. <text:s/>0=sprite appears under characters, 1=sprite appears over characters.</text:p>
      <text:p text:style-name="P3"/>
      <text:p text:style-name="P48">To design a sprite shape, you need 64 bytes of data that represents the sprite and put it into memory starting at the address calculated with the formula on the prior page. <text:s/>MDBASIC comes with a sprite editor that is easy to use and will help develop the sprite shape needed in hires or multicolor mode. <text:s/>The following is an example of how a hires sprite is made and turned into data:</text:p>
      <text:p text:style-name="P3"/>
      <text:p text:style-name="P3"><text:span text:style-name="T15"><text:s text:c="6"/></text:span><text:span text:style-name="T13">BINARY CODE <text:s text:c="12"/>DATA</text:span></text:p>
      <text:p text:style-name="P3">000011111111111111000000 <text:s text:c="2"/>15,255,192</text:p>
      <text:p text:style-name="P3">001111111111111111110000 <text:s text:c="2"/>63,255,240</text:p>
      <text:p text:style-name="P3">001111111111111111110000 <text:s text:c="2"/>63,255,240</text:p>
      <text:p text:style-name="P3">011111000000000011111000 <text:s text:c="2"/>124,0,248</text:p>
      <text:p text:style-name="P3">011100001000010000111000 <text:s text:c="2"/>112,132,56</text:p>
      <text:p text:style-name="P3">111100011000011000111100 <text:s text:c="2"/>241,134,60</text:p>
      <text:p text:style-name="P3">111100000000000000111100 <text:s text:c="2"/>240,0,60</text:p>
      <text:p text:style-name="P3">111000000011000000011100 <text:s text:c="2"/>224,48,28</text:p>
      <text:p text:style-name="P3">111000000011000000011110 <text:s text:c="2"/>224,48,30</text:p>
      <text:p text:style-name="P3">111001100000000110011110 <text:s text:c="2"/>230,1,158</text:p>
      <text:p text:style-name="P3">111000110000001100011110 <text:s text:c="2"/>227,3,30</text:p>
      <text:p text:style-name="P3">111000011111111000011110 <text:s text:c="2"/>225,254,30</text:p>
      <text:p text:style-name="P3">111100000000000000111110 <text:s text:c="2"/>240,0,62</text:p>
      <text:p text:style-name="P3">111110000000000000111110 <text:s text:c="2"/>248,0,62</text:p>
      <text:p text:style-name="P3">111111100000000011111110 <text:s text:c="2"/>254,0,254</text:p>
      <text:p text:style-name="P3">111111110000000111111110 <text:s text:c="2"/>255,1,254</text:p>
      <text:p text:style-name="P3">111111110000000111111100 <text:s text:c="2"/>255,1,1,252</text:p>
      <text:p text:style-name="P3">111111110000000111111100 <text:s text:c="2"/>255,1,252</text:p>
      <text:p text:style-name="P3">110000000000000000000110 <text:s text:c="2"/>192,0,6</text:p>
      <text:p text:style-name="P3">100000000000000000000001 <text:s text:c="2"/>128,0,1</text:p>
      <text:p text:style-name="P3">100000000000000000000001 <text:s text:c="2"/>128,0,1</text:p>
      <text:p text:style-name="P3"/>
      <text:p text:style-name="P3">These 63 numbers make up the sprite shape. <text:s/>A sprite is three bytes long and long so each line is represented by three bytes. <text:s text:c="2"/>The data can easily be put into DATA statements for a loop to READ and POKE them into memory.</text:p>
      <text:p text:style-name="P3"/>
      <text:p text:style-name="P3">N<text:span text:style-name="T3">OTE</text:span>: An extra byte of zero should be added to the data since sprite memory is read in 64 byte blocks.</text:p>
      <text:p text:style-name="P3"/>
      <text:p text:style-name="P3"/>
      <text:p text:style-name="P3"><text:span text:style-name="Heading_20_3_20_Char">EXAMPLE:</text:span></text:p>
      <text:p text:style-name="P3"><text:span text:style-name="Heading_20_3_20_Char"/></text:p>
      <text:p text:style-name="P3">SPRITE 0,1,7,0,13 <text:s text:c="3"/>:REM sprite#0 on, yellow, no multicolor, pointer#13</text:p>
      <text:p text:style-name="P3">SPRITE 0,,,,14 <text:s text:c="6"/>:REM change sprite 0's pointer to 14</text:p>
      <text:p text:style-name="P48"><text:span text:style-name="Heading_20_1_20_Char">SWA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change the values of two variables.</text:p>
      <text:p text:style-name="P3"/>
      <text:p text:style-name="P3"/>
      <text:p text:style-name="P3"><text:span text:style-name="Heading_20_3_20_Char">SYNTAX:</text:span></text:p>
      <text:p text:style-name="P3"><text:span text:style-name="Heading_20_3_20_Char"/></text:p>
      <text:p text:style-name="P3"><text:span text:style-name="T3">SWAP</text:span> <text:span text:style-name="T7">[variable1], [variable2]</text:span></text:p>
      <text:p text:style-name="P3"/>
      <text:p text:style-name="P3"/>
      <text:p text:style-name="P3"><text:span text:style-name="Heading_20_3_20_Char">DESCRIPTION:</text:span></text:p>
      <text:p text:style-name="P3"><text:span text:style-name="Heading_20_3_20_Char"/></text:p>
      <text:p text:style-name="P3">SWAP is very useful in bubble sorts. <text:s/>A bubble sort is a routine that puts numbers or strings in numeric/alphabetic order. <text:s/>SWAP discards the need for a third buffer variable, and reassigning variables, to make the exchange. <text:s/>Reassigning variables eats up free memory space (especially with strings) causing a garbage collection to occur faster than usual. <text:s/>When a garbage collection takes place, the BASIC programming is halted. <text:s/>The computer seems to "lock-up" while it discards variable data that is not used anymore. <text:s/>This process can be very long and is definitely a serious problem.</text:p>
      <text:p text:style-name="P3"/>
      <text:p text:style-name="P3"><text:span text:style-name="T7">variable1</text:span> is the first variable name that will be exchanged.</text:p>
      <text:p text:style-name="P3"/>
      <text:p text:style-name="P3"><text:span text:style-name="T7">variable2</text:span> is the second variable name that will be exchanged.</text:p>
      <text:p text:style-name="P3"/>
      <text:p text:style-name="P3"><text:span text:style-name="T7">variable1</text:span> &amp; <text:span text:style-name="T7">variable2</text:span> must be of equal type, such as floating point to floating point, single dimension array to single dimension, integer to integer, etc. <text:s/>If the variables are of different types, a TYPE MISMATCH ERROR will occur.</text:p>
      <text:p text:style-name="P3"/>
      <text:p text:style-name="P3"/>
      <text:p text:style-name="P3"><text:span text:style-name="Heading_20_3_20_Char">EXAMPLE:</text:span></text:p>
      <text:p text:style-name="P3"><text:span text:style-name="Heading_20_3_20_Char"/></text:p>
      <text:p text:style-name="P3">SWAP A,B <text:s text:c="9"/>:REM A &amp; B exchange values</text:p>
      <text:p text:style-name="P3">SWAP A$(1),A$(2) <text:s/>:REM A$(1) &amp; A$(2) exchange values</text:p>
      <text:p text:style-name="P3">SWAP X%,Y% <text:s text:c="7"/>:REM X% &amp; Y% exchange values</text:p>
      <text:p text:style-name="P3">SWAP N$,K$ <text:s text:c="7"/>:REM N$ &amp; K$ exchange strings</text:p>
      <text:p text:style-name="P48"><text:span text:style-name="Heading_20_1_20_Char">TEX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rint characters on a bitmap screen or to set display mode to normal text and color.</text:p>
      <text:p text:style-name="P3"/>
      <text:p text:style-name="P3"/>
      <text:p text:style-name="P3"><text:span text:style-name="Heading_20_3_20_Char">SYNTAX:</text:span></text:p>
      <text:p text:style-name="P3"><text:span text:style-name="Heading_20_3_20_Char"/></text:p>
      <text:p text:style-name="P23">TEXT</text:p>
      <text:p text:style-name="P3"><text:span text:style-name="T3">TEXT</text:span> <text:span text:style-name="T7">[x], [y], [letters$], [charset], [sx], [sy], [plottype], [color]</text:span></text:p>
      <text:p text:style-name="P3"/>
      <text:p text:style-name="P3"/>
      <text:p text:style-name="P3"><text:span text:style-name="Heading_20_3_20_Char">DESCRIPTION:</text:span></text:p>
      <text:p text:style-name="P3"><text:span text:style-name="Heading_20_3_20_Char"/></text:p>
      <text:p text:style-name="P3">TEXT is a dual function command. <text:s/>When used with no operands, the graphics mode is set to normal text graphics. <text:s/>TEXT also allows the printing of characters anywhere on a bitmap screen with varying sizes.</text:p>
      <text:p text:style-name="P3"/>
      <text:p text:style-name="P3">To return to a graphics screen, the command used to call up the screen must be used. <text:s/>For example: BITMAP 0 redisplays prior bitmap screen.</text:p>
      <text:p text:style-name="P3"/>
      <text:p text:style-name="P3"><text:span text:style-name="T7">x</text:span> (0-319 hires, 0-199 multicolor), y (0-199 hires, 0-99 multicolor) are the coordinates to print the characters.</text:p>
      <text:p text:style-name="P3"/>
      <text:p text:style-name="P3"><text:span text:style-name="T7">letters$</text:span> is the string of characters to be printed on the bitmap screen. <text:s/>Like any string, the maximum number of characters is 255.</text:p>
      <text:p text:style-name="P3"/>
      <text:p text:style-name="P3">charset (0 or 1) is the character set to use when printing the letters or symbols. The default is 0 which uses the upper-case-only set. Refer to the Commodore 64 Programmer’s Reference Guide for details.</text:p>
      <text:p text:style-name="P3"/>
      <text:p text:style-name="P3"><text:span text:style-name="T7">sx, sy</text:span> (0-31) select the size of the x and y dimensions. <text:s/>The numbers here are multiples of the normal size. <text:s/>Example: sx=2 is 2 times the x size.</text:p>
      <text:p text:style-name="P3"/>
      <text:p text:style-name="P3"><text:span text:style-name="T7">plottype</text:span> (0-2) is how the characters will be printed as follows:</text:p>
      <text:p text:style-name="P27">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
      <text:p text:style-name="P3"><text:span text:style-name="T7">color</text:span> (0-15) is the color the characters will have.</text:p>
      <text:p text:style-name="P3"/>
      <text:p text:style-name="P3"/>
      <text:p text:style-name="P3"><text:span text:style-name="Heading_20_3_20_Char">EXAMPLE:</text:span></text:p>
      <text:p text:style-name="P3"><text:span text:style-name="Heading_20_3_20_Char"/></text:p>
      <text:p text:style-name="P3">TEXT <text:s text:c="19"/>:REM return to text mode.</text:p>
      <text:p text:style-name="P3">TEXT 0,0,"CBM",0,1,5 <text:s text:c="3"/>:REM print 'CBM' at top left with tall letters</text:p>
      <text:p text:style-name="P3">TEXT 0,0,"CBM",0,1,5,0 <text:s/>:REM erase the letters</text:p>
      <text:p text:style-name="P3">TEXT 10,50,"Mark",1 <text:s text:c="4"/>:REM use charset 1</text:p>
      <text:p text:style-name="P48"><text:span text:style-name="Heading_20_1_20_Char">TRAC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race the execution of program statements.</text:p>
      <text:p text:style-name="P3"/>
      <text:p text:style-name="P3"/>
      <text:p text:style-name="P3"><text:span text:style-name="Heading_20_3_20_Char">SYNTAX:</text:span></text:p>
      <text:p text:style-name="P3"><text:span text:style-name="Heading_20_3_20_Char"/></text:p>
      <text:p text:style-name="P23">TRACE</text:p>
      <text:p text:style-name="P3"><text:span text:style-name="T3">TRACE</text:span> <text:span text:style-name="T7">[line#]</text:span></text:p>
      <text:p text:style-name="P3"/>
      <text:p text:style-name="P3"/>
      <text:p text:style-name="P3"><text:span text:style-name="Heading_20_3_20_Char">DESCRIPTION:</text:span></text:p>
      <text:p text:style-name="P3"><text:span text:style-name="Heading_20_3_20_Char"/></text:p>
      <text:p text:style-name="P3">This command is used for debugging purposes. <text:s/>When a program is running, the line that is being executed can be viewed at the top of the screen, enabling the user to find out what line of programming is responsible for the bug.</text:p>
      <text:p text:style-name="P3"/>
      <text:p text:style-name="P3">TRACE acts just like the run command, except it enables the display of program lines.</text:p>
      <text:p text:style-name="P3"/>
      <text:p text:style-name="P3"><text:span text:style-name="T7">line#</text:span> is optional, and is used to start the program at a particular line of text.</text:p>
      <text:p text:style-name="P3"/>
      <text:p text:style-name="P3">TRACE performs a CLR function before executing the program instructions.</text:p>
      <text:p text:style-name="P3"/>
      <text:p text:style-name="P3">Anytime the program goes back into direct mode, TRACE is not active and there is no need to turn it off.</text:p>
      <text:p text:style-name="P3"/>
      <text:p text:style-name="P3"><text:span text:style-name="T3">NOTE:</text:span> TRACE only supports program lines consisting of two physical screen lines. <text:s/>If there are more than two, the remainder will not be removed from the screen. <text:s/>This is so MDBASIC will not disturb the rest of the screen, which may be needed for the program being debugged.</text:p>
      <text:p text:style-name="P3"/>
      <text:p text:style-name="P3"/>
      <text:p text:style-name="P3"><text:span text:style-name="Heading_20_3_20_Char">EXAMPLE:</text:span></text:p>
      <text:p text:style-name="P3"><text:span text:style-name="Heading_20_3_20_Char"/></text:p>
      <text:p text:style-name="P3">TRACE <text:s text:c="11"/>:REM run program and trace the lines</text:p>
      <text:p text:style-name="P3">TRACE 100 <text:s text:c="7"/>:REM start tracing at line 100</text:p>
      <text:p text:style-name="P48"><text:span text:style-name="Heading_20_1_20_Char">VAR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List the current variable names and values that have been assigned.</text:p>
      <text:p text:style-name="P3"/>
      <text:p text:style-name="P3"/>
      <text:p text:style-name="P3"><text:span text:style-name="Heading_20_3_20_Char">SYNTAX:</text:span></text:p>
      <text:p text:style-name="P3"><text:span text:style-name="Heading_20_3_20_Char"/></text:p>
      <text:p text:style-name="P23">VARS</text:p>
      <text:p text:style-name="P3"/>
      <text:p text:style-name="P3"/>
      <text:p text:style-name="P3"><text:span text:style-name="Heading_20_3_20_Char">DESCRIPTION:</text:span></text:p>
      <text:p text:style-name="P3"><text:span text:style-name="Heading_20_3_20_Char"/></text:p>
      <text:p text:style-name="P3">VARS is short for variables. <text:s/>It is a useful tool when debugging a program. <text:s/>Program execution can be halted either by END, STOP or the BREAK key, and VARS will display all the current variable names and their values in the order they were dimensioned.</text:p>
      <text:p text:style-name="P3"/>
      <text:p text:style-name="P3">VARS does not list any array variables, being that there are usually far too many values assigned in this type of variable storage. <text:s/>Use an inline FOR/NEXT loop to print array variables if needed.</text:p>
      <text:p text:style-name="P3"/>
      <text:p text:style-name="P3">NOTE: Using the shift key pauses the listing allowing the user time to scan through the list for the desired variables. Also, you can DUMP the variables to a printer by using DUMP VARS.</text:p>
      <text:p text:style-name="P3"/>
      <text:p text:style-name="P3"/>
      <text:p text:style-name="P3"><text:span text:style-name="Heading_20_3_20_Char">EXAMPLE:</text:span></text:p>
      <text:p text:style-name="P3"><text:span text:style-name="Heading_20_3_20_Char"/></text:p>
      <text:p text:style-name="P3">VARS</text:p>
      <text:p text:style-name="P3"/>
      <text:p text:style-name="P3">MB$="MARK BOWREN"</text:p>
      <text:p text:style-name="P3">X=160</text:p>
      <text:p text:style-name="P3">SP$=" <text:s text:c="13"/>"</text:p>
      <text:p text:style-name="P3">A=9693868</text:p>
      <text:p text:style-name="P3">N%=25</text:p>
      <text:p text:style-name="P3">NU$=""</text:p>
      <text:p text:style-name="P3"/>
      <text:p text:style-name="P3">READY.</text:p>
      <text:p text:style-name="P48"><text:span text:style-name="Heading_20_1_20_Char">V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volume of the Sound Interface Device (SID) for all voices.</text:p>
      <text:p text:style-name="P3"/>
      <text:p text:style-name="P3"/>
      <text:p text:style-name="P3"><text:span text:style-name="Heading_20_3_20_Char">SYNTAX:</text:span></text:p>
      <text:p text:style-name="P3"><text:span text:style-name="Heading_20_3_20_Char"/></text:p>
      <text:p text:style-name="P3"><text:span text:style-name="T3">VOL</text:span> <text:span text:style-name="T7">[volume]</text:span></text:p>
      <text:p text:style-name="P3"/>
      <text:p text:style-name="P3"/>
      <text:p text:style-name="P3"><text:span text:style-name="Heading_20_3_20_Char">DESCRIPTION:</text:span></text:p>
      <text:p text:style-name="P3"><text:span text:style-name="Heading_20_3_20_Char"/></text:p>
      <text:p text:style-name="P3">This command is used to turn up/down the volume of all three voices. Selecting separate values for each voice's attack/decay/sustain/release (using the ENVELOPE command) allows separate volume control of each voice.</text:p>
      <text:p text:style-name="P3"/>
      <text:p text:style-name="P3"><text:span text:style-name="T7">volume</text:span> (0-15) sets the volume of all three voices.</text:p>
      <text:p text:style-name="P3"/>
      <text:p text:style-name="P3"><text:span text:style-name="T3">NOTE:</text:span> No sounds will be heard with any commands unless VOL sets the volume to an audible level.</text:p>
      <text:p text:style-name="P3"/>
      <text:p text:style-name="P3"/>
      <text:p text:style-name="P3"><text:span text:style-name="Heading_20_3_20_Char">EXAMPLE:</text:span></text:p>
      <text:p text:style-name="P3"><text:span text:style-name="Heading_20_3_20_Char"/></text:p>
      <text:p text:style-name="P3">0 REM ** SAMPLE SOUND PROGRAM **</text:p>
      <text:p text:style-name="P3">10 SOUND CLR <text:s text:c="10"/>:REM clear all SID registers</text:p>
      <text:p text:style-name="P3">20 ENVELOPE 1,0,0,15 <text:s text:c="2"/>:REM max sustain volume</text:p>
      <text:p text:style-name="P3">30 SOUND 1,2000 <text:s text:c="7"/>:REM set voice#1 at 2KHz</text:p>
      <text:p text:style-name="P3">40 WAVE 1,8,1 <text:s text:c="9"/>:REM noise waveform; start ADS cycle</text:p>
      <text:p text:style-name="P3">50 VOL 15 <text:s text:c="13"/>:REM volume at max</text:p>
      <text:p text:style-name="P3">60 DELAY RND(TI)*25 <text:s text:c="3"/>:REM random delay length</text:p>
      <text:p text:style-name="P3">70 VOL 0 <text:s text:c="14"/>:REM turn off noise abruptly</text:p>
      <text:p text:style-name="P3">80 DELAY RND(TI)*25 <text:s text:c="3"/>:REM random delay length</text:p>
      <text:p text:style-name="P3">90 GOTO 50 <text:s text:c="12"/>:REM loop</text:p>
      <text:p text:style-name="P48"><text:span text:style-name="Heading_20_1_20_Char">WA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waveform and start an envelope cycle.</text:p>
      <text:p text:style-name="P3"/>
      <text:p text:style-name="P3"/>
      <text:p text:style-name="P3"><text:span text:style-name="Heading_20_3_20_Char">SYNTAX:</text:span></text:p>
      <text:p text:style-name="P3"><text:span text:style-name="Heading_20_3_20_Char"/></text:p>
      <text:p text:style-name="P3"><text:span text:style-name="T3">WAVE</text:span> <text:span text:style-name="T7">[voice#], [waveform], [gate], [sync], [ring], [disable]</text:span></text:p>
      <text:p text:style-name="P3"/>
      <text:p text:style-name="P3"/>
      <text:p text:style-name="P3"><text:span text:style-name="Heading_20_3_20_Char">DESCRIPTION:</text:span></text:p>
      <text:p text:style-name="P3"><text:span text:style-name="Heading_20_3_20_Char"/></text:p>
      <text:p text:style-name="P3">WAVE is primarily used to select a waveform for a voice and start the envelope cycle. <text:s/>It also is used to synchronize the waveform output with another voice.</text:p>
      <text:p text:style-name="P3"/>
      <text:p text:style-name="P3"><text:span text:style-name="T7">waveform</text:span> (0-8) sets the waveform for the voice. <text:s/>The waveforms available are as follows:</text:p>
      <text:p text:style-name="P27">VALUE<text:tab/>WAVEFORM</text:p>
      <text:p text:style-name="P3">0<text:tab/>none</text:p>
      <text:p text:style-name="P3">1<text:tab/>triangle</text:p>
      <text:p text:style-name="P3">2<text:tab/>saw tooth</text:p>
      <text:p text:style-name="P3">3<text:tab/>saw tooth + triangle</text:p>
      <text:p text:style-name="P3">4<text:tab/>pulse</text:p>
      <text:p text:style-name="P3">5<text:tab/>pulse + triangle</text:p>
      <text:p text:style-name="P3">6<text:tab/>pulse + saw tooth</text:p>
      <text:p text:style-name="P3">7<text:tab/>pulse + saw tooth + triangle</text:p>
      <text:p text:style-name="P3">8<text:tab/>noise</text:p>
      <text:p text:style-name="P3"/>
      <text:p text:style-name="P3"><text:span text:style-name="T7">gate</text:span> (1 or 0) is a Boolean expression used to determine what part of the envelope to produce and when to start it. <text:s/>The first part of the envelope is the Attack, Decay, Sustain cycle. <text:s/>When gate=1, the output of the selected voice will follow its envelope settings. <text:s/>After rising to a peak and declining to the sustain volume, the volume will continue at the sustain level until gate=0, which will start the release cycle. <text:s/>Thus, the gate has two functions: 1=start attack/decay/sustain cycle; 0=start release cycle.</text:p>
      <text:p text:style-name="P3"/>
      <text:p text:style-name="P48"><text:span text:style-name="T7">sync</text:span> (1 or 0, Default=0) is a Boolean expression used to synchronize the fundamental frequency of the voice# with another voice, allowing the creation of complex harmonic structures from the selected voice. <text:s/>When enabled, the synchronized voice's frequency affects the output of the selected voice. <text:s/>The following is the synchronization combinations:</text:p>
      <text:p text:style-name="P3"><text:span text:style-name="T1"><text:s text:c="2"/></text:span>a. Voice 1 syncs with voice 3</text:p>
      <text:p text:style-name="P3"><text:span text:style-name="T1"><text:s text:c="2"/></text:span>b. Voice 2 syncs with voice 1</text:p>
      <text:p text:style-name="P3"><text:span text:style-name="T1"><text:s text:c="2"/></text:span>c. Voice 3 syncs with voice 2</text:p>
      <text:p text:style-name="P3"/>
      <text:p text:style-name="P3"><text:span text:style-name="T7">ring modulation</text:span> (1 or 0, Default=0) is a Boolean expression used to replace the triangle waveform to be replaced with a ring modulated combination of the voice# with another voice. <text:s/>This produces non-harmonic overtone structures that are useful for creating bell or gong sound effects. The voice selected can ring with one other voice as follows:</text:p>
      <text:p text:style-name="P3"><text:span text:style-name="T1"><text:s text:c="2"/></text:span>a. Voice 1 rings with voice 3</text:p>
      <text:p text:style-name="P3"><text:span text:style-name="T1"><text:s text:c="2"/></text:span>b. Voice 2 rings with voice 1</text:p>
      <text:p text:style-name="P3"><text:span text:style-name="T1"><text:s text:c="2"/></text:span>c. Voice 3 rings with voice 2</text:p>
      <text:p text:style-name="P3"/>
      <text:p text:style-name="P3"><text:span text:style-name="T7">disable</text:span> (1 or 0 Default=0) is a Boolean expression used to disable the oscillator output of the selected voice. <text:s/>This can be useful when generating very complex waveforms (even for speech synthesis). <text:s/>1=disable, 0=enable.</text:p>
      <text:p text:style-name="P3"/>
      <text:p text:style-name="P3"/>
      <text:p text:style-name="P3"><text:span text:style-name="Heading_20_3_20_Char">EXAMPLE:</text:span></text:p>
      <text:p text:style-name="P3"><text:span text:style-name="Heading_20_3_20_Char"/></text:p>
      <text:p text:style-name="P3">WAVE 1,1 <text:s text:c="13"/>:REM voc#1 has a triangle waveform</text:p>
      <text:p text:style-name="P3">WAVE 3,0,0,0,0,1 <text:s text:c="5"/>:REM disable voice 3</text:p>
      <text:p text:style-name="P3">WAVE 3,2,1 <text:s text:c="11"/>:REM voc#3 has a saw tooth waveform; start ADS cycle</text:p>
      <text:p text:style-name="P48">APPENDIX A</text:p>
      <text:p text:style-name="P3"/>
      <text:p text:style-name="P3"/>
      <text:p text:style-name="P3"><text:span text:style-name="T1"><text:s text:c="9"/></text:span>LOADING/SAVING SCREENS </text:p>
      <text:p text:style-name="P3"/>
      <text:p text:style-name="P3">SAVE"filename",device,secondary</text:p>
      <text:p text:style-name="P3"/>
      <text:p text:style-name="P3">This is the normal syntax used when saving/loading programs. <text:s/>The only change is in the secondary address. <text:s/>The range of valid secondary address numbers is 0-31 for serial devices; 32-127 are for other devices.</text:p>
      <text:p text:style-name="P3"/>
      <text:p text:style-name="P3">The secondary address numbers 128-130 are used by MDBASIC only. <text:s/>These numbers define which type of screen to save or load. <text:s/>The secondary addresses and the screen they represent are as follows:</text:p>
      <text:p text:style-name="P3"/>
      <text:p text:style-name="P3">128 = SCREEN (current text screen being used)</text:p>
      <text:p text:style-name="P3">129 = TEXT <text:s text:c="2"/>(all character shapes from redefined mode)</text:p>
      <text:p text:style-name="P3">130 = BITMAP (entire bitmap screen &amp; colors)</text:p>
      <text:p text:style-name="P3"/>
      <text:p text:style-name="P3">One of these secondary addresses must be used to load or save the appropriate screen. <text:s/>The following are examples of loading &amp; saving.</text:p>
      <text:p text:style-name="P3"/>
      <text:p text:style-name="P3">SAVE"FONTS",8,129 <text:s text:c="2"/>:REM save redefined text characters</text:p>
      <text:p text:style-name="P3">LOAD"SCREEN",8,128 <text:s/>:REM load a text screen into screen RAM</text:p>
      <text:p text:style-name="P3">LOAD"GRAPHIC",8,130 :REM load a bitmap screen</text:p>
      <text:p text:style-name="P3"/>
      <text:p text:style-name="P3"><text:span text:style-name="T4">NOTE:</text:span> If a text screen in redefined character mode is saved, only the scan codes (poke codes) on the screen are saved. <text:s/>In order to save the character shapes, they must be saved separately using a secondary address of 129 with a separate filename.</text:p>
      <text:p text:style-name="P3"/>
      <text:p text:style-name="P3"><text:span text:style-name="T4">NOTE:</text:span> When loading/saving a text screen (secondary=128) the data is loaded loaded/saved from the RAM of the current screen. <text:s/>If in redefined character mode, the screen is at $CC00-$CFE7, if in normal text mode, the screen is at $0400-$07E7.</text:p>
      <text:p text:style-name="P3"/>
      <text:p text:style-name="P3"/>
      <text:p text:style-name="P48">APPENDIX B</text:p>
      <text:p text:style-name="P3"/>
      <text:p text:style-name="P3"/>
      <text:p text:style-name="P3">ERROR CODES &amp; MESSAGES </text:p>
      <text:p text:style-name="P3"/>
      <text:p text:style-name="P27">ERROR#<text:tab/>MESSAGE</text:p>
      <text:p text:style-name="P3">1<text:tab/>TOO MANY FILES</text:p>
      <text:p text:style-name="P3">2<text:tab/>FILE OPEN</text:p>
      <text:p text:style-name="P3">3<text:tab/>FILE NOT OPEN</text:p>
      <text:p text:style-name="P3">4<text:tab/>FILE NOT FOUND</text:p>
      <text:p text:style-name="P3">5<text:tab/>DEVICE NOT PRESENT</text:p>
      <text:p text:style-name="P3">6<text:tab/>NOT INPUT FILE</text:p>
      <text:p text:style-name="P3">7<text:tab/>NOT OUTPUT FILE</text:p>
      <text:p text:style-name="P3">8<text:tab/>MISSING FILE NAME</text:p>
      <text:p text:style-name="P3">9<text:tab/>ILLEGAL DEVICE NUMBER</text:p>
      <text:p text:style-name="P3">10<text:tab/>NEXT WITHOUT FOR</text:p>
      <text:p text:style-name="P3">11<text:tab/>SYNTAX</text:p>
      <text:p text:style-name="P3">12<text:tab/>RETURN WITHOUT GOSUB</text:p>
      <text:p text:style-name="P3">13<text:tab/>OUT OF DATA</text:p>
      <text:p text:style-name="P3">14<text:tab/>ILLEGAL QUANITY</text:p>
      <text:p text:style-name="P3">15<text:tab/>OVERFLOW</text:p>
      <text:p text:style-name="P3">16<text:tab/>OUT OF MEMORY</text:p>
      <text:p text:style-name="P3">17<text:tab/>UNDEF'D STATEMENT</text:p>
      <text:p text:style-name="P3">18<text:tab/>BAD SUBSCRIPT</text:p>
      <text:p text:style-name="P3">19<text:tab/>REDIM'D ARRAY</text:p>
      <text:p text:style-name="P3">20<text:tab/>DIVISION BY ZERO</text:p>
      <text:p text:style-name="P3">21<text:tab/>ILLEGAL DIRECT</text:p>
      <text:p text:style-name="P3">22<text:tab/>TYPE MISMATCH</text:p>
      <text:p text:style-name="P3">23<text:tab/>STRING TOO LONG</text:p>
      <text:p text:style-name="P3">24<text:tab/>FILE DATA</text:p>
      <text:p text:style-name="P3">25<text:tab/>FORMULA TOO COMPLEX</text:p>
      <text:p text:style-name="P3">26<text:tab/>CAN'T CONTINUE</text:p>
      <text:p text:style-name="P3">27<text:tab/>UNDEF'D FUNCTION</text:p>
      <text:p text:style-name="P3">28<text:tab/>VERIFY</text:p>
      <text:p text:style-name="P3">29<text:tab/>LOAD</text:p>
      <text:p text:style-name="P3">30<text:tab/>BREAK</text:p>
      <text:p text:style-name="P3">31<text:tab/>BAD SPRITE NUMBER</text:p>
      <text:p text:style-name="P3">32<text:tab/>MISSING OPERAND</text:p>
      <text:p text:style-name="P3">33<text:tab/>BAD VOICE NUMBER</text:p>
      <text:p text:style-name="P3">34<text:tab/>CAN'T RESUME</text:p>
      <text:p text:style-name="P3"/>
      <text:p text:style-name="P3"/>
      <text:p text:style-name="P3"><text:span text:style-name="T3">NOTE:</text:span> PEEK(2) will return the error number when using the ON ERROR command to trap errors in a program. <text:s/>This location holds the number of the last error that occurred.</text:p>
      <text:p text:style-name="P3"/>
      <text:p text:style-name="P48">APPENDIX C</text:p>
      <text:p text:style-name="P3"/>
      <text:p text:style-name="P3"/>
      <text:p text:style-name="P3">DEC/HEX/BIN/ASCII TABLE </text:p>
      <text:p text:style-name="P3"/>
      <text:p text:style-name="P3"/>
      <text:p text:style-name="P3"><text:span text:style-name="T15"><text:s/></text:span><text:span text:style-name="T13">DEC <text:s text:c="2"/>HEX <text:s text:c="2"/>BINARY <text:s text:c="3"/>PRINTS</text:span></text:p>
      <text:p text:style-name="P3"><text:span text:style-name="T1"><text:s text:c="3"/></text:span>0 <text:s text:c="2"/>00 <text:s text:c="2"/>00000000</text:p>
      <text:p text:style-name="P3"><text:span text:style-name="T1"><text:s text:c="3"/></text:span>1 <text:s text:c="2"/>01 <text:s text:c="2"/>00000001</text:p>
      <text:p text:style-name="P3"><text:span text:style-name="T1"><text:s text:c="3"/></text:span>2 <text:s text:c="2"/>02 <text:s text:c="2"/>00000010</text:p>
      <text:p text:style-name="P3"><text:span text:style-name="T1"><text:s text:c="3"/></text:span>3 <text:s text:c="2"/>03 <text:s text:c="2"/>00000011</text:p>
      <text:p text:style-name="P3"><text:span text:style-name="T1"><text:s text:c="3"/></text:span>4 <text:s text:c="2"/>04 <text:s text:c="2"/>00000100</text:p>
      <text:p text:style-name="P3"><text:span text:style-name="T1"><text:s text:c="3"/></text:span>5 <text:s text:c="2"/>05 <text:s text:c="2"/>00000101 <text:s text:c="2"/>WHITE</text:p>
      <text:p text:style-name="P3"><text:span text:style-name="T1"><text:s text:c="3"/></text:span>6 <text:s text:c="2"/>06 <text:s text:c="2"/>00000110</text:p>
      <text:p text:style-name="P3"><text:span text:style-name="T1"><text:s text:c="3"/></text:span>7 <text:s text:c="2"/>07 <text:s text:c="2"/>00000111</text:p>
      <text:p text:style-name="P3"><text:span text:style-name="T1"><text:s text:c="3"/></text:span>8 <text:s text:c="2"/>08 <text:s text:c="2"/>00001000 <text:s text:c="2"/>DISABLE SFT/CMDR</text:p>
      <text:p text:style-name="P3"><text:span text:style-name="T1"><text:s text:c="3"/></text:span>9 <text:s text:c="2"/>09 <text:s text:c="2"/>00001001 <text:s text:c="2"/>ENABLE SFT/CMDR</text:p>
      <text:p text:style-name="P3"><text:span text:style-name="T1"><text:s text:c="2"/></text:span>10 <text:s text:c="2"/>0A <text:s text:c="2"/>00001010</text:p>
      <text:p text:style-name="P3"><text:span text:style-name="T1"><text:s text:c="2"/></text:span>11 <text:s text:c="2"/>0B <text:s text:c="2"/>00001011</text:p>
      <text:p text:style-name="P3"><text:span text:style-name="T1"><text:s text:c="2"/></text:span>12 <text:s text:c="2"/>0C <text:s text:c="2"/>00001100</text:p>
      <text:p text:style-name="P3"><text:span text:style-name="T1"><text:s text:c="2"/></text:span>13 <text:s text:c="2"/>0D <text:s text:c="2"/>00001101 <text:s text:c="2"/>RETURN</text:p>
      <text:p text:style-name="P3"><text:span text:style-name="T1"><text:s text:c="2"/></text:span>14 <text:s text:c="2"/>0E <text:s text:c="2"/>00001110 <text:s text:c="2"/>LOWER CASE</text:p>
      <text:p text:style-name="P3"><text:span text:style-name="T1"><text:s text:c="2"/></text:span>15 <text:s text:c="2"/>0F <text:s text:c="2"/>00001111</text:p>
      <text:p text:style-name="P3"><text:span text:style-name="T1"><text:s text:c="2"/></text:span>16 <text:s text:c="2"/>10 <text:s text:c="2"/>00010000</text:p>
      <text:p text:style-name="P3"><text:span text:style-name="T1"><text:s text:c="2"/></text:span>17 <text:s text:c="2"/>11 <text:s text:c="2"/>00010001 <text:s text:c="2"/>CRSR DOWN</text:p>
      <text:p text:style-name="P3"><text:span text:style-name="T1"><text:s text:c="2"/></text:span>18 <text:s text:c="2"/>12 <text:s text:c="2"/>00010010 <text:s text:c="2"/>RVS ON</text:p>
      <text:p text:style-name="P3"><text:span text:style-name="T1"><text:s text:c="2"/></text:span>19 <text:s text:c="2"/>13 <text:s text:c="2"/>00010011 <text:s text:c="2"/>HOME</text:p>
      <text:p text:style-name="P3"><text:span text:style-name="T1"><text:s text:c="2"/></text:span>20 <text:s text:c="2"/>14 <text:s text:c="2"/>00010100 <text:s text:c="2"/>DELETE</text:p>
      <text:p text:style-name="P3"><text:span text:style-name="T1"><text:s text:c="2"/></text:span>21 <text:s text:c="2"/>15 <text:s text:c="2"/>00010101</text:p>
      <text:p text:style-name="P3"><text:span text:style-name="T1"><text:s text:c="2"/></text:span>22 <text:s text:c="2"/>16 <text:s text:c="2"/>00010110</text:p>
      <text:p text:style-name="P3"><text:span text:style-name="T1"><text:s text:c="2"/></text:span>23 <text:s text:c="2"/>17 <text:s text:c="2"/>00010111</text:p>
      <text:p text:style-name="P3"><text:span text:style-name="T1"><text:s text:c="2"/></text:span>24 <text:s text:c="2"/>18 <text:s text:c="2"/>00011000</text:p>
      <text:p text:style-name="P3"><text:span text:style-name="T1"><text:s text:c="2"/></text:span>25 <text:s text:c="2"/>19 <text:s text:c="2"/>00011001</text:p>
      <text:p text:style-name="P3"><text:span text:style-name="T1"><text:s text:c="2"/></text:span>26 <text:s text:c="2"/>1A <text:s text:c="2"/>00011010</text:p>
      <text:p text:style-name="P3"><text:span text:style-name="T1"><text:s text:c="2"/></text:span>27 <text:s text:c="2"/>1B <text:s text:c="2"/>00011011</text:p>
      <text:p text:style-name="P3"><text:span text:style-name="T1"><text:s text:c="2"/></text:span>28 <text:s text:c="2"/>1C <text:s text:c="2"/>00011100 <text:s text:c="2"/>RED</text:p>
      <text:p text:style-name="P3"><text:span text:style-name="T1"><text:s text:c="2"/></text:span>29 <text:s text:c="2"/>1D <text:s text:c="2"/>00011101 <text:s text:c="2"/>CRSR RIGHT</text:p>
      <text:p text:style-name="P3"><text:span text:style-name="T1"><text:s text:c="2"/></text:span>30 <text:s text:c="2"/>1E <text:s text:c="2"/>00011110 <text:s text:c="2"/>GREEN</text:p>
      <text:p text:style-name="P3"><text:span text:style-name="T1"><text:s text:c="2"/></text:span>31 <text:s text:c="2"/>1F <text:s text:c="2"/>00011111 <text:s text:c="2"/>BLUE</text:p>
      <text:p text:style-name="P3"><text:span text:style-name="T1"><text:s text:c="2"/></text:span>32 <text:s text:c="2"/>20 <text:s text:c="2"/>00100000 <text:s text:c="2"/>SPACE</text:p>
      <text:p text:style-name="P3"><text:span text:style-name="T1"><text:s text:c="2"/></text:span>33 <text:s text:c="2"/>21 <text:s text:c="2"/>00100001 <text:s text:c="2"/>!</text:p>
      <text:p text:style-name="P3"><text:span text:style-name="T1"><text:s text:c="2"/></text:span>34 <text:s text:c="2"/>22 <text:s text:c="2"/>00100010 <text:s text:c="2"/>"</text:p>
      <text:p text:style-name="P3"><text:span text:style-name="T1"><text:s text:c="2"/></text:span>35 <text:s text:c="2"/>23 <text:s text:c="2"/>00100011 <text:s text:c="2"/>#</text:p>
      <text:p text:style-name="P3"><text:span text:style-name="T1"><text:s text:c="2"/></text:span>36 <text:s text:c="2"/>24 <text:s text:c="2"/>00100100 <text:s text:c="2"/>$</text:p>
      <text:p text:style-name="P3"><text:span text:style-name="T1"><text:s text:c="2"/></text:span>37 <text:s text:c="2"/>25 <text:s text:c="2"/>00100101 <text:s text:c="2"/>%</text:p>
      <text:p text:style-name="P3"/>
      <text:p text:style-name="P48">Appendix C</text:p>
      <text:p text:style-name="P3"/>
      <text:p text:style-name="P3"/>
      <text:p text:style-name="P27">DEC<text:tab/>HEX<text:tab/>BINARY<text:tab/>PRINTS</text:p>
      <text:p text:style-name="P3">38<text:tab/>26<text:tab/>00100110<text:tab/>&amp;</text:p>
      <text:p text:style-name="P3">39<text:tab/>27<text:tab/>00100111<text:tab/>'</text:p>
      <text:p text:style-name="P3">40<text:tab/>28<text:tab/>00101000<text:tab/>(</text:p>
      <text:p text:style-name="P3">41<text:tab/>29<text:tab/>00101001<text:tab/>)</text:p>
      <text:p text:style-name="P3">42<text:tab/>2A<text:tab/>00101010<text:tab/>*</text:p>
      <text:p text:style-name="P3">43<text:tab/>2B<text:tab/>00101011<text:tab/>+</text:p>
      <text:p text:style-name="P3">44<text:tab/>2C<text:tab/>00101100<text:tab/>,</text:p>
      <text:p text:style-name="P3">45<text:tab/>2D<text:tab/>00101101<text:tab/>-</text:p>
      <text:p text:style-name="P3">46<text:tab/>2E<text:tab/>00101110<text:tab/>.</text:p>
      <text:p text:style-name="P3">47<text:tab/>2F<text:tab/>00101111<text:tab/>/</text:p>
      <text:p text:style-name="P3">48<text:tab/>30<text:tab/>00110000<text:tab/>1</text:p>
      <text:p text:style-name="P3">49<text:tab/>31<text:tab/>00110001<text:tab/>2</text:p>
      <text:p text:style-name="P3">50<text:tab/>32<text:tab/>00110010<text:tab/>3</text:p>
      <text:p text:style-name="P3">51<text:tab/>33<text:tab/>00110011<text:tab/>4</text:p>
      <text:p text:style-name="P3">52<text:tab/>34<text:tab/>00110100<text:tab/>5</text:p>
      <text:p text:style-name="P3">53<text:tab/>35<text:tab/>00110101<text:tab/>6</text:p>
      <text:p text:style-name="P3">54<text:tab/>36<text:tab/>00110110<text:tab/>7</text:p>
      <text:p text:style-name="P3">55<text:tab/>37<text:tab/>00110111<text:tab/>8</text:p>
      <text:p text:style-name="P3">56<text:tab/>38<text:tab/>00111000<text:tab/>9</text:p>
      <text:p text:style-name="P3">57<text:tab/>39<text:tab/>00111001<text:tab/>:</text:p>
      <text:p text:style-name="P3">58<text:tab/>3A<text:tab/>00111010<text:tab/>;</text:p>
      <text:p text:style-name="P3">59<text:tab/>3B<text:tab/>00111011<text:tab/>{</text:p>
      <text:p text:style-name="P3">60<text:tab/>3C<text:tab/>00111100<text:tab/>?</text:p>
      <text:p text:style-name="P3">61<text:tab/>3D<text:tab/>00111101<text:tab/>=</text:p>
      <text:p text:style-name="P3">62<text:tab/>3E<text:tab/>00111110<text:tab/>}</text:p>
      <text:p text:style-name="P3">63<text:tab/>3F<text:tab/>00111111<text:tab/>?</text:p>
      <text:p text:style-name="P3">64<text:tab/>40<text:tab/>01000000<text:tab/>`</text:p>
      <text:p text:style-name="P3">65<text:tab/>41<text:tab/>01000001<text:tab/>A</text:p>
      <text:p text:style-name="P3">66<text:tab/>42<text:tab/>01000010<text:tab/>B</text:p>
      <text:p text:style-name="P3">67<text:tab/>43<text:tab/>01000011<text:tab/>C</text:p>
      <text:p text:style-name="P3">68<text:tab/>44<text:tab/>01000100<text:tab/>D</text:p>
      <text:p text:style-name="P3">69<text:tab/>45<text:tab/>01000101<text:tab/>E</text:p>
      <text:p text:style-name="P3">70<text:tab/>46<text:tab/>01000110<text:tab/>F</text:p>
      <text:p text:style-name="P3">71<text:tab/>47<text:tab/>01000111<text:tab/>G</text:p>
      <text:p text:style-name="P3">72<text:tab/>48<text:tab/>01001000<text:tab/>H</text:p>
      <text:p text:style-name="P3">73<text:tab/>49<text:tab/>01001001<text:tab/>I</text:p>
      <text:p text:style-name="P3">74<text:tab/>4A<text:tab/>01001010<text:tab/>J</text:p>
      <text:p text:style-name="P3">75<text:tab/>4B<text:tab/>01001011<text:tab/>K</text:p>
      <text:p text:style-name="P3">76<text:tab/>4C<text:tab/>01001100<text:tab/>L</text:p>
      <text:p text:style-name="P3">77<text:tab/>4D<text:tab/>01001101<text:tab/>M</text:p>
      <text:p text:style-name="P3">78<text:tab/>4E<text:tab/>01001110<text:tab/>N</text:p>
      <text:p text:style-name="P3"/>
      <text:p text:style-name="P48">APPENDIX D</text:p>
      <text:p text:style-name="P3"/>
      <text:p text:style-name="P3"/>
      <text:p text:style-name="P3"><text:span text:style-name="Heading_20_3_20_Char">GLOSSARY </text:span></text:p>
      <text:p text:style-name="P3"><text:span text:style-name="Heading_20_3_20_Char"/></text:p>
      <text:p text:style-name="P23">acronym</text:p>
      <text:p text:style-name="P3"/>
      <text:p text:style-name="P3"><text:tab/>A word formed by the initial letters of words or by initial letters plus parts of several words.</text:p>
      <text:p text:style-name="P3"/>
      <text:p text:style-name="P23">address</text:p>
      <text:p text:style-name="P3"/>
      <text:p text:style-name="P3"><text:tab/>A name, label, or number identifying a register, location or unit where information is stored.</text:p>
      <text:p text:style-name="P3"/>
      <text:p text:style-name="P23">algebraic language</text:p>
      <text:p text:style-name="P3"/>
      <text:p text:style-name="P3"><text:tab/>A language whose statements are structured to resemble the structure of algebraic expression. <text:s/>Fortran is an algebraic language.</text:p>
      <text:p text:style-name="P3"/>
      <text:p text:style-name="P23">algorithm</text:p>
      <text:p text:style-name="P3"/>
      <text:p text:style-name="P3"><text:tab/>A set of well-defined rules or procedures to be followed in order to obtain the solution of a problem in <text:s/>a finite number of steps. <text:s/>An algorithm can involve arithmetic, algebraic, logical and other types of procedures and instructions. <text:s/>All algorithms must produce a solution within a finite number of steps.</text:p>
      <text:p text:style-name="P3"/>
      <text:p text:style-name="P23">alphanumeric</text:p>
      <text:p text:style-name="P3"/>
      <text:p text:style-name="P3"><text:tab/>A contraction of the words alphabetic and numeric; a set of characters including letters, numerals, and special symbols.</text:p>
      <text:p text:style-name="P3"/>
      <text:p text:style-name="P23">argument</text:p>
      <text:p text:style-name="P3"/>
      <text:p text:style-name="P3"><text:tab/>1. A type of variable whose value is not a direct function of another variable. <text:s/>It can represent the location of a number in a mathematical operation, or the number with which a function works to produce its results.</text:p>
      <text:p text:style-name="P3"><text:tab/>2. A known reference factor that is required to find a desired item (function) in a table. <text:s/>For example, in the SQR(x) function, x is the argument, which determines the square root value returned by this function.</text:p>
      <text:p text:style-name="P3"/>
      <text:p text:style-name="P3"/>
      <text:p text:style-name="P48">APPENDIX D</text:p>
      <text:p text:style-name="P3"/>
      <text:p text:style-name="P3"/>
      <text:p text:style-name="P23">array</text:p>
      <text:p text:style-name="P3"/>
      <text:p text:style-name="P3"><text:tab/>1. An organized collection of data in which the argument is positioned before the function.</text:p>
      <text:p text:style-name="P3"><text:tab/>2. A group of items or elements in which the position of each item or element is significant. <text:s/>A multiplication table is a good example of an array.</text:p>
      <text:p text:style-name="P3"/>
      <text:p text:style-name="P23">ASCII</text:p>
      <text:p text:style-name="P3"/>
      <text:p text:style-name="P3"><text:tab/>Acronym for American Standard Code for Information Interchange. <text:s/>ASCII is a standardized 8-bit code used by most computers for interfacing.</text:p>
      <text:p text:style-name="P3"/>
      <text:p text:style-name="P23">assembler</text:p>
      <text:p text:style-name="P3"/>
      <text:p text:style-name="P3"><text:tab/>The computer program that produces a machine language program which may then be directly executed by the computer's microprocessor.</text:p>
      <text:p text:style-name="P3"/>
      <text:p text:style-name="P3"><text:span text:style-name="T3">assembly</text:span> <text:span text:style-name="T3">language</text:span></text:p>
      <text:p text:style-name="P3"/>
      <text:p text:style-name="P3"><text:tab/>A symbolic language that is machine-oriented rather than problem oriented. <text:s/>A program in assembly language is converted to machine code by an assembler.</text:p>
      <text:p text:style-name="P3"/>
      <text:p text:style-name="P23">BASIC</text:p>
      <text:p text:style-name="P3"/>
      <text:p text:style-name="P3"><text:tab/>Acronym for Beginner's All-Purpose Symbolic Instruction Code. <text:s/>BASIC is a computer programming language developed at Dartmouth College as an instructional tool in teaching the fundamental programming concepts.</text:p>
      <text:p text:style-name="P3"/>
      <text:p text:style-name="P23">baud</text:p>
      <text:p text:style-name="P3"/>
      <text:p text:style-name="P3"><text:tab/>A unit of measurement of data processing speed. <text:s/>The speed in bauds is the number of signal elements per second. <text:s/>Typical baud rates are 110, 300, 1200, 2400, 4800, and 9600.</text:p>
      <text:p text:style-name="P3"/>
      <text:p text:style-name="P23">binary</text:p>
      <text:p text:style-name="P3"/>
      <text:p text:style-name="P3"><text:tab/>1. A characteristic or property involving a choice or condition in which there are two possibilities.</text:p>
      <text:p text:style-name="P3"><text:tab/>2. A numbering system which uses 2 as its base instead of 10 as in the decimal numbering system. <text:s/>This system uses only two digits, 0 and 1.</text:p>
      <text:p text:style-name="P3"/>
      <text:p text:style-name="P48">APPENDIX D</text:p>
      <text:p text:style-name="P3"/>
      <text:p text:style-name="P3"/>
      <text:p text:style-name="P3"><text:tab/>3. A device whose design uses only two possible states or levels to perform its functions. <text:s/>A computer executes programs in binary form.</text:p>
      <text:p text:style-name="P3"/>
      <text:p text:style-name="P23">bit</text:p>
      <text:p text:style-name="P3"/>
      <text:p text:style-name="P3"><text:tab/>A contraction of "binary digit" which is expressed in the binary digits of 0 and 1, and is the smallest unit of measurement recognizable by the computer.</text:p>
      <text:p text:style-name="P3"/>
      <text:p text:style-name="P3"><text:span text:style-name="T3">Boolean</text:span> <text:span text:style-name="T3">logic</text:span></text:p>
      <text:p text:style-name="P3"/>
      <text:p text:style-name="P3"><text:tab/>Developed by the British mathematician George Boole, which has a field of mathematical analysis in which comparisons are made. <text:s/>A programmed instruction can cause a comparison of two fields of data, and modify one of those fields or another field as a result of comparison. <text:s/>Some Boolean operations are OR, AND, NOT.</text:p>
      <text:p text:style-name="P3"/>
      <text:p text:style-name="P23">buffer</text:p>
      <text:p text:style-name="P3"/>
      <text:p text:style-name="P3"><text:tab/>A temporary storage area from which data is transfered to or from various devices.</text:p>
      <text:p text:style-name="P3"/>
      <text:p text:style-name="P23">byte</text:p>
      <text:p text:style-name="P3"/>
      <text:p text:style-name="P3"><text:tab/>An element of data which is composed of eight data bits plus a parity bit, and represents either one alphabetic or special character, two decimal digits, or eight binary bits.</text:p>
      <text:p text:style-name="P3"/>
      <text:p text:style-name="P3"><text:span text:style-name="T3">CPU</text:span> <text:span text:style-name="T7">(Central Processing Unit)</text:span></text:p>
      <text:p text:style-name="P3"/>
      <text:p text:style-name="P3"><text:tab/>The heart of the computer system, where data is manipulated and calculations are performed. <text:s/>The CPU contains a control unit to interpret and execute the program and an arithmetic-logic unit to perform computations and logical processes. <text:s/>It also routes information, controls input, output, and temporarily stores data. <text:s/>A CPU is also known as a microprocessor.</text:p>
      <text:p text:style-name="P3"/>
      <text:p text:style-name="P23">character</text:p>
      <text:p text:style-name="P3"/>
      <text:p text:style-name="P3"><text:tab/>Any single letter of the alphabet, numeral, punctuation mark, or other symbols that a computer can read, write, and store. <text:s/>Character is synonymous with the term byte.</text:p>
      <text:p text:style-name="P3"/>
      <text:p text:style-name="P48">APPENDIX D</text:p>
      <text:p text:style-name="P3"/>
      <text:p text:style-name="P3"/>
      <text:p text:style-name="P23">COBOL</text:p>
      <text:p text:style-name="P3"/>
      <text:p text:style-name="P3"><text:tab/>Acronym for <text:span text:style-name="T3">CO</text:span>mmon <text:span text:style-name="T3">B</text:span>usiness-<text:span text:style-name="T3">O</text:span>riented <text:span text:style-name="T3">L</text:span>anguage, a computer language suitable for writing complicated business applications programs. <text:s/>It was developed by CODASYL, a committee representing the U.S. Department of Defense, certain computer manufacturers, and major users of data processing equipment. <text:s/>It is designed to express data manipulations and processing problems in English narrative form, in a precise and standard manner.</text:p>
      <text:p text:style-name="P3"/>
      <text:p text:style-name="P23">compiler</text:p>
      <text:p text:style-name="P3"/>
      <text:p text:style-name="P3"><text:tab/>A computer program that translates a program written in a problem-oriented language into a program of instructions similar to, or in the language of the computer.</text:p>
      <text:p text:style-name="P3"/>
      <text:p text:style-name="P23">concatenate</text:p>
      <text:p text:style-name="P3"/>
      <text:p text:style-name="P3"><text:tab/>To link together. <text:s/>To join one or more pieces of data to form one piece of data. <text:s/>Files being merged together, or strings of text being added together are two examples.</text:p>
      <text:p text:style-name="P3"/>
      <text:p text:style-name="P23">configuration</text:p>
      <text:p text:style-name="P3"/>
      <text:p text:style-name="P3"><text:tab/>In hardware, a group of interrelated devices that constitute a system. <text:s/>In software, the total of the software modules and their inter-relationships.</text:p>
      <text:p text:style-name="P3"/>
      <text:p text:style-name="P23">constant</text:p>
      <text:p text:style-name="P3"/>
      <text:p text:style-name="P3"><text:tab/>A never changing value or data item.</text:p>
      <text:p text:style-name="P3"/>
      <text:p text:style-name="P23">debug</text:p>
      <text:p text:style-name="P3"/>
      <text:p text:style-name="P3"><text:tab/>The process of checking the logic of a computer program to isolate and remove mistakes from the program or other software.</text:p>
      <text:p text:style-name="P3"/>
      <text:p text:style-name="P23">default</text:p>
      <text:p text:style-name="P3"/>
      <text:p text:style-name="P3"><text:tab/>An action or value that the computer automatically assumes, unless a different instruction or value is given.</text:p>
      <text:p text:style-name="P3"/>
      <text:p text:style-name="P3"/>
      <text:p text:style-name="P48">APPENDIX D</text:p>
      <text:p text:style-name="P3"/>
      <text:p text:style-name="P3"/>
      <text:p text:style-name="P23">delimiter</text:p>
      <text:p text:style-name="P3"/>
      <text:p text:style-name="P3"><text:tab/>A character that marks the beginning or end of a unit of data on a storage medium. <text:s/>Commas, semicolons, periods, spaces, and quotations are used as delimiters to separate and organize items of data.</text:p>
      <text:p text:style-name="P3"/>
      <text:p text:style-name="P3"><text:span text:style-name="T3">DOS</text:span> <text:span text:style-name="T7">(Disk Operating System</text:span>)</text:p>
      <text:p text:style-name="P3"/>
      <text:p text:style-name="P3"><text:tab/>A collection of procedures and techniques that enable the computer to operate using a disk drive system for data entry and storage.</text:p>
      <text:p text:style-name="P3"/>
      <text:p text:style-name="P23">fixed disk</text:p>
      <text:p text:style-name="P3"/>
      <text:p text:style-name="P3"><text:tab/>A hard disk enclosed in a permanently-sealed housing that protects it from environmental interference. <text:s/>It is like a floppy disk except it can store and retrieve a larger amount of data at a faster speed.</text:p>
      <text:p text:style-name="P3"/>
      <text:p text:style-name="P23">floating point</text:p>
      <text:p text:style-name="P3"/>
      <text:p text:style-name="P3"><text:tab/>A method of calculation in which the computer or program automatically records, and accounts for, the location of the radix point (numbers to the right of the decimal point). <text:s/>The programmer need not consider the radix location.</text:p>
      <text:p text:style-name="P3"/>
      <text:p text:style-name="P23">garbage collection</text:p>
      <text:p text:style-name="P3"/>
      <text:p text:style-name="P3"><text:tab/>A process that the computer takes when too many strings have been assigned, and then reassigned, leaving massive amounts of useless data. When the process takes place, the computer will seemed to have "locked up". <text:s/>There is no indication to the user what is going on and it is a long process.</text:p>
      <text:p text:style-name="P3"/>
      <text:p text:style-name="P23">hard copy</text:p>
      <text:p text:style-name="P3"/>
      <text:p text:style-name="P3"><text:tab/>A printed copy on paper of computer data.</text:p>
      <text:p text:style-name="P3"/>
      <text:p text:style-name="P23">hardware</text:p>
      <text:p text:style-name="P3"/>
      <text:p text:style-name="P3"><text:tab/>The physical equipment that comprises a system.</text:p>
      <text:p text:style-name="P3"/>
      <text:p text:style-name="P3"/>
      <text:p text:style-name="P3"/>
      <text:p text:style-name="P48">APPENDIX D</text:p>
      <text:p text:style-name="P3"/>
      <text:p text:style-name="P3"/>
      <text:p text:style-name="P23">hexadecimal</text:p>
      <text:p text:style-name="P3"/>
      <text:p text:style-name="P3"><text:tab/>A number system with a base of 16. <text:s/>The numbering system ranges from 0-9 and then A-F, rather that 0-9 only on the decimal system.</text:p>
      <text:p text:style-name="P3"/>
      <text:p text:style-name="P23">interpreter</text:p>
      <text:p text:style-name="P3"/>
      <text:p text:style-name="P3"><text:tab/>A program that reads, translates and executes a user's program, such as one written in the BASIC language, on line ate a time. <text:s/>A compiler on the other hand, reads and translates the entire user's program before executing.</text:p>
      <text:p text:style-name="P3"/>
      <text:p text:style-name="P23">integer</text:p>
      <text:p text:style-name="P3"/>
      <text:p text:style-name="P3"><text:tab/>A complete entity, having no fractional part. <text:s/>The whole or natural number. <text:s/>For example, 65 is an integer, 65.1 is not.</text:p>
      <text:p text:style-name="P3"/>
      <text:p text:style-name="P23">K</text:p>
      <text:p text:style-name="P3"/>
      <text:p text:style-name="P3"><text:tab/>The symbol signifying the quantity of 2 to the 10th power=1024. <text:s/>K is sometimes confused the symbol K (kilo) which is equal to 1000.</text:p>
      <text:p text:style-name="P3"/>
      <text:p text:style-name="P23">logarithm</text:p>
      <text:p text:style-name="P3"/>
      <text:p text:style-name="P3"><text:tab/>A logarithm of a given number is the value of the exponent indicating the power required to raise a specified constant, known as the base, to produce that given number. <text:s/>That is, if B is the base, N is the given number and L is the logarithm, then BL=N.</text:p>
      <text:p text:style-name="P3"/>
      <text:p text:style-name="P23">M</text:p>
      <text:p text:style-name="P3"/>
      <text:p text:style-name="P3"><text:tab/>The symbol signifying the quantity 1,000,000 (10~6). <text:s/>When used to denote storage, it more precisely refers to 1,048,576 (2~20).</text:p>
      <text:p text:style-name="P3"/>
      <text:p text:style-name="P23">mantissa</text:p>
      <text:p text:style-name="P3"/>
      <text:p text:style-name="P3"><text:tab/>The fractional or decimal part of a logarithm of a number. <text:s/>For example, the logarithm of 163 is 2.212. <text:s/>The mantissa is 0.212, and the characteristic is 2.0.</text:p>
      <text:p text:style-name="P3"/>
      <text:p text:style-name="P3"/>
      <text:p text:style-name="P3"/>
      <text:p text:style-name="P3"/>
      <text:p text:style-name="P48">APPENDIX D</text:p>
      <text:p text:style-name="P3"/>
      <text:p text:style-name="P3"/>
      <text:p text:style-name="P23">null</text:p>
      <text:p text:style-name="P3"/>
      <text:p text:style-name="P3"><text:tab/>Empty or having no members. <text:s/>This is in contrast to a blank or zero, which indicates the presence of no information. <text:s/>For example, A$="" assigns the variable A$ to a null condition.</text:p>
      <text:p text:style-name="P3"/>
      <text:p text:style-name="P3"><text:span text:style-name="T3">NTSC</text:span> <text:span text:style-name="T7">(NATIONAL TELEVISION STANDARD CODE)</text:span></text:p>
      <text:p text:style-name="P3"/>
      <text:p text:style-name="P3"><text:tab/>The U.S. standard for timing of the raster scan lines. <text:s/>NTSC has 262 horizontal lines which make a display. <text:s/>Only 200 of these lines are visible (50-249) on the Commodore 64. <text:s/>The European (PAL) standard has 312 lines, making the clock speed slower to sync the sixtieth of a second interrupt.</text:p>
      <text:p text:style-name="P3"/>
      <text:p text:style-name="P23">octal</text:p>
      <text:p text:style-name="P3"/>
      <text:p text:style-name="P3"><text:tab/>A representation of values or quantities with octal numbers. <text:s/>The octal number system uses eight digits: 0-7, with each position in an octal numeral system representing a power of 8. <text:s/>The octal system is used in computing as simple means of expressing binary quantities.</text:p>
      <text:p text:style-name="P3"/>
      <text:p text:style-name="P23">operand</text:p>
      <text:p text:style-name="P3"/>
      <text:p text:style-name="P3"><text:tab/>A quantity or data item involved in an operation. <text:s/>An operand is usually designated by the address portion of an instruction, but it may also be a result, a parameter or an indication of the name or location of the next instruction to be executed.</text:p>
      <text:p text:style-name="P3"/>
      <text:p text:style-name="P23">operating system</text:p>
      <text:p text:style-name="P3"/>
      <text:p text:style-name="P3"><text:tab/>An organized group of computer instructions that manage the overall operation of the computer.</text:p>
      <text:p text:style-name="P3"/>
      <text:p text:style-name="P23">parameter</text:p>
      <text:p text:style-name="P3"/>
      <text:p text:style-name="P3"><text:tab/>A variable that is given a value for a specific program to process. <text:s/>A definable item, device, or system.</text:p>
      <text:p text:style-name="P3"/>
      <text:p text:style-name="P3"><text:span text:style-name="T3">PAL</text:span> <text:span text:style-name="T7">(Phase Alternating Line)</text:span></text:p>
      <text:p text:style-name="P3"/>
      <text:p text:style-name="P3"><text:tab/>European standard for television scan lines (See NTSC).</text:p>
      <text:p text:style-name="P3"/>
      <text:p text:style-name="P48">APPENDIX D</text:p>
      <text:p text:style-name="P3"/>
      <text:p text:style-name="P3"/>
      <text:p text:style-name="P23">peripheral</text:p>
      <text:p text:style-name="P3"/>
      <text:p text:style-name="P3"><text:tab/>An external input/output, or storage device.</text:p>
      <text:p text:style-name="P3"/>
      <text:p text:style-name="P23">pixel</text:p>
      <text:p text:style-name="P3"/>
      <text:p text:style-name="P3"><text:tab/>The acronym for picture element. <text:s/>A pixel is a single dot on a monitor that can be addressed by a single bit.</text:p>
      <text:p text:style-name="P3"/>
      <text:p text:style-name="P3"><text:span text:style-name="T3">RAM</text:span> <text:span text:style-name="T7">(Random Access Memory)</text:span></text:p>
      <text:p text:style-name="P3"/>
      <text:p text:style-name="P3"><text:tab/>The system's high speed work area that provides acess to memory storage locations by using a system of vertical and horizontal coordinates. <text:s/>The computer can write or read information to RAM faster than any other input/output process.</text:p>
      <text:p text:style-name="P3"/>
      <text:p text:style-name="P23">raster</text:p>
      <text:p text:style-name="P3"/>
      <text:p text:style-name="P3"><text:tab/>On a graphics display screen a raster unit is the horizontal or vertical distance between two adjacent addressable points on the screen. <text:s/>There are 262 horizontal lines which make up the American (NTSC) standard display screen (312 lines in European or PAL standard screens). <text:s/>Every one of these lines is scanned and updated 60 times per second. <text:s/>Only 200 of these lines (50-249) are part of the visible display.</text:p>
      <text:p text:style-name="P3"/>
      <text:p text:style-name="P3"><text:span text:style-name="T3">ROM</text:span> <text:span text:style-name="T7">(Read Only Memory)</text:span></text:p>
      <text:p text:style-name="P3"/>
      <text:p text:style-name="P3"><text:tab/>A type of memory that contains permanent data or instructions. <text:s/>The computer can read but not write to ROM.</text:p>
      <text:p text:style-name="P3"/>
      <text:p text:style-name="P23">real number</text:p>
      <text:p text:style-name="P3"/>
      <text:p text:style-name="P3"><text:tab/>An ordinary number, either rational or irrational; a number in which there is no imaginary part, a number generated from the single unit, 1; any point in a continuum of natural numbers filled in with all rationales and all irrationals and extended indefinitely, both positive &amp; negative.</text:p>
      <text:p text:style-name="P3"/>
      <text:p text:style-name="P23">software</text:p>
      <text:p text:style-name="P3"/>
      <text:p text:style-name="P3"><text:tab/>A list of instructions that, when executed direct the computer to perform certain tasks.</text:p>
      <text:p text:style-name="P3"/>
      <text:p text:style-name="P3"/>
      <text:p text:style-name="P48">APPENDIX D</text:p>
      <text:p text:style-name="P3"/>
      <text:p text:style-name="P3"/>
      <text:p text:style-name="P23">syntax</text:p>
      <text:p text:style-name="P3"/>
      <text:p text:style-name="P3"><text:tab/>Rules of statement structure in a programming language.</text:p>
      <text:p text:style-name="P3"/>
      <text:p text:style-name="P23">toggle</text:p>
      <text:p text:style-name="P3"/>
      <text:p text:style-name="P3"><text:tab/>Alternation of function between two stable states.</text:p>
      <text:p text:style-name="P3"/>
      <text:p text:style-name="P23">truncation</text:p>
      <text:p text:style-name="P3"/>
      <text:p text:style-name="P3"><text:tab/>To end a computation according to a specified rule; for example, to drop numbers at the end of a line instead of rounding them off, or to drop operands off a command syntax when variables do not pertain to the task that is to be performed.</text:p>
      <text:p text:style-name="P48">APPENDIX E</text:p>
      <text:p text:style-name="P3"/>
      <text:p text:style-name="P3"/>
      <text:p text:style-name="P3">SAMPLE PROGRAMS </text:p>
      <text:p text:style-name="P3"/>
      <text:p text:style-name="P3"/>
      <text:p text:style-name="P3">10 REM *** MDBASIC SPRITE DEMO ***</text:p>
      <text:p text:style-name="P3">20 REM</text:p>
      <text:p text:style-name="P3">30 REM <text:s/>**** BY: MARK BOWREN ****</text:p>
      <text:p text:style-name="P3">40 REM</text:p>
      <text:p text:style-name="P3">50 PRINT".":SP= 100</text:p>
      <text:p text:style-name="P3">55 SOUND CLR</text:p>
      <text:p text:style-name="P3">60 VOL15:ENVELOPE1,0,9,0,0:SOUND1,1000</text:p>
      <text:p text:style-name="P3">65 MULTI SPRITE 2,6</text:p>
      <text:p text:style-name="P3">70 SPRITE0,1,6,1,13:EXPAND0,1,0</text:p>
      <text:p text:style-name="P3">75 FORI=832TO832+63 :READA:POKEI,A:NEXT</text:p>
      <text:p text:style-name="P3">80 LOCATE7,1:PRINT"*** EXTENDED BASIC V2 ***"</text:p>
      <text:p text:style-name="P3">90 LOCATE8,3:PRINT"*** BY: MARK BOWREN ***"</text:p>
      <text:p text:style-name="P3">110 MOVE0,24,50TO297,50,SP:WAVE1,0:WAVE1,1,1:SP=SP-5</text:p>
      <text:p text:style-name="P3">120 MOVE0 TO 297,231,SP:WAVE1,0:WAVE1,1,1:SP=SP-5</text:p>
      <text:p text:style-name="P3">130 MOVE 0 TO 24,231,SP:WAVE1,0:WAVE1,1,1:SP=SP-5</text:p>
      <text:p text:style-name="P3">140 MOVE 0 TO 24,50,SP:WAVE1,0:WAVE1,1,1:SP=SP-5</text:p>
      <text:p text:style-name="P3">150 IF SP &gt; <text:s/>0 THEN 110</text:p>
      <text:p text:style-name="P3">151 LOCATE 16,6:PRINT".FOR .THE:."</text:p>
      <text:p text:style-name="P3">152 LOCATE17,10:PRINT"COMMODORE 64.":MOVE0 TO 160,120, 120</text:p>
      <text:p text:style-name="P3">155 FORI=0TO21:DELAY30:EXPAND0,IAND1,IAND1:NEXT</text:p>
      <text:p text:style-name="P3">160 DATA 3,240,0</text:p>
      <text:p text:style-name="P3">161 DATA 15,252,0</text:p>
      <text:p text:style-name="P3">162 DATA 63,255,0</text:p>
      <text:p text:style-name="P3">170 DATA 63,63,0</text:p>
      <text:p text:style-name="P3">171 DATA 252,15,0</text:p>
      <text:p text:style-name="P3">172 DATA 240,0,170</text:p>
      <text:p text:style-name="P3">180 DATA 240,0,168</text:p>
      <text:p text:style-name="P3">181 DATA 240,0,160</text:p>
      <text:p text:style-name="P3">182 DATA 240,0,128</text:p>
      <text:p text:style-name="P3">190 DATA 240,0,0</text:p>
      <text:p text:style-name="P3">191 DATA 240,0,64</text:p>
      <text:p text:style-name="P3">192 DATA 240,0,80</text:p>
      <text:p text:style-name="P3">200 DATA 240,0,84</text:p>
      <text:p text:style-name="P3">201 DATA 240,0,85</text:p>
      <text:p text:style-name="P3">202 DATA 252,15,0</text:p>
      <text:p text:style-name="P3">210 DATA 63,63,0</text:p>
      <text:p text:style-name="P3">211 DATA 63,255,0</text:p>
      <text:p text:style-name="P3">212 DATA 15,248,0</text:p>
      <text:p text:style-name="P3">220 DATA 3,224,0</text:p>
      <text:p text:style-name="P3">221 DATA 0,0,0</text:p>
      <text:p text:style-name="P3">222 DATA 0,0,0,0</text:p>
      <text:p text:style-name="P3"/>
      <text:p text:style-name="P3"/>
      <text:p text:style-name="P3"/>
      <text:p text:style-name="P48">Appendix E</text:p>
      <text:p text:style-name="P3"/>
      <text:p text:style-name="P3"/>
      <text:p text:style-name="P3"/>
      <text:p text:style-name="P3">0 REM *** BITMAP DEMO ***</text:p>
      <text:p text:style-name="P3">5 BITMAP CLR</text:p>
      <text:p text:style-name="P3">10 BITMAP1,0:REM MC MODE BLK BKGD</text:p>
      <text:p text:style-name="P3">15 MAPCOL 2, 1, 6</text:p>
      <text:p text:style-name="P3">20 PLOT 16,10,1,1</text:p>
      <text:p text:style-name="P3">21 DRAW"R60,D55,L60,U55"</text:p>
      <text:p text:style-name="P3">22 PLOT 16,70,1,2</text:p>
      <text:p text:style-name="P3">23 DRAW"R60,D30,L60,U30"</text:p>
      <text:p text:style-name="P3">25 PLOT 16,120,1,3</text:p>
      <text:p text:style-name="P3">26 DRAW"R60,D30,L60,U30"</text:p>
      <text:p text:style-name="P3">30 CIRCLE48,37,23,18,1,1</text:p>
      <text:p text:style-name="P3">32 PAINT48,27,1,1</text:p>
      <text:p text:style-name="P3">35 PAINT17,11,1,2</text:p>
      <text:p text:style-name="P3">45 TEXT 0,0,"JAPAN",0, 2,2, 1,1</text:p>
      <text:p text:style-name="P3">46 LINE 0,0 TO 159,199, 1,3</text:p>
      <text:p text:style-name="P3">51 MAPCOL 7, 8, 13</text:p>
      <text:p text:style-name="P3">52 PLOT150,10,1,3</text:p>
      <text:p text:style-name="P3">53 DRAW"R9,D40,L9,U40"</text:p>
      <text:p text:style-name="P3">55 LINE 0,199TO159,0, 1,2</text:p>
      <text:p text:style-name="P3">91 PLOT 85, 65, 1, 1</text:p>
      <text:p text:style-name="P3">92 DRAW"F30,C2,H30,C3,G30,C1,E30"</text:p>
      <text:p text:style-name="P3">98 DELAY 200</text:p>
      <text:p text:style-name="P3">99 TEXT</text:p>
      <text:p text:style-name="P3"/>
      <text:p text:style-name="P3"/>
      <text:p text:style-name="P3"/>
      <text:p text:style-name="P3"/>
      <text:p text:style-name="P3"/>
      <text:p text:style-name="P3"/>
      <text:p text:style-name="P48">Appendix E</text:p>
      <text:p text:style-name="P3"/>
      <text:p text:style-name="P3"/>
      <text:p text:style-name="P3"/>
      <text:p text:style-name="P3">0 REM MDBASIC BASIC DEMO 5</text:p>
      <text:p text:style-name="P3">1 REM ** DIXIE **</text:p>
      <text:p text:style-name="P3">2 REM MUSIC BY: JIM BUTTERFIELD</text:p>
      <text:p text:style-name="P3">3 REM</text:p>
      <text:p text:style-name="P3">6 W=7</text:p>
      <text:p text:style-name="P3">10 CLS:LOCATE17,0:COLOR,,2</text:p>
      <text:p text:style-name="P3">20 PRINT"DIXIE"</text:p>
      <text:p text:style-name="P3">30 LOCATE7,2:COLOR,,2:PRINT"MUSIC BY: JIM BUTTERFIELD"</text:p>
      <text:p text:style-name="P3">35 SPRITE0,1,1,0,13</text:p>
      <text:p text:style-name="P3">40 RESTORE 380</text:p>
      <text:p text:style-name="P3">45 FORI=0TO63:READS:POKE832+I,S:NEXT</text:p>
      <text:p text:style-name="P3">50 RESTORE 155</text:p>
      <text:p text:style-name="P3">55 SOUND CLR:VOL15</text:p>
      <text:p text:style-name="P3">60 ENVELOPE1,0,9,0,0</text:p>
      <text:p text:style-name="P3">65 ENVELOPE2,2,4,2,4</text:p>
      <text:p text:style-name="P3">70 ENVELOPE3,1,2,10,10</text:p>
      <text:p text:style-name="P3">75 WAVE1,1,0</text:p>
      <text:p text:style-name="P3">80 WAVE3,2,0</text:p>
      <text:p text:style-name="P3">85 WAVE2,1,0</text:p>
      <text:p text:style-name="P3">90 READ S:IF S=0 GOTO 145</text:p>
      <text:p text:style-name="P3">95 READ F1,F2,F3</text:p>
      <text:p text:style-name="P3">100 MOVE0,(F1/4)+30, (F2/4)+30</text:p>
      <text:p text:style-name="P3">105 SOUND1,F1</text:p>
      <text:p text:style-name="P3">110 SOUND2,F2</text:p>
      <text:p text:style-name="P3">115 SOUND3,F3</text:p>
      <text:p text:style-name="P3">120 WAVE1,1,1</text:p>
      <text:p text:style-name="P3">125 WAVE3,2,1</text:p>
      <text:p text:style-name="P3">130 WAVE2,1,1</text:p>
      <text:p text:style-name="P3">135 DELAY S*W:W=7</text:p>
      <text:p text:style-name="P3">140 GOTO 75</text:p>
      <text:p text:style-name="P3">145 END</text:p>
      <text:p text:style-name="P3">150 REM ** MUSIC DATA **</text:p>
      <text:p text:style-name="P3">155 DATA 1, 801, 0, 0</text:p>
      <text:p text:style-name="P3">160 DATA 1, 674, 0, 0</text:p>
      <text:p text:style-name="P3">165 DATA 2, 535, 337, 133</text:p>
      <text:p text:style-name="P3">170 DATA 2, 535, 400, 0</text:p>
      <text:p text:style-name="P3">175 DATA 1, 535, 267, 100</text:p>
      <text:p text:style-name="P3">180 DATA 1, 600, 0, 0</text:p>
      <text:p text:style-name="P3">185 DATA 1, 674, 400, 0</text:p>
      <text:p text:style-name="P3">190 DATA 1, 714, 0, 0</text:p>
      <text:p text:style-name="P3">195 DATA 2, 801, 337, 133</text:p>
      <text:p text:style-name="P3">200 DATA 2, 801, 400, 0</text:p>
      <text:p text:style-name="P3">205 DATA 2, 801, 267, 150</text:p>
      <text:p text:style-name="P3">210 DATA 2, 674, 400, 168</text:p>
      <text:p text:style-name="P3">215 DATA 2, 900, 357, 178</text:p>
      <text:p text:style-name="P3">220 DATA 2, 900, 535, 0</text:p>
      <text:p text:style-name="P3">225 DATA 2, 900, 450, 133</text:p>
      <text:p text:style-name="P3">230 DATA 1, 0, 535, 0</text:p>
      <text:p text:style-name="P3">235 DATA 1, 801, 0, 0</text:p>
      <text:p text:style-name="P3">240 DATA 2, 900, 357, 178</text:p>
      <text:p text:style-name="P3">245 DATA 1, 0, 535, 0</text:p>
      <text:p text:style-name="P3">250 DATA 1, 801, 0, 0</text:p>
      <text:p text:style-name="P3">255 DATA 1, 900, 450, 168</text:p>
      <text:p text:style-name="P3">260 DATA 1, 1010, 0, 0</text:p>
      <text:p text:style-name="P3"><text:soft-page-break/>265 DATA 1, 1070, 535, 150</text:p>
      <text:p text:style-name="P3">270 DATA 1, 1201, 0, 0</text:p>
      <text:p text:style-name="P3">275 DATA 2, 1348, 337, 133</text:p>
      <text:p text:style-name="P3">280 DATA 2, 0, 400, 0</text:p>
      <text:p text:style-name="P3">285 DATA 2, 0, 267, 100</text:p>
      <text:p text:style-name="P3">290 DATA 1, 1070, 400, 0</text:p>
      <text:p text:style-name="P3">295 DATA 1, 801, 0, 0</text:p>
      <text:p text:style-name="P3">300 DATA 2, 1070, 337, 133</text:p>
      <text:p text:style-name="P3">305 DATA 2, 0, 400, 0</text:p>
      <text:p text:style-name="P3">310 DATA 2, 0, 267, 126</text:p>
      <text:p text:style-name="P3">315 DATA 1, 801, 400, 112</text:p>
      <text:p text:style-name="P3">320 DATA 1, 674, 0, 0</text:p>
      <text:p text:style-name="P3">325 DATA 2, 801, 357, 100</text:p>
      <text:p text:style-name="P3">330 DATA 2, 0, 400, 0</text:p>
      <text:p text:style-name="P3">335 DATA 2, 0, 300, 150</text:p>
      <text:p text:style-name="P3">340 DATA 1, 600, 400, 0</text:p>
      <text:p text:style-name="P3">345 DATA 1, 677, 0, 0</text:p>
      <text:p text:style-name="P3">350 DATA 2, 535, 337, 133</text:p>
      <text:p text:style-name="P3">355 DATA 2, 0, 400, 100</text:p>
      <text:p text:style-name="P3">360 DATA 2, 0, 337, 66</text:p>
      <text:p text:style-name="P3">365 DATA 2, 0, 0, 0</text:p>
      <text:p text:style-name="P3">370 DATA 0</text:p>
      <text:p text:style-name="P3">375 REM ** SPRITE DATA **</text:p>
      <text:p text:style-name="P3">380 DATA 224,14,0,248,62,0,255,254,0,255,254,0,199,198,0,192,6,0,248</text:p>
      <text:p text:style-name="P3">385 DATA 126,0,223,230,0,192,6,0,192,6,0,192,6,0,192,6,0,240,7,192</text:p>
      <text:p text:style-name="P3">390 DATA 248,3,224,112,1,192,0,0,0,0,0,0,0,0,0,0,0,0,0,0,0,0,0,0,0</text:p>
      <text:p text:style-name="P3">999 END</text:p>
      <text:p text:style-name="P3"/>
      <text:p text:style-name="P3"/>
      <text:p text:style-name="P48">Appendix E</text:p>
      <text:p text:style-name="P3"/>
      <text:p text:style-name="P3"/>
      <text:p text:style-name="P3">0 REM *** bitmap graphics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48">Appendix E</text:p>
      <text:p text:style-name="P3"/>
      <text:p text:style-name="P3"/>
      <text:p text:style-name="P3">0 REM *** sound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48">APPENDIX F</text:p>
      <text:p text:style-name="P3"/>
      <text:p text:style-name="P3"/>
      <text:p text:style-name="P3"><text:span text:style-name="Heading_20_3_20_Char">BIBLIOGRAPHY </text:span></text:p>
      <text:p text:style-name="P3"><text:span text:style-name="Heading_20_3_20_Char"/></text:p>
      <text:p text:style-name="P3">English, Lothar, "The Advanced Machine Language Book for the C64";</text:p>
      <text:p text:style-name="P1">© 1984 by Abacus Software, Inc., Grand Rapids, MI</text:p>
      <text:p text:style-name="P1"/>
      <text:p text:style-name="P1">Leemon, Sheldon, "Mapping the Commodore 64";</text:p>
      <text:p text:style-name="P1">© 1984 by COMPUTE! Publications, Inc., Greensboro, NC</text:p>
      <text:p text:style-name="P1"/>
      <text:p text:style-name="P1">Mircosoft Corp., "GW-BASIC Users Guide &amp; Technical Reference";</text:p>
      <text:p text:style-name="P1">pp. 109-129, © 1988 by Standard Brand Products, USA</text:p>
      <text:p text:style-name="P1"/>
      <text:p text:style-name="P1">Sams, Howard W., "Commodore 64 Programmers Reference Guide";</text:p>
      <text:p text:style-name="P1">© 1982 by Commodore Business Machines, Inc., U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161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page (on doodle)                              Publication date: February 14, 1990 Printed in United States of America  I</dc:title>
    <dc:subject/>
    <meta:keyword/>
    <dc:description/>
    <meta:initial-creator>Mark D. Bowren, Sr.</meta:initial-creator>
    <meta:creation-date>2002-09-09T22:34:00</meta:creation-date>
    <dc:date>2021-11-14T20:05:35.515314835</dc:date>
    <meta:editing-cycles>192</meta:editing-cycles>
    <meta:editing-duration>P14DT15H25M5S</meta:editing-duration>
    <meta:generator>LibreOffice/7.0.4.2$Linux_X86_64 LibreOffice_project/00$Build-2</meta:generator>
    <meta:document-statistic meta:table-count="0" meta:image-count="0" meta:object-count="0" meta:page-count="84" meta:paragraph-count="1647" meta:word-count="15751" meta:character-count="93335" meta:non-whitespace-character-count="76393"/>
  </office:meta>
</office:document-meta>
</file>